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1" svg:font-family="Calibri1"/>
    <style:font-face style:name="Calibri2" svg:font-family="Calibri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7">
      <style:table-cell-properties style:vertical-align="automatic" fo:background-color="transparent"/>
      <style:text-properties style:font-name="Calibri1" style:font-name-asian="Calibri1" style:font-name-complex="Calibri1"/>
    </style:style>
    <style:style style:name="ce3" style:family="table-cell" style:parent-style-name="Excel_32_Built-in_32_Normal" style:data-style-name="N37">
      <style:table-cell-properties style:vertical-align="automatic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4" style:family="table-cell" style:parent-style-name="Excel_32_Built-in_32_Normal" style:data-style-name="N37">
      <style:table-cell-properties style:vertical-align="automatic" fo:wrap-option="wrap" fo:background-color="#99CCFF"/>
      <style:text-properties style:font-name="Calibri1" style:font-name-asian="Calibri1" style:font-name-complex="Calibri1"/>
    </style:style>
    <style:style style:name="ce5" style:family="table-cell" style:parent-style-name="Excel_32_Built-in_32_Normal" style:data-style-name="N37">
      <style:table-cell-properties style:vertical-align="top" fo:wrap-option="wrap" fo:background-color="#99CCFF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e6" style:family="table-cell" style:parent-style-name="Excel_32_Built-in_32_Normal" style:data-style-name="N37">
      <style:table-cell-properties style:vertical-align="top" fo:wrap-option="wrap" fo:background-color="transparent"/>
      <style:text-properties style:font-name="Calibri1" style:font-name-asian="Calibri1" style:font-name-complex="Calibri1"/>
    </style:style>
    <style:style style:name="ce7" style:family="table-cell" style:parent-style-name="Excel_32_Built-in_32_Normal" style:data-style-name="N37">
      <style:table-cell-properties style:vertical-align="automatic" fo:wrap-option="wrap" fo:background-color="transparent"/>
      <style:text-properties style:font-name="Calibri1" style:font-name-asian="Calibri1" style:font-name-complex="Calibri1"/>
    </style:style>
    <style:style style:name="ce8" style:family="table-cell" style:parent-style-name="Procentowy" style:data-style-name="N36">
      <style:table-cell-properties style:vertical-align="automatic" fo:background-color="transparent"/>
    </style:style>
    <style:style style:name="ce9" style:family="table-cell" style:parent-style-name="Excel_32_Built-in_32_Normal" style:data-style-name="N36">
      <style:table-cell-properties style:vertical-align="automatic" fo:background-color="transparent"/>
      <style:text-properties style:font-name="Calibri1" style:font-name-asian="Calibri1" style:font-name-complex="Calibri1"/>
    </style:style>
    <style:style style:name="ce10" style:family="table-cell" style:parent-style-name="Excel_32_Built-in_32_Normal" style:data-style-name="N36">
      <style:table-cell-properties style:vertical-align="automatic" fo:background-color="#CFE7F5"/>
      <style:text-properties style:font-name="Calibri1" style:font-name-asian="Calibri1" style:font-name-complex="Calibri1"/>
    </style:style>
    <style:style style:name="ce11" style:family="table-cell" style:parent-style-name="Default" style:data-style-name="N36"/>
    <style:style style:name="ce12" style:family="table-cell" style:parent-style-name="Default" style:data-style-name="N36">
      <style:table-cell-properties fo:background-color="#CFE7F5"/>
    </style:style>
    <style:style style:name="ce13" style:family="table-cell" style:parent-style-name="Excel_32_Built-in_32_Normal" style:data-style-name="N37">
      <style:table-cell-properties style:vertical-align="automatic" fo:background-color="transparent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e14" style:family="table-cell" style:parent-style-name="Procentowy" style:data-style-name="N36">
      <style:table-cell-properties style:vertical-align="automatic" fo:background-color="transparent" style:repeat-content="false"/>
      <style:paragraph-properties fo:text-align="end" fo:margin-right="0cm"/>
    </style:style>
    <style:style style:name="ce15" style:family="table-cell" style:parent-style-name="Procentowy" style:data-style-name="N36">
      <style:table-cell-properties style:vertical-align="automatic" fo:background-color="#CFE7F5" style:repeat-content="false"/>
      <style:paragraph-properties fo:text-align="end" fo:margin-right="0cm"/>
    </style:style>
    <style:style style:name="ce16" style:family="table-cell" style:parent-style-name="Excel_32_Built-in_32_Normal" style:data-style-name="N38">
      <style:table-cell-properties style:vertical-align="automatic" fo:background-color="transparent"/>
      <style:text-properties style:font-name="Calibri1" style:font-name-asian="Calibri1" style:font-name-complex="Calibri1"/>
    </style:style>
    <style:style style:name="ce17" style:family="table-cell" style:parent-style-name="Default" style:data-style-name="N36">
      <style:table-cell-properties fo:background-color="#DCE6F1"/>
    </style:style>
    <style:style style:name="ce18" style:family="table-cell" style:parent-style-name="Excel_32_Built-in_32_Normal" style:data-style-name="N36">
      <style:table-cell-properties style:vertical-align="automatic" fo:background-color="#DCE6F1"/>
      <style:text-properties style:font-name="Calibri1" style:font-name-asian="Calibri1" style:font-name-complex="Calibri1"/>
    </style:style>
    <style:style style:name="ce19" style:family="table-cell" style:parent-style-name="Excel_32_Built-in_32_Normal" style:data-style-name="N37">
      <style:table-cell-properties style:vertical-align="automatic" fo:wrap-option="wrap" fo:background-color="#99CCFF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e20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e21" style:family="table-cell" style:parent-style-name="Default" style:data-style-name="N0">
      <style:table-cell-properties fo:background-color="transparent"/>
    </style:style>
    <style:style style:name="ce22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1" style:font-name-asian="Calibri1" style:font-name-complex="Calibri1"/>
    </style:style>
    <style:style style:name="ce23" style:family="table-cell" style:parent-style-name="Default" style:data-style-name="N0">
      <style:text-properties style:font-name="Calibri2" style:font-name-asian="Calibri2" style:font-name-complex="Calibri2"/>
    </style:style>
    <style:style style:name="ce24" style:family="table-cell" style:parent-style-name="Excel_32_Built-in_32_Normal" style:data-style-name="N37">
      <style:table-cell-properties style:vertical-align="automatic" fo:wrap-option="wrap" fo:background-color="#83CAFF"/>
      <style:text-properties style:font-name="Calibri1" style:font-name-asian="Calibri1" style:font-name-complex="Calibri1"/>
    </style:style>
    <style:style style:name="ce25" style:family="table-cell" style:parent-style-name="Excel_32_Built-in_32_Normal" style:data-style-name="N37">
      <style:table-cell-properties style:vertical-align="automatic" fo:background-color="transparent"/>
      <style:text-properties style:font-name="Calibri2" style:font-name-asian="Calibri2" style:font-name-complex="Calibri2"/>
    </style:style>
    <style:style style:name="ce26" style:family="table-cell" style:parent-style-name="Excel_32_Built-in_32_Normal" style:data-style-name="N36">
      <style:table-cell-properties style:vertical-align="automatic" fo:background-color="transparent"/>
      <style:text-properties style:font-name="Calibri2" style:font-name-asian="Calibri2" style:font-name-complex="Calibri2"/>
    </style:style>
    <style:style style:name="ce27" style:family="table-cell" style:parent-style-name="Excel_32_Built-in_32_Normal" style:data-style-name="N36">
      <style:table-cell-properties style:vertical-align="automatic" fo:background-color="#CFE7F5"/>
      <style:text-properties style:font-name="Calibri2" style:font-name-asian="Calibri2" style:font-name-complex="Calibri2"/>
    </style:style>
    <style:style style:name="ce28" style:family="table-cell" style:parent-style-name="Default" style:data-style-name="N36">
      <style:text-properties style:font-name="Calibri2" style:font-name-asian="Calibri2" style:font-name-complex="Calibri2"/>
    </style:style>
    <style:style style:name="ce29" style:family="table-cell" style:parent-style-name="Default" style:data-style-name="N36">
      <style:table-cell-properties fo:background-color="#CFE7F5"/>
      <style:text-properties style:font-name="Calibri2" style:font-name-asian="Calibri2" style:font-name-complex="Calibri2"/>
    </style:style>
    <style:style style:name="ce30" style:family="table-cell" style:parent-style-name="Excel_32_Built-in_32_Normal" style:data-style-name="N37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31" style:family="table-cell" style:parent-style-name="Default" style:data-style-name="N36">
      <style:table-cell-properties style:vertical-align="automatic"/>
    </style:style>
    <style:style style:name="ce32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end" fo:margin-right="0cm"/>
      <style:text-properties style:font-name="Calibri1" style:font-name-asian="Calibri1" style:font-name-complex="Calibri1"/>
    </style:style>
    <style:style style:name="ce33" style:family="table-cell" style:parent-style-name="Excel_32_Built-in_32_Normal" style:data-style-name="N36">
      <style:table-cell-properties style:vertical-align="automatic" fo:background-color="#CFE7F5" style:repeat-content="false"/>
      <style:paragraph-properties fo:text-align="end" fo:margin-right="0cm"/>
      <style:text-properties style:font-name="Calibri1" style:font-name-asian="Calibri1" style:font-name-complex="Calibri1"/>
    </style:style>
    <style:style style:name="ce34" style:family="table-cell" style:parent-style-name="Excel_32_Built-in_32_Normal" style:data-style-name="N37">
      <style:table-cell-properties style:vertical-align="automatic" fo:background-color="transparent"/>
      <style:text-properties fo:color="#FF0000" style:font-name="Calibri1" style:font-name-asian="Calibri1" style:font-name-complex="Calibri1"/>
    </style:style>
    <style:style style:name="ce35" style:family="table-cell" style:parent-style-name="Procentowy" style:data-style-name="N36">
      <style:table-cell-properties style:vertical-align="automatic" fo:background-color="transparent" style:repeat-content="false"/>
      <style:paragraph-properties fo:text-align="end" fo:margin-right="0cm"/>
      <style:text-properties style:font-name="Calibri1" style:font-name-asian="Calibri1" style:font-name-complex="Calibri1"/>
    </style:style>
    <style:style style:name="ce36" style:family="table-cell" style:parent-style-name="Procentowy" style:data-style-name="N36">
      <style:table-cell-properties style:vertical-align="automatic" fo:background-color="#CFE7F5" style:repeat-content="false"/>
      <style:paragraph-properties fo:text-align="end" fo:margin-right="0cm"/>
      <style:text-properties style:font-name="Calibri1" style:font-name-asian="Calibri1" style:font-name-complex="Calibri1"/>
    </style:style>
    <style:style style:name="ce37" style:family="table-cell" style:parent-style-name="Default" style:data-style-name="N36">
      <style:table-cell-properties style:vertical-align="automatic" fo:background-color="transparent" style:repeat-content="false"/>
      <style:paragraph-properties fo:text-align="end" fo:margin-right="0cm"/>
    </style:style>
    <style:style style:name="ce38" style:family="table-cell" style:parent-style-name="Default" style:data-style-name="N36">
      <style:table-cell-properties style:vertical-align="automatic" fo:background-color="#CFE7F5" style:repeat-content="false"/>
      <style:paragraph-properties fo:text-align="end" fo:margin-right="0cm"/>
    </style:style>
    <style:style style:name="ce39" style:family="table-cell" style:parent-style-name="Default" style:data-style-name="N14"/>
    <style:style style:name="ce40" style:family="table-cell" style:parent-style-name="Default" style:data-style-name="N36">
      <style:table-cell-properties fo:background-color="#FFFFFF"/>
    </style:style>
    <style:style style:name="ce41" style:family="table-cell" style:parent-style-name="Default" style:data-style-name="N14">
      <style:table-cell-properties fo:background-color="transparent"/>
    </style:style>
    <style:style style:name="ce42" style:family="table-cell" style:parent-style-name="Excel_32_Built-in_32_Normal" style:data-style-name="N36">
      <style:table-cell-properties style:vertical-align="automatic" fo:wrap-option="wrap" fo:background-color="#99CCFF"/>
      <style:text-properties style:font-name="Calibri1" style:font-name-asian="Calibri1" style:font-name-complex="Calibri1"/>
    </style:style>
    <style:style style:name="ce43" style:family="table-cell" style:parent-style-name="Excel_32_Built-in_32_Normal" style:data-style-name="N36">
      <style:table-cell-properties style:vertical-align="automatic" fo:background-color="#C5D9F1"/>
      <style:text-properties style:font-name="Calibri1" style:font-name-asian="Calibri1" style:font-name-complex="Calibri1"/>
    </style:style>
    <style:style style:name="ce44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14.3933333333333cm"/>
    </style:style>
    <style:style style:name="co2" style:family="table-column">
      <style:table-column-properties fo:break-before="auto" style:column-width="4.86833333333333cm"/>
    </style:style>
    <style:style style:name="co3" style:family="table-column">
      <style:table-column-properties fo:break-before="auto" style:column-width="4.70958333333333cm"/>
    </style:style>
    <style:style style:name="co4" style:family="table-column">
      <style:table-column-properties fo:break-before="auto" style:column-width="4.47145833333333cm"/>
    </style:style>
    <style:style style:name="co5" style:family="table-column">
      <style:table-column-properties fo:break-before="auto" style:column-width="4.23333333333333cm"/>
    </style:style>
    <style:style style:name="co6" style:family="table-column">
      <style:table-column-properties fo:break-before="auto" style:column-width="7.14375cm"/>
    </style:style>
    <style:style style:name="co7" style:family="table-column">
      <style:table-column-properties fo:break-before="auto" style:column-width="4.33916666666667cm"/>
    </style:style>
    <style:style style:name="co8" style:family="table-column">
      <style:table-column-properties fo:break-before="auto" style:column-width="4.524375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1.85208333333333cm"/>
    </style:style>
    <style:style style:name="co11" style:family="table-column">
      <style:table-column-properties fo:break-before="auto" style:column-width="12.4883333333333cm"/>
    </style:style>
    <style:style style:name="co12" style:family="table-column">
      <style:table-column-properties fo:break-before="auto" style:column-width="4.365625cm"/>
    </style:style>
    <style:style style:name="co13" style:family="table-column">
      <style:table-column-properties fo:break-before="auto" style:column-width="4.97416666666667cm"/>
    </style:style>
    <style:style style:name="co14" style:family="table-column">
      <style:table-column-properties fo:break-before="auto" style:column-width="11.668125cm"/>
    </style:style>
    <style:style style:name="co15" style:family="table-column">
      <style:table-column-properties fo:break-before="auto" style:column-width="4.18041666666667cm"/>
    </style:style>
    <style:style style:name="co16" style:family="table-column">
      <style:table-column-properties fo:break-before="auto" style:column-width="4.31270833333333cm"/>
    </style:style>
    <style:style style:name="co17" style:family="table-column">
      <style:table-column-properties fo:break-before="auto" style:column-width="11.8797916666667cm"/>
    </style:style>
    <style:style style:name="co18" style:family="table-column">
      <style:table-column-properties fo:break-before="auto" style:column-width="4.73604166666667cm"/>
    </style:style>
    <style:style style:name="co19" style:family="table-column">
      <style:table-column-properties fo:break-before="auto" style:column-width="4.25979166666667cm"/>
    </style:style>
    <style:style style:name="co20" style:family="table-column">
      <style:table-column-properties fo:break-before="auto" style:column-width="4.60375cm"/>
    </style:style>
    <style:style style:name="co21" style:family="table-column">
      <style:table-column-properties fo:break-before="auto" style:column-width="9.78958333333333cm"/>
    </style:style>
    <style:style style:name="co22" style:family="table-column">
      <style:table-column-properties fo:break-before="auto" style:column-width="4.65666666666667cm"/>
    </style:style>
    <style:style style:name="co23" style:family="table-column">
      <style:table-column-properties fo:break-before="auto" style:column-width="16.7216666666667cm"/>
    </style:style>
    <style:style style:name="co24" style:family="table-column">
      <style:table-column-properties fo:break-before="auto" style:column-width="4.02166666666667cm"/>
    </style:style>
    <style:style style:name="co25" style:family="table-column">
      <style:table-column-properties fo:break-before="auto" style:column-width="17.2772916666667cm"/>
    </style:style>
    <style:style style:name="co26" style:family="table-column">
      <style:table-column-properties fo:break-before="auto" style:column-width="4.7625cm"/>
    </style:style>
    <style:style style:name="co27" style:family="table-column">
      <style:table-column-properties fo:break-before="auto" style:column-width="4.15395833333333cm"/>
    </style:style>
    <style:style style:name="co28" style:family="table-column">
      <style:table-column-properties fo:break-before="auto" style:column-width="3.99520833333333cm"/>
    </style:style>
    <style:style style:name="co29" style:family="table-column">
      <style:table-column-properties fo:break-before="auto" style:column-width="15.2664583333333cm"/>
    </style:style>
    <style:style style:name="co30" style:family="table-column">
      <style:table-column-properties fo:break-before="auto" style:column-width="4.57729166666667cm"/>
    </style:style>
    <style:style style:name="co31" style:family="table-column">
      <style:table-column-properties fo:break-before="auto" style:column-width="13.17625cm"/>
    </style:style>
    <style:style style:name="co32" style:family="table-column">
      <style:table-column-properties fo:break-before="auto" style:column-width="4.78895833333333cm"/>
    </style:style>
    <style:style style:name="co33" style:family="table-column">
      <style:table-column-properties fo:break-before="auto" style:column-width="10.5304166666667cm"/>
    </style:style>
    <style:style style:name="co34" style:family="table-column">
      <style:table-column-properties fo:break-before="auto" style:column-width="4.445cm"/>
    </style:style>
    <style:style style:name="co35" style:family="table-column">
      <style:table-column-properties fo:break-before="auto" style:column-width="4.89479166666667cm"/>
    </style:style>
    <style:style style:name="co36" style:family="table-column">
      <style:table-column-properties fo:break-before="auto" style:column-width="5.02708333333333cm"/>
    </style:style>
    <style:style style:name="co37" style:family="table-column">
      <style:table-column-properties fo:break-before="auto" style:column-width="4.10104166666667cm"/>
    </style:style>
    <style:style style:name="co38" style:family="table-column">
      <style:table-column-properties fo:break-before="auto" style:column-width="14.12875cm"/>
    </style:style>
    <style:style style:name="co39" style:family="table-column">
      <style:table-column-properties fo:break-before="auto" style:column-width="4.41854166666667cm"/>
    </style:style>
    <style:style style:name="co40" style:family="table-column">
      <style:table-column-properties fo:break-before="auto" style:column-width="4.206875cm"/>
    </style:style>
    <style:style style:name="co41" style:family="table-column">
      <style:table-column-properties fo:break-before="auto" style:column-width="5.10645833333333cm"/>
    </style:style>
    <style:style style:name="co42" style:family="table-column">
      <style:table-column-properties fo:break-before="auto" style:column-width="1.79916666666667cm"/>
    </style:style>
    <style:style style:name="co43" style:family="table-column">
      <style:table-column-properties fo:break-before="auto" style:column-width="2.32833333333333cm"/>
    </style:style>
    <style:style style:name="co44" style:family="table-column">
      <style:table-column-properties fo:break-before="auto" style:column-width="12.4089583333333cm"/>
    </style:style>
    <style:style style:name="co45" style:family="table-column">
      <style:table-column-properties fo:break-before="auto" style:column-width="4.55083333333333cm"/>
    </style:style>
    <style:style style:name="co46" style:family="table-column">
      <style:table-column-properties fo:break-before="auto" style:column-width="4.94770833333333cm"/>
    </style:style>
    <style:style style:name="co47" style:family="table-column">
      <style:table-column-properties fo:break-before="auto" style:column-width="12.5941666666667cm"/>
    </style:style>
    <style:style style:name="co48" style:family="table-column">
      <style:table-column-properties fo:break-before="auto" style:column-width="5.05354166666667cm"/>
    </style:style>
    <style:style style:name="co49" style:family="table-column">
      <style:table-column-properties fo:break-before="auto" style:column-width="4.683125cm"/>
    </style:style>
    <style:style style:name="co50" style:family="table-column">
      <style:table-column-properties fo:break-before="auto" style:column-width="5.29166666666667cm"/>
    </style:style>
    <style:style style:name="co51" style:family="table-column">
      <style:table-column-properties fo:break-before="auto" style:column-width="10.9008333333333cm"/>
    </style:style>
    <style:style style:name="co52" style:family="table-column">
      <style:table-column-properties fo:break-before="auto" style:column-width="4.49791666666667cm"/>
    </style:style>
    <style:style style:name="co53" style:family="table-column">
      <style:table-column-properties fo:break-before="auto" style:column-width="13.335cm"/>
    </style:style>
    <style:style style:name="co54" style:family="table-column">
      <style:table-column-properties fo:break-before="auto" style:column-width="5.60916666666667cm"/>
    </style:style>
    <style:style style:name="co55" style:family="table-column">
      <style:table-column-properties fo:break-before="auto" style:column-width="2.75166666666667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28pt" style:use-optimal-row-height="true" fo:break-before="auto"/>
    </style:style>
    <style:style style:name="ro3" style:family="table-row">
      <style:table-row-properties style:row-height="14.15pt" style:use-optimal-row-height="true" fo:break-before="auto"/>
    </style:style>
    <style:style style:name="ro4" style:family="table-row">
      <style:table-row-properties style:row-height="0.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Warszawa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4" table:default-cell-style-name="ce2"/>
        <table:table-column table:style-name="co9" table:number-columns-repeated="1012" table:default-cell-style-name="ce2"/>
        <table:table-column table:style-name="co10" table:default-cell-style-name="ce2"/>
        <table:table-column table:style-name="co10" table:number-columns-repeated="15360" table:default-cell-style-name="ce1"/>
        <table:table-row table:style-name="ro1">
          <table:table-cell office:value-type="string" table:style-name="ce2">
            <text:p>SoftReport Explorer - 14.07.2018</text:p>
          </table:table-cell>
          <table:table-cell table:number-columns-repeated="9" table:style-name="ce2"/>
          <table:table-cell table:style-name="ce3"/>
          <table:table-cell table:number-columns-repeated="16373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Badanie: Radio Track - KBR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Kantar MillwardBrown</text:p>
          </table:table-cell>
          <table:table-cell table:number-columns-repeated="1023" table:style-name="ce2"/>
          <table:table-cell table:number-columns-repeated="15360"/>
        </table:table-row>
        <table:table-row table:number-rows-repeated="3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text:s/></text:p>
          </table:table-cell>
          <table:table-cell table:number-columns-repeated="1023" table:style-name="ce2"/>
          <table:table-cell table:number-columns-repeated="15360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2">
          <table:table-cell table:style-name="ce4"/>
          <table:table-cell office:value-type="string" table:style-name="ce5">
            <text:p>lipiec 2016 : grudzień 2016</text:p>
          </table:table-cell>
          <table:table-cell office:value-type="string" table:style-name="ce5">
            <text:p>styczeń 2017 : czerwiec 2017</text:p>
          </table:table-cell>
          <table:table-cell office:value-type="string" table:style-name="ce5">
            <text:p>lipiec 2017 : grudzień 2017</text:p>
          </table:table-cell>
          <table:table-cell office:value-type="string" table:style-name="ce5">
            <text:p>styczeń 2018 : czerwiec 2018</text:p>
          </table:table-cell>
          <table:table-cell table:style-name="ce6"/>
          <table:table-cell table:style-name="ce7"/>
          <table:table-cell table:style-name="ce8"/>
          <table:table-cell table:number-columns-repeated="16376" table:style-name="ce7"/>
        </table:table-row>
        <table:table-row table:style-name="ro1">
          <table:table-cell office:value-type="string" table:style-name="ce2">
            <text:p>Radio ZET</text:p>
          </table:table-cell>
          <table:table-cell office:value-type="percentage" office:value="0.1318714064" table:style-name="ce9">
            <text:p>13,2%</text:p>
          </table:table-cell>
          <table:table-cell office:value-type="percentage" office:value="0.11405468000000001" table:style-name="ce9">
            <text:p>11,4%</text:p>
          </table:table-cell>
          <table:table-cell office:value-type="percentage" office:value="0.1042432755" table:style-name="ce9">
            <text:p>10,4%</text:p>
          </table:table-cell>
          <table:table-cell office:value-type="percentage" office:value="0.1246986952" table:style-name="ce10">
            <text:p>12,5%</text:p>
          </table:table-cell>
          <table:table-cell table:number-columns-repeated="2" table:style-name="ce2"/>
          <table:table-cell table:style-name="ce8"/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Radio TOK FM</text:p>
          </table:table-cell>
          <table:table-cell office:value-type="percentage" office:value="9.5766500800000001E-2" table:style-name="ce9">
            <text:p>9,6%</text:p>
          </table:table-cell>
          <table:table-cell office:value-type="percentage" office:value="9.2893726999999995E-2" table:style-name="ce9">
            <text:p>9,3%</text:p>
          </table:table-cell>
          <table:table-cell office:value-type="percentage" office:value="0.1034920646" table:style-name="ce9">
            <text:p>10,3%</text:p>
          </table:table-cell>
          <table:table-cell office:value-type="percentage" office:value="0.1052146601" table:style-name="ce10">
            <text:p>10,5%</text:p>
          </table:table-cell>
          <table:table-cell table:number-columns-repeated="2" table:style-name="ce2"/>
          <table:table-cell table:style-name="ce8"/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Radio RMF FM</text:p>
          </table:table-cell>
          <table:table-cell office:value-type="percentage" office:value="9.8752449800000003E-2" table:style-name="ce9">
            <text:p>9,9%</text:p>
          </table:table-cell>
          <table:table-cell office:value-type="percentage" office:value="7.8805338899999994E-2" table:style-name="ce9">
            <text:p>7,9%</text:p>
          </table:table-cell>
          <table:table-cell office:value-type="percentage" office:value="0.1053991155" table:style-name="ce9">
            <text:p>10,5%</text:p>
          </table:table-cell>
          <table:table-cell office:value-type="percentage" office:value="9.0323996300000001E-2" table:style-name="ce10">
            <text:p>9,0%</text:p>
          </table:table-cell>
          <table:table-cell table:number-columns-repeated="2" table:style-name="ce2"/>
          <table:table-cell table:style-name="ce8"/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Trójka - Program 3 Polskiego Radia</text:p>
          </table:table-cell>
          <table:table-cell office:value-type="percentage" office:value="0.10379572300000001" table:style-name="ce9">
            <text:p>10,4%</text:p>
          </table:table-cell>
          <table:table-cell office:value-type="percentage" office:value="0.11124180979999999" table:style-name="ce9">
            <text:p>11,1%</text:p>
          </table:table-cell>
          <table:table-cell office:value-type="percentage" office:value="9.0117848E-2" table:style-name="ce9">
            <text:p>9,0%</text:p>
          </table:table-cell>
          <table:table-cell office:value-type="percentage" office:value="8.2151648699999996E-2" table:style-name="ce10">
            <text:p>8,2%</text:p>
          </table:table-cell>
          <table:table-cell table:number-columns-repeated="2" table:style-name="ce2"/>
          <table:table-cell table:style-name="ce8"/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Radio VOX FM (sieć: 17 częstotliwości)/ do 2013-11 Radio Eska Rock</text:p>
          </table:table-cell>
          <table:table-cell office:value-type="percentage" office:value="6.9536498700000005E-2" table:style-name="ce9">
            <text:p>7,0%</text:p>
          </table:table-cell>
          <table:table-cell office:value-type="percentage" office:value="6.4009071000000001E-2" table:style-name="ce9">
            <text:p>6,4%</text:p>
          </table:table-cell>
          <table:table-cell office:value-type="percentage" office:value="5.9984733800000002E-2" table:style-name="ce9">
            <text:p>6,0%</text:p>
          </table:table-cell>
          <table:table-cell office:value-type="percentage" office:value="7.4242101699999993E-2" table:style-name="ce10">
            <text:p>7,4%</text:p>
          </table:table-cell>
          <table:table-cell table:number-columns-repeated="2" table:style-name="ce2"/>
          <table:table-cell table:style-name="ce8"/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Radio ESKA Warszawa</text:p>
          </table:table-cell>
          <table:table-cell office:value-type="percentage" office:value="5.45620089E-2" table:style-name="ce9">
            <text:p>5,5%</text:p>
          </table:table-cell>
          <table:table-cell office:value-type="percentage" office:value="6.8508003999999997E-2" table:style-name="ce9">
            <text:p>6,9%</text:p>
          </table:table-cell>
          <table:table-cell office:value-type="percentage" office:value="6.5384923100000006E-2" table:style-name="ce9">
            <text:p>6,5%</text:p>
          </table:table-cell>
          <table:table-cell office:value-type="percentage" office:value="6.4602550999999994E-2" table:style-name="ce10">
            <text:p>6,5%</text:p>
          </table:table-cell>
          <table:table-cell table:number-columns-repeated="2" table:style-name="ce2"/>
          <table:table-cell table:style-name="ce8"/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Jedynka - Program 1 Polskiego Radia</text:p>
          </table:table-cell>
          <table:table-cell office:value-type="percentage" office:value="6.5842591300000003E-2" table:style-name="ce9">
            <text:p>6,6%</text:p>
          </table:table-cell>
          <table:table-cell office:value-type="percentage" office:value="7.2575978099999994E-2" table:style-name="ce9">
            <text:p>7,3%</text:p>
          </table:table-cell>
          <table:table-cell office:value-type="percentage" office:value="6.5825083199999995E-2" table:style-name="ce9">
            <text:p>6,6%</text:p>
          </table:table-cell>
          <table:table-cell office:value-type="percentage" office:value="5.5729722900000001E-2" table:style-name="ce10">
            <text:p>5,6%</text:p>
          </table:table-cell>
          <table:table-cell table:number-columns-repeated="2" table:style-name="ce2"/>
          <table:table-cell table:style-name="ce8"/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Radio RMF Classic (Warszawa) / badane od 10.2010</text:p>
          </table:table-cell>
          <table:table-cell office:value-type="percentage" office:value="2.30683598E-2" table:style-name="ce9">
            <text:p>2,3%</text:p>
          </table:table-cell>
          <table:table-cell office:value-type="percentage" office:value="4.4180637000000002E-2" table:style-name="ce9">
            <text:p>4,4%</text:p>
          </table:table-cell>
          <table:table-cell office:value-type="percentage" office:value="3.8988030200000003E-2" table:style-name="ce9">
            <text:p>3,9%</text:p>
          </table:table-cell>
          <table:table-cell office:value-type="percentage" office:value="4.7003442200000002E-2" table:style-name="ce10">
            <text:p>4,7%</text:p>
          </table:table-cell>
          <table:table-cell table:number-columns-repeated="2" table:style-name="ce2"/>
          <table:table-cell table:style-name="ce8"/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Radio Eska Rock (Warszawa) / do 2013-11 Radio VOX FM (Warszawa)</text:p>
          </table:table-cell>
          <table:table-cell office:value-type="percentage" office:value="3.94396895E-2" table:style-name="ce9">
            <text:p>3,9%</text:p>
          </table:table-cell>
          <table:table-cell office:value-type="percentage" office:value="4.00741773E-2" table:style-name="ce9">
            <text:p>4,0%</text:p>
          </table:table-cell>
          <table:table-cell office:value-type="percentage" office:value="3.8999471199999997E-2" table:style-name="ce9">
            <text:p>3,9%</text:p>
          </table:table-cell>
          <table:table-cell office:value-type="percentage" office:value="4.3952648099999998E-2" table:style-name="ce10">
            <text:p>4,4%</text:p>
          </table:table-cell>
          <table:table-cell table:number-columns-repeated="2" table:style-name="ce2"/>
          <table:table-cell table:style-name="ce8"/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Antyradio / do 2015-01 Radio ZET Chilli</text:p>
          </table:table-cell>
          <table:table-cell office:value-type="percentage" office:value="3.82676962E-2" table:style-name="ce9">
            <text:p>3,8%</text:p>
          </table:table-cell>
          <table:table-cell office:value-type="percentage" office:value="3.2905518799999998E-2" table:style-name="ce9">
            <text:p>3,3%</text:p>
          </table:table-cell>
          <table:table-cell office:value-type="percentage" office:value="3.5013484099999999E-2" table:style-name="ce9">
            <text:p>3,5%</text:p>
          </table:table-cell>
          <table:table-cell office:value-type="percentage" office:value="3.5019085200000001E-2" table:style-name="ce10">
            <text:p>3,5%</text:p>
          </table:table-cell>
          <table:table-cell table:number-columns-repeated="2" table:style-name="ce2"/>
          <table:table-cell table:style-name="ce8"/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Radio Pogoda (Warszawa) / do 2015-07 Radio Nostalgia (Warszawa)</text:p>
          </table:table-cell>
          <table:table-cell office:value-type="percentage" office:value="4.4703936600000001E-2" table:style-name="ce9">
            <text:p>4,5%</text:p>
          </table:table-cell>
          <table:table-cell office:value-type="percentage" office:value="4.2574736100000003E-2" table:style-name="ce9">
            <text:p>4,3%</text:p>
          </table:table-cell>
          <table:table-cell office:value-type="percentage" office:value="4.8500076199999999E-2" table:style-name="ce9">
            <text:p>4,9%</text:p>
          </table:table-cell>
          <table:table-cell office:value-type="percentage" office:value="3.4575146199999997E-2" table:style-name="ce10">
            <text:p>3,5%</text:p>
          </table:table-cell>
          <table:table-cell table:number-columns-repeated="2" table:style-name="ce2"/>
          <table:table-cell table:style-name="ce8"/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Radio Wawa (Warszawa)</text:p>
          </table:table-cell>
          <table:table-cell office:value-type="percentage" office:value="2.5936705500000001E-2" table:style-name="ce9">
            <text:p>2,6%</text:p>
          </table:table-cell>
          <table:table-cell office:value-type="percentage" office:value="2.04844031E-2" table:style-name="ce9">
            <text:p>2,0%</text:p>
          </table:table-cell>
          <table:table-cell office:value-type="percentage" office:value="2.30474666E-2" table:style-name="ce9">
            <text:p>2,3%</text:p>
          </table:table-cell>
          <table:table-cell office:value-type="percentage" office:value="3.0987151800000001E-2" table:style-name="ce10">
            <text:p>3,1%</text:p>
          </table:table-cell>
          <table:table-cell table:style-name="ce2"/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2">
            <text:p>Radio Złote Przeboje 100,1 FM (Warszawa) / do 2015-07 Radio Złote Przeboje Pogoda 100,1 FM (Warszawa)</text:p>
          </table:table-cell>
          <table:table-cell office:value-type="percentage" office:value="4.2284750500000003E-2" table:style-name="ce9">
            <text:p>4,2%</text:p>
          </table:table-cell>
          <table:table-cell office:value-type="percentage" office:value="2.9192533100000001E-2" table:style-name="ce9">
            <text:p>2,9%</text:p>
          </table:table-cell>
          <table:table-cell office:value-type="percentage" office:value="3.8402288100000001E-2" table:style-name="ce9">
            <text:p>3,8%</text:p>
          </table:table-cell>
          <table:table-cell office:value-type="percentage" office:value="2.4558222800000001E-2" table:style-name="ce10">
            <text:p>2,5%</text:p>
          </table:table-cell>
          <table:table-cell table:number-columns-repeated="2" table:style-name="ce2"/>
          <table:table-cell table:style-name="ce8"/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Radio RMF MAXXX (Warszawa)</text:p>
          </table:table-cell>
          <table:table-cell office:value-type="percentage" office:value="1.79434747E-2" table:style-name="ce9">
            <text:p>1,8%</text:p>
          </table:table-cell>
          <table:table-cell office:value-type="percentage" office:value="1.30579267E-2" table:style-name="ce9">
            <text:p>1,3%</text:p>
          </table:table-cell>
          <table:table-cell office:value-type="percentage" office:value="1.7809722E-2" table:style-name="ce9">
            <text:p>1,8%</text:p>
          </table:table-cell>
          <table:table-cell office:value-type="percentage" office:value="2.38734972E-2" table:style-name="ce10">
            <text:p>2,4%</text:p>
          </table:table-cell>
          <table:table-cell table:number-columns-repeated="2" table:style-name="ce2"/>
          <table:table-cell table:style-name="ce8"/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Radio Kolor 103 FM (Warszawa)</text:p>
          </table:table-cell>
          <table:table-cell office:value-type="percentage" office:value="1.8243212599999999E-2" table:style-name="ce9">
            <text:p>1,8%</text:p>
          </table:table-cell>
          <table:table-cell office:value-type="percentage" office:value="2.3452943899999999E-2" table:style-name="ce9">
            <text:p>2,3%</text:p>
          </table:table-cell>
          <table:table-cell office:value-type="percentage" office:value="1.1731545600000001E-2" table:style-name="ce9">
            <text:p>1,2%</text:p>
          </table:table-cell>
          <table:table-cell office:value-type="percentage" office:value="2.10278528E-2" table:style-name="ce10">
            <text:p>2,1%</text:p>
          </table:table-cell>
          <table:table-cell table:number-columns-repeated="2" table:style-name="ce2"/>
          <table:table-cell table:style-name="ce8"/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Rock Radio 103,7 FM (Warszawa) / do 2014-01 Radio 103,7 Roxy FM (Warszawa)</text:p>
          </table:table-cell>
          <table:table-cell office:value-type="percentage" office:value="7.7600026000000004E-3" table:style-name="ce9">
            <text:p>0,8%</text:p>
          </table:table-cell>
          <table:table-cell office:value-type="percentage" office:value="1.6570388200000001E-2" table:style-name="ce9">
            <text:p>1,7%</text:p>
          </table:table-cell>
          <table:table-cell office:value-type="percentage" office:value="2.2737822099999999E-2" table:style-name="ce9">
            <text:p>2,3%</text:p>
          </table:table-cell>
          <table:table-cell office:value-type="percentage" office:value="1.8604632400000001E-2" table:style-name="ce10">
            <text:p>1,9%</text:p>
          </table:table-cell>
          <table:table-cell table:number-columns-repeated="2" table:style-name="ce2"/>
          <table:table-cell table:style-name="ce8"/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Meloradio (Warszawa) / do 2017-08 Radio ZET Gold (Warszawa)</text:p>
          </table:table-cell>
          <table:table-cell office:value-type="percentage" office:value="1.0679215400000001E-2" table:style-name="ce9">
            <text:p>1,1%</text:p>
          </table:table-cell>
          <table:table-cell office:value-type="percentage" office:value="8.0371615000000007E-3" table:style-name="ce9">
            <text:p>0,8%</text:p>
          </table:table-cell>
          <table:table-cell office:value-type="percentage" office:value="1.2109469899999999E-2" table:style-name="ce9">
            <text:p>1,2%</text:p>
          </table:table-cell>
          <table:table-cell office:value-type="percentage" office:value="1.8522376699999999E-2" table:style-name="ce10">
            <text:p>1,9%</text:p>
          </table:table-cell>
          <table:table-cell table:number-columns-repeated="2" table:style-name="ce2"/>
          <table:table-cell table:style-name="ce8"/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Radio Chillizet / do 2017-05 Radio ZET Chilli (Warszawa/Kraków)</text:p>
          </table:table-cell>
          <table:table-cell office:value-type="percentage" office:value="2.9107232899999998E-2" table:style-name="ce9">
            <text:p>2,9%</text:p>
          </table:table-cell>
          <table:table-cell office:value-type="percentage" office:value="2.26852224E-2" table:style-name="ce9">
            <text:p>2,3%</text:p>
          </table:table-cell>
          <table:table-cell office:value-type="percentage" office:value="2.1321514400000002E-2" table:style-name="ce9">
            <text:p>2,1%</text:p>
          </table:table-cell>
          <table:table-cell office:value-type="percentage" office:value="1.8431668200000001E-2" table:style-name="ce10">
            <text:p>1,8%</text:p>
          </table:table-cell>
          <table:table-cell table:number-columns-repeated="2" table:style-name="ce2"/>
          <table:table-cell table:style-name="ce8"/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Radio Plus Warszawa</text:p>
          </table:table-cell>
          <table:table-cell office:value-type="percentage" office:value="1.7095390200000001E-2" table:style-name="ce9">
            <text:p>1,7%</text:p>
          </table:table-cell>
          <table:table-cell office:value-type="percentage" office:value="2.8825150800000001E-2" table:style-name="ce9">
            <text:p>2,9%</text:p>
          </table:table-cell>
          <table:table-cell office:value-type="percentage" office:value="1.6483785800000001E-2" table:style-name="ce9">
            <text:p>1,6%</text:p>
          </table:table-cell>
          <table:table-cell office:value-type="percentage" office:value="1.7548201400000001E-2" table:style-name="ce10">
            <text:p>1,8%</text:p>
          </table:table-cell>
          <table:table-cell table:number-columns-repeated="2" table:style-name="ce2"/>
          <table:table-cell table:style-name="ce8"/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Polskie Radio 24 / do 2016-08 Czwórka - Program 4 Polskiego Radia</text:p>
          </table:table-cell>
          <table:table-cell office:value-type="percentage" office:value="4.3745657999999998E-3" table:style-name="ce9">
            <text:p>0,4%</text:p>
          </table:table-cell>
          <table:table-cell office:value-type="percentage" office:value="4.6455076999999999E-3" table:style-name="ce9">
            <text:p>0,5%</text:p>
          </table:table-cell>
          <table:table-cell office:value-type="percentage" office:value="8.8242431000000003E-3" table:style-name="ce9">
            <text:p>0,9%</text:p>
          </table:table-cell>
          <table:table-cell office:value-type="percentage" office:value="1.48777615E-2" table:style-name="ce10">
            <text:p>1,5%</text:p>
          </table:table-cell>
          <table:table-cell table:number-columns-repeated="2" table:style-name="ce2"/>
          <table:table-cell table:style-name="ce8"/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Akademickie Radio Kampus (Warszawa)</text:p>
          </table:table-cell>
          <table:table-cell office:value-type="percentage" office:value="5.0084732999999999E-3" table:style-name="ce9">
            <text:p>0,5%</text:p>
          </table:table-cell>
          <table:table-cell office:value-type="percentage" office:value="7.3393418000000004E-3" table:style-name="ce9">
            <text:p>0,7%</text:p>
          </table:table-cell>
          <table:table-cell office:value-type="percentage" office:value="7.7307202E-3" table:style-name="ce9">
            <text:p>0,8%</text:p>
          </table:table-cell>
          <table:table-cell office:value-type="percentage" office:value="1.1302969E-2" table:style-name="ce10">
            <text:p>1,1%</text:p>
          </table:table-cell>
          <table:table-cell table:number-columns-repeated="2" table:style-name="ce2"/>
          <table:table-cell table:style-name="ce8"/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Dwójka - Program 2 Polskiego Radia</text:p>
          </table:table-cell>
          <table:table-cell office:value-type="percentage" office:value="8.8939750999999997E-3" table:style-name="ce9">
            <text:p>0,9%</text:p>
          </table:table-cell>
          <table:table-cell office:value-type="percentage" office:value="1.8982631400000002E-2" table:style-name="ce9">
            <text:p>1,9%</text:p>
          </table:table-cell>
          <table:table-cell office:value-type="percentage" office:value="1.34077655E-2" table:style-name="ce9">
            <text:p>1,3%</text:p>
          </table:table-cell>
          <table:table-cell office:value-type="percentage" office:value="9.4291431000000005E-3" table:style-name="ce10">
            <text:p>0,9%</text:p>
          </table:table-cell>
          <table:table-cell table:number-columns-repeated="2" table:style-name="ce2"/>
          <table:table-cell table:style-name="ce8"/>
          <table:table-cell table:number-columns-repeated="16376"/>
        </table:table-row>
        <table:table-row table:style-name="ro1">
          <table:table-cell office:value-type="string" table:style-name="ce2">
            <text:p>Radio Muzo.fm / do 2014-09 Radio PiN</text:p>
          </table:table-cell>
          <table:table-cell office:value-type="percentage" office:value="4.7476243000000003E-3" table:style-name="ce11">
            <text:p>0,5%</text:p>
          </table:table-cell>
          <table:table-cell office:value-type="percentage" office:value="8.6199707E-3" table:style-name="ce11">
            <text:p>0,9%</text:p>
          </table:table-cell>
          <table:table-cell office:value-type="percentage" office:value="5.6670662000000002E-3" table:style-name="ce11">
            <text:p>0,6%</text:p>
          </table:table-cell>
          <table:table-cell office:value-type="percentage" office:value="8.3854594999999994E-3" table:style-name="ce12">
            <text:p>0,8%</text:p>
          </table:table-cell>
          <table:table-cell table:number-columns-repeated="2" table:style-name="ce2"/>
          <table:table-cell table:style-name="ce8"/>
          <table:table-cell table:number-columns-repeated="16376"/>
        </table:table-row>
        <table:table-row table:style-name="ro1">
          <table:table-cell office:value-type="string" table:style-name="ce2">
            <text:p>Radio Maryja</text:p>
          </table:table-cell>
          <table:table-cell office:value-type="percentage" office:value="1.6459071400000001E-2" table:style-name="ce11">
            <text:p>1,6%</text:p>
          </table:table-cell>
          <table:table-cell office:value-type="percentage" office:value="8.6031492999999997E-3" table:style-name="ce11">
            <text:p>0,9%</text:p>
          </table:table-cell>
          <table:table-cell office:value-type="percentage" office:value="7.3583902999999999E-3" table:style-name="ce11">
            <text:p>0,7%</text:p>
          </table:table-cell>
          <table:table-cell office:value-type="percentage" office:value="7.7707948000000004E-3" table:style-name="ce12">
            <text:p>0,8%</text:p>
          </table:table-cell>
          <table:table-cell table:number-columns-repeated="2" table:style-name="ce2"/>
          <table:table-cell table:style-name="ce8"/>
          <table:table-cell table:number-columns-repeated="16376"/>
        </table:table-row>
        <table:table-row table:style-name="ro1">
          <table:table-cell office:value-type="string" table:style-name="ce13">
            <text:p>RDC - Radio dla Ciebie (Warszawa) / do 2016.03 Polskie Radio RDC (Warszawa)</text:p>
          </table:table-cell>
          <table:table-cell office:value-type="percentage" office:value="1.5360258999999999E-2" table:style-name="ce14">
            <text:p>1,5%</text:p>
          </table:table-cell>
          <table:table-cell office:value-type="percentage" office:value="1.2803401799999999E-2" table:style-name="ce14">
            <text:p>1,3%</text:p>
          </table:table-cell>
          <table:table-cell office:value-type="percentage" office:value="7.4519512000000001E-3" table:style-name="ce14">
            <text:p>0,7%</text:p>
          </table:table-cell>
          <table:table-cell office:value-type="percentage" office:value="6.9311618000000002E-3" table:style-name="ce15">
            <text:p>0,7%</text:p>
          </table:table-cell>
          <table:table-cell table:number-columns-repeated="2" table:style-name="ce2"/>
          <table:table-cell table:style-name="ce8"/>
          <table:table-cell table:number-columns-repeated="16376"/>
        </table:table-row>
        <table:table-row table:style-name="ro1">
          <table:table-cell office:value-type="string" table:style-name="ce2">
            <text:p>Radio Warszawa</text:p>
          </table:table-cell>
          <table:table-cell office:value-type="percentage" office:value="4.6908150000000001E-3" table:style-name="ce11">
            <text:p>0,5%</text:p>
          </table:table-cell>
          <table:table-cell office:value-type="percentage" office:value="6.9079546000000002E-3" table:style-name="ce11">
            <text:p>0,7%</text:p>
          </table:table-cell>
          <table:table-cell office:value-type="percentage" office:value="1.1627177400000001E-2" table:style-name="ce11">
            <text:p>1,2%</text:p>
          </table:table-cell>
          <table:table-cell office:value-type="percentage" office:value="6.3340693E-3" table:style-name="ce12">
            <text:p>0,6%</text:p>
          </table:table-cell>
          <table:table-cell table:number-columns-repeated="2" table:style-name="ce2"/>
          <table:table-cell table:style-name="ce8"/>
          <table:table-cell table:number-columns-repeated="16376"/>
        </table:table-row>
        <table:table-row table:style-name="ro1">
          <table:table-cell table:style-name="ce2"/>
          <table:table-cell table:number-columns-repeated="4" table:style-name="ce11"/>
          <table:table-cell table:number-columns-repeated="2" table:style-name="ce2"/>
          <table:table-cell table:style-name="ce8"/>
          <table:table-cell table:number-columns-repeated="16376"/>
        </table:table-row>
        <table:table-row table:style-name="ro1">
          <table:table-cell office:value-type="string" table:style-name="ce2">
            <text:p>N=</text:p>
          </table:table-cell>
          <table:table-cell office:value-type="float" office:value="2414" table:style-name="ce1">
            <text:p>2414</text:p>
          </table:table-cell>
          <table:table-cell office:value-type="float" office:value="2462" table:style-name="ce1">
            <text:p>2462</text:p>
          </table:table-cell>
          <table:table-cell office:value-type="float" office:value="2556" table:style-name="ce1">
            <text:p>2556</text:p>
          </table:table-cell>
          <table:table-cell office:value-type="float" office:value="2522" table:style-name="ce1">
            <text:p>2522</text:p>
          </table:table-cell>
          <table:table-cell table:number-columns-repeated="2" table:style-name="ce2"/>
          <table:table-cell table:style-name="ce8"/>
          <table:table-cell table:number-columns-repeated="16376"/>
        </table:table-row>
        <table:table-row table:number-rows-repeated="2" table:style-name="ro1">
          <table:table-cell table:style-name="ce2"/>
          <table:table-cell table:number-columns-repeated="4" table:style-name="ce9"/>
          <table:table-cell table:number-columns-repeated="2" table:style-name="ce2"/>
          <table:table-cell table:style-name="ce8"/>
          <table:table-cell table:number-columns-repeated="16376"/>
        </table:table-row>
        <table:table-row table:number-rows-repeated="2" table:style-name="ro1">
          <table:table-cell table:style-name="ce2"/>
          <table:table-cell table:number-columns-repeated="4" table:style-name="ce9"/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Fale:<text:s/>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4"/>lipiec 2016 : grudzień 2016 (wielkość: 41 774)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4"/>styczeń 2017 : czerwiec 2017 (wielkość: 41 561)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4"/>lipiec 2017 : grudzień 2017 (wielkość: 41 805)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4"/>styczeń 2018 : czerwiec 2018 (wielkość: 41 517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rupy celowe:<text:s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4"/>Warszawa: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8"/>Wybrane miasta = Warszaw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8"/>Wielkość (nie ważona): 1 355 709 (94 950 przypadków, 6,1% całej próby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8"/>Braki danych usunięte po każdej zmiennej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skaźniki słuchalności: Udział w czasie słuchania (%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Ustawienia wskaźników: Wartość wskaźnika</text:p>
          </table:table-cell>
          <table:table-cell table:number-columns-repeated="16383"/>
        </table:table-row>
        <table:table-row table:number-rows-repeated="1048520" table:style-name="ro3">
          <table:table-cell table:number-columns-repeated="16384"/>
        </table:table-row>
      </table:table>
      <table:table table:name="Wrocław" table:style-name="ta1">
        <table:table-column table:style-name="co11" table:default-cell-style-name="ce2"/>
        <table:table-column table:style-name="co5" table:default-cell-style-name="ce2"/>
        <table:table-column table:style-name="co12" table:default-cell-style-name="ce2"/>
        <table:table-column table:style-name="co4" table:default-cell-style-name="ce2"/>
        <table:table-column table:style-name="co13" table:default-cell-style-name="ce2"/>
        <table:table-column table:style-name="co9" table:number-columns-repeated="1018" table:default-cell-style-name="ce2"/>
        <table:table-column table:style-name="co10" table:default-cell-style-name="ce2"/>
        <table:table-column table:style-name="co10" table:number-columns-repeated="15360" table:default-cell-style-name="ce1"/>
        <table:table-row table:style-name="ro1">
          <table:table-cell office:value-type="string" table:style-name="ce2">
            <text:p>SoftReport Explorer - 14.07.2018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Badanie: Radio Track - KBR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Kantar MillwardBrown</text:p>
          </table:table-cell>
          <table:table-cell table:number-columns-repeated="1023" table:style-name="ce2"/>
          <table:table-cell table:number-columns-repeated="15360"/>
        </table:table-row>
        <table:table-row table:number-rows-repeated="3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text:s/></text:p>
          </table:table-cell>
          <table:table-cell table:number-columns-repeated="1023" table:style-name="ce2"/>
          <table:table-cell table:number-columns-repeated="15360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2">
          <table:table-cell table:style-name="ce4"/>
          <table:table-cell office:value-type="string" table:style-name="ce4">
            <text:p>lipiec 2016 : grudzień 2016</text:p>
          </table:table-cell>
          <table:table-cell office:value-type="string" table:style-name="ce4">
            <text:p>styczeń 2017 : czerwiec 2017</text:p>
          </table:table-cell>
          <table:table-cell office:value-type="string" table:style-name="ce4">
            <text:p>lipiec 2017 : grudzień 2017</text:p>
          </table:table-cell>
          <table:table-cell office:value-type="string" table:style-name="ce4">
            <text:p>styczeń 2018 : czerwiec 2018</text:p>
          </table:table-cell>
          <table:table-cell table:number-columns-repeated="16379" table:style-name="ce7"/>
        </table:table-row>
        <table:table-row table:style-name="ro1">
          <table:table-cell office:value-type="string" table:style-name="ce2">
            <text:p>Radio RMF FM</text:p>
          </table:table-cell>
          <table:table-cell office:value-type="percentage" office:value="9.9208561599999995E-2" table:style-name="ce9">
            <text:p>9,9%</text:p>
          </table:table-cell>
          <table:table-cell office:value-type="percentage" office:value="0.1147127069" table:style-name="ce9">
            <text:p>11,5%</text:p>
          </table:table-cell>
          <table:table-cell office:value-type="percentage" office:value="0.1344856696" table:style-name="ce9">
            <text:p>13,4%</text:p>
          </table:table-cell>
          <table:table-cell office:value-type="percentage" office:value="0.12946351049999999" table:style-name="ce10">
            <text:p>12,9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Trójka - Program 3 Polskiego Radia</text:p>
          </table:table-cell>
          <table:table-cell office:value-type="percentage" office:value="0.1253153947" table:style-name="ce9">
            <text:p>12,5%</text:p>
          </table:table-cell>
          <table:table-cell office:value-type="percentage" office:value="0.109715199" table:style-name="ce9">
            <text:p>11,0%</text:p>
          </table:table-cell>
          <table:table-cell office:value-type="percentage" office:value="8.8271135299999998E-2" table:style-name="ce9">
            <text:p>8,8%</text:p>
          </table:table-cell>
          <table:table-cell office:value-type="percentage" office:value="0.1065855832" table:style-name="ce10">
            <text:p>10,7%</text:p>
          </table:table-cell>
          <table:table-cell table:number-columns-repeated="5" table:style-name="ce2"/>
          <table:table-cell table:number-columns-repeated="4" table:style-name="ce16"/>
          <table:table-cell table:number-columns-repeated="16370"/>
        </table:table-row>
        <table:table-row table:style-name="ro1">
          <table:table-cell office:value-type="string" table:style-name="ce2">
            <text:p>Radio ESKA (Wrocław)</text:p>
          </table:table-cell>
          <table:table-cell office:value-type="percentage" office:value="5.4614780000000002E-2" table:style-name="ce9">
            <text:p>5,5%</text:p>
          </table:table-cell>
          <table:table-cell office:value-type="percentage" office:value="7.5035394899999996E-2" table:style-name="ce9">
            <text:p>7,5%</text:p>
          </table:table-cell>
          <table:table-cell office:value-type="percentage" office:value="8.3452744699999998E-2" table:style-name="ce9">
            <text:p>8,3%</text:p>
          </table:table-cell>
          <table:table-cell office:value-type="percentage" office:value="8.1898742699999999E-2" table:style-name="ce10">
            <text:p>8,2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Radio TOK FM</text:p>
          </table:table-cell>
          <table:table-cell office:value-type="percentage" office:value="8.1993418200000001E-2" table:style-name="ce9">
            <text:p>8,2%</text:p>
          </table:table-cell>
          <table:table-cell office:value-type="percentage" office:value="7.5401352699999993E-2" table:style-name="ce9">
            <text:p>7,5%</text:p>
          </table:table-cell>
          <table:table-cell office:value-type="percentage" office:value="5.85590187E-2" table:style-name="ce9">
            <text:p>5,9%</text:p>
          </table:table-cell>
          <table:table-cell office:value-type="percentage" office:value="7.6243715300000001E-2" table:style-name="ce10">
            <text:p>7,6%</text:p>
          </table:table-cell>
          <table:table-cell table:number-columns-repeated="5" table:style-name="ce2"/>
          <table:table-cell table:number-columns-repeated="4" table:style-name="ce16"/>
          <table:table-cell table:number-columns-repeated="16370"/>
        </table:table-row>
        <table:table-row table:style-name="ro1">
          <table:table-cell office:value-type="string" table:style-name="ce2">
            <text:p>Radio Złote Przeboje Kolor 90,4 FM Wrocław</text:p>
          </table:table-cell>
          <table:table-cell office:value-type="percentage" office:value="7.1568380099999995E-2" table:style-name="ce9">
            <text:p>7,2%</text:p>
          </table:table-cell>
          <table:table-cell office:value-type="percentage" office:value="3.7974985699999998E-2" table:style-name="ce9">
            <text:p>3,8%</text:p>
          </table:table-cell>
          <table:table-cell office:value-type="percentage" office:value="5.2910723100000001E-2" table:style-name="ce9">
            <text:p>5,3%</text:p>
          </table:table-cell>
          <table:table-cell office:value-type="percentage" office:value="7.3340809300000004E-2" table:style-name="ce10">
            <text:p>7,3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Radio RAM 89,8 FM</text:p>
          </table:table-cell>
          <table:table-cell office:value-type="percentage" office:value="5.1545705999999997E-2" table:style-name="ce9">
            <text:p>5,2%</text:p>
          </table:table-cell>
          <table:table-cell office:value-type="percentage" office:value="4.1595415599999998E-2" table:style-name="ce9">
            <text:p>4,2%</text:p>
          </table:table-cell>
          <table:table-cell office:value-type="percentage" office:value="4.8180176999999998E-2" table:style-name="ce9">
            <text:p>4,8%</text:p>
          </table:table-cell>
          <table:table-cell office:value-type="percentage" office:value="6.0911595499999999E-2" table:style-name="ce10">
            <text:p>6,1%</text:p>
          </table:table-cell>
          <table:table-cell table:number-columns-repeated="5" table:style-name="ce2"/>
          <table:table-cell table:number-columns-repeated="4" table:style-name="ce16"/>
          <table:table-cell table:number-columns-repeated="16370"/>
        </table:table-row>
        <table:table-row table:style-name="ro1">
          <table:table-cell office:value-type="string" table:style-name="ce2">
            <text:p>Radio Pogoda (Wrocław) / do 2016-02 Rock Radio 106,1 FM (Wrocław)</text:p>
          </table:table-cell>
          <table:table-cell office:value-type="percentage" office:value="6.1210973199999998E-2" table:style-name="ce9">
            <text:p>6,1%</text:p>
          </table:table-cell>
          <table:table-cell office:value-type="percentage" office:value="5.8372431000000002E-2" table:style-name="ce9">
            <text:p>5,8%</text:p>
          </table:table-cell>
          <table:table-cell office:value-type="percentage" office:value="6.5741836200000001E-2" table:style-name="ce9">
            <text:p>6,6%</text:p>
          </table:table-cell>
          <table:table-cell office:value-type="percentage" office:value="5.6090787900000001E-2" table:style-name="ce10">
            <text:p>5,6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Antyradio / do 2015-01 Radio ZET Chilli</text:p>
          </table:table-cell>
          <table:table-cell office:value-type="percentage" office:value="4.1707298599999998E-2" table:style-name="ce9">
            <text:p>4,2%</text:p>
          </table:table-cell>
          <table:table-cell office:value-type="percentage" office:value="4.1612278799999999E-2" table:style-name="ce9">
            <text:p>4,2%</text:p>
          </table:table-cell>
          <table:table-cell office:value-type="percentage" office:value="4.9697271699999997E-2" table:style-name="ce9">
            <text:p>5,0%</text:p>
          </table:table-cell>
          <table:table-cell office:value-type="percentage" office:value="5.57298502E-2" table:style-name="ce10">
            <text:p>5,6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Radio ZET</text:p>
          </table:table-cell>
          <table:table-cell office:value-type="percentage" office:value="5.4353847499999997E-2" table:style-name="ce9">
            <text:p>5,4%</text:p>
          </table:table-cell>
          <table:table-cell office:value-type="percentage" office:value="7.3673473599999997E-2" table:style-name="ce9">
            <text:p>7,4%</text:p>
          </table:table-cell>
          <table:table-cell office:value-type="percentage" office:value="7.6474996899999995E-2" table:style-name="ce9">
            <text:p>7,6%</text:p>
          </table:table-cell>
          <table:table-cell office:value-type="percentage" office:value="5.23968566E-2" table:style-name="ce10">
            <text:p>5,2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Radio RMF Classic (sieć: 20 częstotliwości) / badane od 10.2010</text:p>
          </table:table-cell>
          <table:table-cell office:value-type="percentage" office:value="4.94977001E-2" table:style-name="ce9">
            <text:p>4,9%</text:p>
          </table:table-cell>
          <table:table-cell office:value-type="percentage" office:value="5.3941879200000001E-2" table:style-name="ce9">
            <text:p>5,4%</text:p>
          </table:table-cell>
          <table:table-cell office:value-type="percentage" office:value="3.6379433199999998E-2" table:style-name="ce9">
            <text:p>3,6%</text:p>
          </table:table-cell>
          <table:table-cell office:value-type="percentage" office:value="4.8770954399999997E-2" table:style-name="ce10">
            <text:p>4,9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Jedynka - Program 1 Polskiego Radia</text:p>
          </table:table-cell>
          <table:table-cell office:value-type="percentage" office:value="4.8133834899999998E-2" table:style-name="ce9">
            <text:p>4,8%</text:p>
          </table:table-cell>
          <table:table-cell office:value-type="percentage" office:value="5.02766703E-2" table:style-name="ce9">
            <text:p>5,0%</text:p>
          </table:table-cell>
          <table:table-cell office:value-type="percentage" office:value="4.1670866299999998E-2" table:style-name="ce9">
            <text:p>4,2%</text:p>
          </table:table-cell>
          <table:table-cell office:value-type="percentage" office:value="4.4071064600000001E-2" table:style-name="ce10">
            <text:p>4,4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Polskie Radio Wrocław</text:p>
          </table:table-cell>
          <table:table-cell office:value-type="percentage" office:value="4.7349454800000003E-2" table:style-name="ce9">
            <text:p>4,7%</text:p>
          </table:table-cell>
          <table:table-cell office:value-type="percentage" office:value="5.7429703800000002E-2" table:style-name="ce9">
            <text:p>5,7%</text:p>
          </table:table-cell>
          <table:table-cell office:value-type="percentage" office:value="5.2956708999999998E-2" table:style-name="ce9">
            <text:p>5,3%</text:p>
          </table:table-cell>
          <table:table-cell office:value-type="percentage" office:value="3.8301583799999997E-2" table:style-name="ce10">
            <text:p>3,8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Radio VOX FM (sieć: 17 częstotliwości)/ do 2013-11 Radio Eska Rock</text:p>
          </table:table-cell>
          <table:table-cell office:value-type="percentage" office:value="4.6813380299999999E-2" table:style-name="ce9">
            <text:p>4,7%</text:p>
          </table:table-cell>
          <table:table-cell office:value-type="percentage" office:value="5.6185671600000001E-2" table:style-name="ce9">
            <text:p>5,6%</text:p>
          </table:table-cell>
          <table:table-cell office:value-type="percentage" office:value="5.3370490499999999E-2" table:style-name="ce9">
            <text:p>5,3%</text:p>
          </table:table-cell>
          <table:table-cell office:value-type="percentage" office:value="2.89789014E-2" table:style-name="ce10">
            <text:p>2,9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Radio Gra (Wrocław) / do 2015-10 Radio RMF MAXXX (Wrocław)</text:p>
          </table:table-cell>
          <table:table-cell office:value-type="percentage" office:value="1.3920092800000001E-2" table:style-name="ce9">
            <text:p>1,4%</text:p>
          </table:table-cell>
          <table:table-cell office:value-type="percentage" office:value="1.13203278E-2" table:style-name="ce9">
            <text:p>1,1%</text:p>
          </table:table-cell>
          <table:table-cell office:value-type="percentage" office:value="1.1465654E-2" table:style-name="ce9">
            <text:p>1,1%</text:p>
          </table:table-cell>
          <table:table-cell office:value-type="percentage" office:value="2.6587406800000001E-2" table:style-name="ce10">
            <text:p>2,7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Meloradio (Wrocław) / do 2017-08 Radio ZET Gold (Wrocław)</text:p>
          </table:table-cell>
          <table:table-cell office:value-type="percentage" office:value="1.08517448E-2" table:style-name="ce9">
            <text:p>1,1%</text:p>
          </table:table-cell>
          <table:table-cell office:value-type="percentage" office:value="1.8200810599999999E-2" table:style-name="ce9">
            <text:p>1,8%</text:p>
          </table:table-cell>
          <table:table-cell office:value-type="percentage" office:value="1.38179637E-2" table:style-name="ce9">
            <text:p>1,4%</text:p>
          </table:table-cell>
          <table:table-cell office:value-type="percentage" office:value="1.7796140200000001E-2" table:style-name="ce10">
            <text:p>1,8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Radio Muzo.fm / do 2014-09 Radio PiN</text:p>
          </table:table-cell>
          <table:table-cell office:value-type="percentage" office:value="2.0790062000000002E-2" table:style-name="ce9">
            <text:p>2,1%</text:p>
          </table:table-cell>
          <table:table-cell office:value-type="percentage" office:value="1.8447084900000001E-2" table:style-name="ce9">
            <text:p>1,8%</text:p>
          </table:table-cell>
          <table:table-cell office:value-type="percentage" office:value="2.2315207399999998E-2" table:style-name="ce9">
            <text:p>2,2%</text:p>
          </table:table-cell>
          <table:table-cell office:value-type="percentage" office:value="1.6414283200000001E-2" table:style-name="ce10">
            <text:p>1,6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Radio Wawa Wrocław</text:p>
          </table:table-cell>
          <table:table-cell office:value-type="percentage" office:value="3.6503732400000002E-2" table:style-name="ce9">
            <text:p>3,7%</text:p>
          </table:table-cell>
          <table:table-cell office:value-type="percentage" office:value="2.50490622E-2" table:style-name="ce9">
            <text:p>2,5%</text:p>
          </table:table-cell>
          <table:table-cell office:value-type="percentage" office:value="2.7293545900000001E-2" table:style-name="ce9">
            <text:p>2,7%</text:p>
          </table:table-cell>
          <table:table-cell office:value-type="percentage" office:value="1.5236234600000001E-2" table:style-name="ce10">
            <text:p>1,5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Katolickie Radio Rodzina (Wrocław)</text:p>
          </table:table-cell>
          <table:table-cell office:value-type="percentage" office:value="1.11716049E-2" table:style-name="ce9">
            <text:p>1,1%</text:p>
          </table:table-cell>
          <table:table-cell office:value-type="percentage" office:value="1.9354458500000001E-2" table:style-name="ce9">
            <text:p>1,9%</text:p>
          </table:table-cell>
          <table:table-cell office:value-type="percentage" office:value="9.7025314000000005E-3" table:style-name="ce9">
            <text:p>1,0%</text:p>
          </table:table-cell>
          <table:table-cell office:value-type="percentage" office:value="1.2977086800000001E-2" table:style-name="ce10">
            <text:p>1,3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Radio Maryja</text:p>
          </table:table-cell>
          <table:table-cell office:value-type="percentage" office:value="1.5931419499999998E-2" table:style-name="ce9">
            <text:p>1,6%</text:p>
          </table:table-cell>
          <table:table-cell office:value-type="percentage" office:value="1.06390845E-2" table:style-name="ce9">
            <text:p>1,1%</text:p>
          </table:table-cell>
          <table:table-cell office:value-type="percentage" office:value="2.0031131800000001E-2" table:style-name="ce9">
            <text:p>2,0%</text:p>
          </table:table-cell>
          <table:table-cell office:value-type="percentage" office:value="1.10941079E-2" table:style-name="ce10">
            <text:p>1,1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Dwójka - Program 2 Polskiego Radia</text:p>
          </table:table-cell>
          <table:table-cell office:value-type="percentage" office:value="1.37666384E-2" table:style-name="ce9">
            <text:p>1,4%</text:p>
          </table:table-cell>
          <table:table-cell office:value-type="percentage" office:value="6.9118286999999999E-3" table:style-name="ce9">
            <text:p>0,7%</text:p>
          </table:table-cell>
          <table:table-cell office:value-type="percentage" office:value="1.0581609299999999E-2" table:style-name="ce9">
            <text:p>1,1%</text:p>
          </table:table-cell>
          <table:table-cell office:value-type="percentage" office:value="9.4110264999999992E-3" table:style-name="ce10">
            <text:p>0,9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Polskie Radio 24 / do 2016-08 Czwórka - Program 4 Polskiego Radia</text:p>
          </table:table-cell>
          <table:table-cell office:value-type="percentage" office:value="4.7138431999999997E-3" table:style-name="ce11">
            <text:p>0,5%</text:p>
          </table:table-cell>
          <table:table-cell office:value-type="percentage" office:value="5.8597913000000001E-3" table:style-name="ce11">
            <text:p>0,6%</text:p>
          </table:table-cell>
          <table:table-cell office:value-type="percentage" office:value="1.1391415699999999E-2" table:style-name="ce11">
            <text:p>1,1%</text:p>
          </table:table-cell>
          <table:table-cell office:value-type="percentage" office:value="9.1782536000000001E-3" table:style-name="ce12">
            <text:p>0,9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9">
            <text:p>Akademickie Radio LUZ (Wrocław)</text:p>
          </table:table-cell>
          <table:table-cell office:value-type="percentage" office:value="4.3308495000000001E-3" table:style-name="ce11">
            <text:p>0,4%</text:p>
          </table:table-cell>
          <table:table-cell office:value-type="percentage" office:value="9.4695548999999997E-3" table:style-name="ce11">
            <text:p>0,9%</text:p>
          </table:table-cell>
          <table:table-cell office:value-type="percentage" office:value="3.4304679999999999E-3" table:style-name="ce11">
            <text:p>0,3%</text:p>
          </table:table-cell>
          <table:table-cell office:value-type="percentage" office:value="5.450234E-3" table:style-name="ce17">
            <text:p>0,5%</text:p>
          </table:table-cell>
          <table:table-cell table:number-columns-repeated="16379"/>
        </table:table-row>
        <table:table-row table:style-name="ro1">
          <table:table-cell table:number-columns-repeated="4" table:style-name="ce9"/>
          <table:table-cell table:style-name="ce18"/>
          <table:table-cell table:number-columns-repeated="16379"/>
        </table:table-row>
        <table:table-row table:style-name="ro1">
          <table:table-cell table:number-columns-repeated="5" table:style-name="ce9"/>
          <table:table-cell table:number-columns-repeated="16379"/>
        </table:table-row>
        <table:table-row table:style-name="ro1">
          <table:table-cell office:value-type="string" table:style-name="ce9">
            <text:p>N=</text:p>
          </table:table-cell>
          <table:table-cell office:value-type="float" office:value="1819" table:style-name="ce1">
            <text:p>1819</text:p>
          </table:table-cell>
          <table:table-cell office:value-type="float" office:value="1815" table:style-name="ce1">
            <text:p>1815</text:p>
          </table:table-cell>
          <table:table-cell office:value-type="float" office:value="1874" table:style-name="ce1">
            <text:p>1874</text:p>
          </table:table-cell>
          <table:table-cell office:value-type="float" office:value="1849" table:style-name="ce1">
            <text:p>1849</text:p>
          </table:table-cell>
          <table:table-cell table:number-columns-repeated="16379"/>
        </table:table-row>
        <table:table-row table:number-rows-repeated="9" table:style-name="ro1">
          <table:table-cell table:number-columns-repeated="5" table:style-name="ce9"/>
          <table:table-cell table:number-columns-repeated="16379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Fale:<text:s/>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4"/>lipiec 2016 : grudzień 2016 (wielkość: 41 774)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4"/>styczeń 2017 : czerwiec 2017 (wielkość: 41 561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4"/>lipiec 2017 : grudzień 2017 (wielkość: 41 805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4"/>styczeń 2018 : czerwiec 2018 (wielkość: 41 517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rupy celowe:<text:s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4"/>Wrocław: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8"/>Wybrane miasta = Wrocław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8"/>Wielkość (nie ważona): 514 247 (61 764 przypadków, 4,0% całej próby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8"/>Braki danych usunięte po każdej zmiennej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skaźniki słuchalności: Udział w czasie słuchania (%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Ustawienia wskaźników: Wartość wskaźnika</text:p>
          </table:table-cell>
          <table:table-cell table:number-columns-repeated="16383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number-rows-repeated="1048517" table:style-name="ro3">
          <table:table-cell table:number-columns-repeated="16384"/>
        </table:table-row>
      </table:table>
      <table:table table:name="Toruń" table:style-name="ta1">
        <table:table-column table:style-name="co14" table:default-cell-style-name="ce2"/>
        <table:table-column table:style-name="co7" table:default-cell-style-name="ce2"/>
        <table:table-column table:style-name="co15" table:default-cell-style-name="ce2"/>
        <table:table-column table:style-name="co16" table:default-cell-style-name="ce2"/>
        <table:table-column table:style-name="co3" table:default-cell-style-name="ce2"/>
        <table:table-column table:style-name="co9" table:number-columns-repeated="1016" table:default-cell-style-name="ce2"/>
        <table:table-column table:style-name="co10" table:default-cell-style-name="ce2"/>
        <table:table-column table:style-name="co10" table:number-columns-repeated="15362" table:default-cell-style-name="ce1"/>
        <table:table-row table:style-name="ro1">
          <table:table-cell office:value-type="string" table:style-name="ce2">
            <text:p>SoftReport Explorer - 14.07.2018</text:p>
          </table:table-cell>
          <table:table-cell table:number-columns-repeated="1021" table:style-name="ce2"/>
          <table:table-cell table:number-columns-repeated="1536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adanie: Radio Track - KBR</text:p>
          </table:table-cell>
          <table:table-cell table:number-columns-repeated="1021" table:style-name="ce2"/>
          <table:table-cell table:number-columns-repeated="15362"/>
        </table:table-row>
        <table:table-row table:style-name="ro1">
          <table:table-cell office:value-type="string" table:style-name="ce2">
            <text:p>Kantar MillwardBrown</text:p>
          </table:table-cell>
          <table:table-cell table:number-columns-repeated="1021" table:style-name="ce2"/>
          <table:table-cell table:number-columns-repeated="15362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text:s/></text:p>
          </table:table-cell>
          <table:table-cell table:number-columns-repeated="1021" table:style-name="ce2"/>
          <table:table-cell table:number-columns-repeated="15362"/>
        </table:table-row>
        <table:table-row table:style-name="ro1">
          <table:table-cell table:number-columns-repeated="16384"/>
        </table:table-row>
        <table:table-row table:style-name="ro4">
          <table:table-cell table:number-columns-repeated="1022" table:style-name="ce2"/>
          <table:table-cell table:number-columns-repeated="15362"/>
        </table:table-row>
        <table:table-row table:style-name="ro2">
          <table:table-cell table:style-name="ce4"/>
          <table:table-cell office:value-type="string" table:style-name="ce19">
            <text:p>lipiec 2016 : grudzień 2016</text:p>
          </table:table-cell>
          <table:table-cell office:value-type="string" table:style-name="ce4">
            <text:p>styczeń 2017 : czerwiec 2017</text:p>
          </table:table-cell>
          <table:table-cell office:value-type="string" table:style-name="ce4">
            <text:p>lipiec 2017 : grudzień 2017</text:p>
          </table:table-cell>
          <table:table-cell office:value-type="string" table:style-name="ce4">
            <text:p>styczeń 2018 : czerwiec 2018</text:p>
          </table:table-cell>
          <table:table-cell table:number-columns-repeated="16379" table:style-name="ce7"/>
        </table:table-row>
        <table:table-row table:style-name="ro1">
          <table:table-cell office:value-type="string" table:style-name="ce2">
            <text:p>Radio Gra (Toruń)</text:p>
          </table:table-cell>
          <table:table-cell office:value-type="percentage" office:value="0.1448087126" table:style-name="ce9">
            <text:p>14,5%</text:p>
          </table:table-cell>
          <table:table-cell office:value-type="percentage" office:value="0.19543568049999999" table:style-name="ce9">
            <text:p>19,5%</text:p>
          </table:table-cell>
          <table:table-cell office:value-type="percentage" office:value="0.14824234920000001" table:style-name="ce9">
            <text:p>14,8%</text:p>
          </table:table-cell>
          <table:table-cell office:value-type="percentage" office:value="0.1681776227" table:style-name="ce10">
            <text:p>16,8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RMF FM</text:p>
          </table:table-cell>
          <table:table-cell office:value-type="percentage" office:value="0.12450961889999999" table:style-name="ce9">
            <text:p>12,5%</text:p>
          </table:table-cell>
          <table:table-cell office:value-type="percentage" office:value="0.11369710299999999" table:style-name="ce9">
            <text:p>11,4%</text:p>
          </table:table-cell>
          <table:table-cell office:value-type="percentage" office:value="0.1184475661" table:style-name="ce9">
            <text:p>11,8%</text:p>
          </table:table-cell>
          <table:table-cell office:value-type="percentage" office:value="0.1108363708" table:style-name="ce10">
            <text:p>11,1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Trójka - Program 3 Polskiego Radia</text:p>
          </table:table-cell>
          <table:table-cell office:value-type="percentage" office:value="0.15073804460000001" table:style-name="ce9">
            <text:p>15,1%</text:p>
          </table:table-cell>
          <table:table-cell office:value-type="percentage" office:value="7.9696173300000006E-2" table:style-name="ce9">
            <text:p>8,0%</text:p>
          </table:table-cell>
          <table:table-cell office:value-type="percentage" office:value="9.0024761600000003E-2" table:style-name="ce9">
            <text:p>9,0%</text:p>
          </table:table-cell>
          <table:table-cell office:value-type="percentage" office:value="0.1078102606" table:style-name="ce10">
            <text:p>10,8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ZET</text:p>
          </table:table-cell>
          <table:table-cell office:value-type="percentage" office:value="9.8874436199999999E-2" table:style-name="ce9">
            <text:p>9,9%</text:p>
          </table:table-cell>
          <table:table-cell office:value-type="percentage" office:value="8.39902077E-2" table:style-name="ce9">
            <text:p>8,4%</text:p>
          </table:table-cell>
          <table:table-cell office:value-type="percentage" office:value="0.12800628829999999" table:style-name="ce9">
            <text:p>12,8%</text:p>
          </table:table-cell>
          <table:table-cell office:value-type="percentage" office:value="0.1067996989" table:style-name="ce10">
            <text:p>10,7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Meloradio (Toruń) / do 2017-08 Radio ZET Gold (Toruń)</text:p>
          </table:table-cell>
          <table:table-cell office:value-type="percentage" office:value="5.40268494E-2" table:style-name="ce9">
            <text:p>5,4%</text:p>
          </table:table-cell>
          <table:table-cell office:value-type="percentage" office:value="7.2912569999999996E-2" table:style-name="ce9">
            <text:p>7,3%</text:p>
          </table:table-cell>
          <table:table-cell office:value-type="percentage" office:value="8.5975911700000004E-2" table:style-name="ce9">
            <text:p>8,6%</text:p>
          </table:table-cell>
          <table:table-cell office:value-type="percentage" office:value="9.8367673000000003E-2" table:style-name="ce10">
            <text:p>9,8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ESKA Toruń</text:p>
          </table:table-cell>
          <table:table-cell office:value-type="percentage" office:value="7.9525188299999994E-2" table:style-name="ce9">
            <text:p>8,0%</text:p>
          </table:table-cell>
          <table:table-cell office:value-type="percentage" office:value="7.3597632199999999E-2" table:style-name="ce9">
            <text:p>7,4%</text:p>
          </table:table-cell>
          <table:table-cell office:value-type="percentage" office:value="8.3350117200000004E-2" table:style-name="ce9">
            <text:p>8,3%</text:p>
          </table:table-cell>
          <table:table-cell office:value-type="percentage" office:value="8.4746053200000004E-2" table:style-name="ce10">
            <text:p>8,5%</text:p>
          </table:table-cell>
          <table:table-cell table:number-columns-repeated="1017" table:style-name="ce2"/>
          <table:table-cell table:number-columns-repeated="15362"/>
        </table:table-row>
        <table:table-row table:style-name="ro1">
          <table:table-cell office:value-type="string" table:style-name="ce2">
            <text:p>Radio Wawa (Toruń)</text:p>
          </table:table-cell>
          <table:table-cell office:value-type="percentage" office:value="8.1010132600000007E-2" table:style-name="ce9">
            <text:p>8,1%</text:p>
          </table:table-cell>
          <table:table-cell office:value-type="percentage" office:value="5.9067847600000001E-2" table:style-name="ce9">
            <text:p>5,9%</text:p>
          </table:table-cell>
          <table:table-cell office:value-type="percentage" office:value="0.10467842519999999" table:style-name="ce9">
            <text:p>10,5%</text:p>
          </table:table-cell>
          <table:table-cell office:value-type="percentage" office:value="7.7599161900000005E-2" table:style-name="ce10">
            <text:p>7,8%</text:p>
          </table:table-cell>
          <table:table-cell table:number-columns-repeated="1017" table:style-name="ce2"/>
          <table:table-cell table:number-columns-repeated="15362"/>
        </table:table-row>
        <table:table-row table:style-name="ro1">
          <table:table-cell office:value-type="string" table:style-name="ce2">
            <text:p>Radio TOK FM</text:p>
          </table:table-cell>
          <table:table-cell office:value-type="percentage" office:value="4.8824572699999999E-2" table:style-name="ce9">
            <text:p>4,9%</text:p>
          </table:table-cell>
          <table:table-cell office:value-type="percentage" office:value="0.11329003560000001" table:style-name="ce9">
            <text:p>11,3%</text:p>
          </table:table-cell>
          <table:table-cell office:value-type="percentage" office:value="3.1191463199999998E-2" table:style-name="ce9">
            <text:p>3,1%</text:p>
          </table:table-cell>
          <table:table-cell office:value-type="percentage" office:value="6.7697643700000004E-2" table:style-name="ce10">
            <text:p>6,8%</text:p>
          </table:table-cell>
          <table:table-cell table:number-columns-repeated="1017" table:style-name="ce2"/>
          <table:table-cell table:number-columns-repeated="15362"/>
        </table:table-row>
        <table:table-row table:style-name="ro1">
          <table:table-cell office:value-type="string" table:style-name="ce2">
            <text:p>Radio Maryja</text:p>
          </table:table-cell>
          <table:table-cell office:value-type="percentage" office:value="3.5260114000000002E-2" table:style-name="ce9">
            <text:p>3,5%</text:p>
          </table:table-cell>
          <table:table-cell office:value-type="percentage" office:value="1.4946973400000001E-2" table:style-name="ce9">
            <text:p>1,5%</text:p>
          </table:table-cell>
          <table:table-cell office:value-type="percentage" office:value="4.4576272200000003E-2" table:style-name="ce9">
            <text:p>4,5%</text:p>
          </table:table-cell>
          <table:table-cell office:value-type="percentage" office:value="5.2860127299999997E-2" table:style-name="ce10">
            <text:p>5,3%</text:p>
          </table:table-cell>
          <table:table-cell table:number-columns-repeated="1017" table:style-name="ce2"/>
          <table:table-cell table:number-columns-repeated="15362"/>
        </table:table-row>
        <table:table-row table:style-name="ro1">
          <table:table-cell office:value-type="string" table:style-name="ce2">
            <text:p>Jedynka - Program 1 Polskiego Radia</text:p>
          </table:table-cell>
          <table:table-cell office:value-type="percentage" office:value="6.1112763100000002E-2" table:style-name="ce9">
            <text:p>6,1%</text:p>
          </table:table-cell>
          <table:table-cell office:value-type="percentage" office:value="6.9823987800000001E-2" table:style-name="ce9">
            <text:p>7,0%</text:p>
          </table:table-cell>
          <table:table-cell office:value-type="percentage" office:value="4.9737195900000003E-2" table:style-name="ce9">
            <text:p>5,0%</text:p>
          </table:table-cell>
          <table:table-cell office:value-type="percentage" office:value="3.79115997E-2" table:style-name="ce10">
            <text:p>3,8%</text:p>
          </table:table-cell>
          <table:table-cell table:number-columns-repeated="1017" table:style-name="ce2"/>
          <table:table-cell table:number-columns-repeated="15362"/>
        </table:table-row>
        <table:table-row table:style-name="ro1">
          <table:table-cell office:value-type="string" table:style-name="ce2">
            <text:p>Radio RMF Classic (sieć: 20 częstotliwości) / badane od 10.2010</text:p>
          </table:table-cell>
          <table:table-cell office:value-type="percentage" office:value="4.84920436E-2" table:style-name="ce9">
            <text:p>4,8%</text:p>
          </table:table-cell>
          <table:table-cell office:value-type="percentage" office:value="5.5565971800000002E-2" table:style-name="ce9">
            <text:p>5,6%</text:p>
          </table:table-cell>
          <table:table-cell office:value-type="percentage" office:value="6.11395692E-2" table:style-name="ce9">
            <text:p>6,1%</text:p>
          </table:table-cell>
          <table:table-cell office:value-type="percentage" office:value="3.59531217E-2" table:style-name="ce10">
            <text:p>3,6%</text:p>
          </table:table-cell>
          <table:table-cell table:number-columns-repeated="1017" table:style-name="ce2"/>
          <table:table-cell table:number-columns-repeated="15362"/>
        </table:table-row>
        <table:table-row table:style-name="ro1">
          <table:table-cell office:value-type="string" table:style-name="ce2">
            <text:p>Dwójka - Program 2 Polskiego Radia</text:p>
          </table:table-cell>
          <table:table-cell office:value-type="percentage" office:value="9.6340333000000007E-3" table:style-name="ce11">
            <text:p>1,0%</text:p>
          </table:table-cell>
          <table:table-cell office:value-type="percentage" office:value="1.4519403E-3" table:style-name="ce11">
            <text:p>0,1%</text:p>
          </table:table-cell>
          <table:table-cell office:value-type="percentage" office:value="4.3594161000000001E-3" table:style-name="ce11">
            <text:p>0,4%</text:p>
          </table:table-cell>
          <table:table-cell office:value-type="percentage" office:value="9.8995825000000003E-3" table:style-name="ce10">
            <text:p>1,0%</text:p>
          </table:table-cell>
          <table:table-cell table:number-columns-repeated="1017" table:style-name="ce2"/>
          <table:table-cell table:number-columns-repeated="15362"/>
        </table:table-row>
        <table:table-row table:style-name="ro1">
          <table:table-cell office:value-type="string" table:style-name="ce2">
            <text:p>Polskie Radio 24 / do 2016-08 Czwórka - Program 4 Polskiego Radia</text:p>
          </table:table-cell>
          <table:table-cell office:value-type="percentage" office:value="8.2239427000000004E-3" table:style-name="ce11">
            <text:p>0,8%</text:p>
          </table:table-cell>
          <table:table-cell office:value-type="percentage" office:value="1.0557041E-2" table:style-name="ce11">
            <text:p>1,1%</text:p>
          </table:table-cell>
          <table:table-cell office:value-type="percentage" office:value="5.5092148000000004E-3" table:style-name="ce11">
            <text:p>0,6%</text:p>
          </table:table-cell>
          <table:table-cell office:value-type="percentage" office:value="9.4729702999999995E-3" table:style-name="ce12">
            <text:p>0,9%</text:p>
          </table:table-cell>
          <table:table-cell table:number-columns-repeated="1017" table:style-name="ce2"/>
          <table:table-cell table:number-columns-repeated="15362"/>
        </table:table-row>
        <table:table-row table:style-name="ro1">
          <table:table-cell table:number-columns-repeated="7" table:style-name="ce9"/>
          <table:table-cell table:number-columns-repeated="16377"/>
        </table:table-row>
        <table:table-row table:style-name="ro1">
          <table:table-cell office:value-type="string" table:style-name="ce9">
            <text:p>N=</text:p>
          </table:table-cell>
          <table:table-cell office:value-type="float" office:value="581" table:style-name="ce1">
            <text:p>581</text:p>
          </table:table-cell>
          <table:table-cell office:value-type="float" office:value="572" table:style-name="ce1">
            <text:p>572</text:p>
          </table:table-cell>
          <table:table-cell office:value-type="float" office:value="580" table:style-name="ce1">
            <text:p>580</text:p>
          </table:table-cell>
          <table:table-cell office:value-type="float" office:value="568" table:style-name="ce1">
            <text:p>568</text:p>
          </table:table-cell>
          <table:table-cell table:number-columns-repeated="2" table:style-name="ce9"/>
          <table:table-cell table:number-columns-repeated="16377"/>
        </table:table-row>
        <table:table-row table:number-rows-repeated="3" table:style-name="ro1">
          <table:table-cell table:number-columns-repeated="7" table:style-name="ce9"/>
          <table:table-cell table:number-columns-repeated="16377"/>
        </table:table-row>
        <table:table-row table:style-name="ro1">
          <table:table-cell office:value-type="string" table:style-name="ce2">
            <text:p>Fale:<text:s/></text:p>
          </table:table-cell>
          <table:table-cell table:number-columns-repeated="1021" table:style-name="ce2"/>
          <table:table-cell table:number-columns-repeated="15362"/>
        </table:table-row>
        <table:table-row table:style-name="ro1">
          <table:table-cell office:value-type="string" table:style-name="ce2">
            <text:p><text:s text:c="4"/>lipiec 2016 : grudzień 2016 (wielkość: 41 774)</text:p>
          </table:table-cell>
          <table:table-cell table:number-columns-repeated="1021" table:style-name="ce2"/>
          <table:table-cell table:number-columns-repeated="15362"/>
        </table:table-row>
        <table:table-row table:style-name="ro1">
          <table:table-cell office:value-type="string" table:style-name="ce2">
            <text:p><text:s text:c="4"/>styczeń 2017 : czerwiec 2017 (wielkość: 41 561)</text:p>
          </table:table-cell>
          <table:table-cell table:number-columns-repeated="1021" table:style-name="ce2"/>
          <table:table-cell table:number-columns-repeated="15362"/>
        </table:table-row>
        <table:table-row table:style-name="ro1">
          <table:table-cell office:value-type="string" table:style-name="ce2">
            <text:p><text:s text:c="4"/>lipiec 2017 : grudzień 2017 (wielkość: 41 805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4"/>styczeń 2018 : czerwiec 2018 (wielkość: 41 517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rupy celowe:<text:s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4"/>Toruń: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8"/>Wybrane miasta = Toruń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8"/>Wielkość (nie ważona): 166 440 (24 238 przypadków, 1,6% całej próby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8"/>Braki danych usunięte po każdej zmiennej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skaźniki słuchalności: Udział w czasie słuchania (%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Ustawienia wskaźników: Wartość wskaźnika</text:p>
          </table:table-cell>
          <table:table-cell table:number-columns-repeated="16383"/>
        </table:table-row>
        <table:table-row table:number-rows-repeated="1048535" table:style-name="ro1">
          <table:table-cell table:number-columns-repeated="16384"/>
        </table:table-row>
      </table:table>
      <table:table table:name="Szczecin" table:style-name="ta1"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7" table:default-cell-style-name="ce2"/>
        <table:table-column table:style-name="co9" table:number-columns-repeated="1018" table:default-cell-style-name="ce2"/>
        <table:table-column table:style-name="co10" table:default-cell-style-name="ce2"/>
        <table:table-column table:style-name="co10" table:number-columns-repeated="15360" table:default-cell-style-name="ce1"/>
        <table:table-row table:style-name="ro1">
          <table:table-cell office:value-type="string" table:style-name="ce2">
            <text:p>SoftReport Explorer - 14.07.2018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Badanie: Radio Track - KBR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Kantar MillwardBrown</text:p>
          </table:table-cell>
          <table:table-cell table:number-columns-repeated="1023" table:style-name="ce2"/>
          <table:table-cell table:number-columns-repeated="15360"/>
        </table:table-row>
        <table:table-row table:number-rows-repeated="3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text:s/></text:p>
          </table:table-cell>
          <table:table-cell table:number-columns-repeated="1023" table:style-name="ce2"/>
          <table:table-cell table:number-columns-repeated="15360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2">
          <table:table-cell table:style-name="ce4"/>
          <table:table-cell office:value-type="string" table:style-name="ce4">
            <text:p>lipiec 2016 : grudzień 2016</text:p>
          </table:table-cell>
          <table:table-cell office:value-type="string" table:style-name="ce4">
            <text:p>styczeń 2017 : czerwiec 2017</text:p>
          </table:table-cell>
          <table:table-cell office:value-type="string" table:style-name="ce4">
            <text:p>lipiec 2017 : grudzień 2017</text:p>
          </table:table-cell>
          <table:table-cell office:value-type="string" table:style-name="ce4">
            <text:p>styczeń 2018 : czerwiec 2018</text:p>
          </table:table-cell>
          <table:table-cell table:number-columns-repeated="16379" table:style-name="ce7"/>
        </table:table-row>
        <table:table-row table:style-name="ro1">
          <table:table-cell office:value-type="string" table:style-name="ce2">
            <text:p>Radio Szczecin</text:p>
          </table:table-cell>
          <table:table-cell office:value-type="percentage" office:value="0.16084931929999999" table:style-name="ce9">
            <text:p>16,1%</text:p>
          </table:table-cell>
          <table:table-cell office:value-type="percentage" office:value="0.17118151200000001" table:style-name="ce9">
            <text:p>17,1%</text:p>
          </table:table-cell>
          <table:table-cell office:value-type="percentage" office:value="0.15858288000000001" table:style-name="ce9">
            <text:p>15,9%</text:p>
          </table:table-cell>
          <table:table-cell office:value-type="percentage" office:value="0.18373411040000001" table:style-name="ce10">
            <text:p>18,4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ZET</text:p>
          </table:table-cell>
          <table:table-cell office:value-type="percentage" office:value="0.1416767813" table:style-name="ce9">
            <text:p>14,2%</text:p>
          </table:table-cell>
          <table:table-cell office:value-type="percentage" office:value="0.15565272420000001" table:style-name="ce9">
            <text:p>15,6%</text:p>
          </table:table-cell>
          <table:table-cell office:value-type="percentage" office:value="9.9819623800000007E-2" table:style-name="ce9">
            <text:p>10,0%</text:p>
          </table:table-cell>
          <table:table-cell office:value-type="percentage" office:value="0.14792564720000001" table:style-name="ce10">
            <text:p>14,8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RMF FM</text:p>
          </table:table-cell>
          <table:table-cell office:value-type="percentage" office:value="0.1280893387" table:style-name="ce9">
            <text:p>12,8%</text:p>
          </table:table-cell>
          <table:table-cell office:value-type="percentage" office:value="8.9751549799999997E-2" table:style-name="ce9">
            <text:p>9,0%</text:p>
          </table:table-cell>
          <table:table-cell office:value-type="percentage" office:value="0.14239195490000001" table:style-name="ce9">
            <text:p>14,2%</text:p>
          </table:table-cell>
          <table:table-cell office:value-type="percentage" office:value="0.12672367670000001" table:style-name="ce10">
            <text:p>12,7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Trójka - Program 3 Polskiego Radia</text:p>
          </table:table-cell>
          <table:table-cell office:value-type="percentage" office:value="0.1360096241" table:style-name="ce9">
            <text:p>13,6%</text:p>
          </table:table-cell>
          <table:table-cell office:value-type="percentage" office:value="0.14118625779999999" table:style-name="ce9">
            <text:p>14,1%</text:p>
          </table:table-cell>
          <table:table-cell office:value-type="percentage" office:value="7.1881633700000003E-2" table:style-name="ce9">
            <text:p>7,2%</text:p>
          </table:table-cell>
          <table:table-cell office:value-type="percentage" office:value="0.10127173640000001" table:style-name="ce10">
            <text:p>10,1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TOK FM</text:p>
          </table:table-cell>
          <table:table-cell office:value-type="percentage" office:value="5.9255419599999998E-2" table:style-name="ce9">
            <text:p>5,9%</text:p>
          </table:table-cell>
          <table:table-cell office:value-type="percentage" office:value="7.0752947499999996E-2" table:style-name="ce9">
            <text:p>7,1%</text:p>
          </table:table-cell>
          <table:table-cell office:value-type="percentage" office:value="3.8512894200000002E-2" table:style-name="ce9">
            <text:p>3,9%</text:p>
          </table:table-cell>
          <table:table-cell office:value-type="percentage" office:value="5.6972088499999997E-2" table:style-name="ce10">
            <text:p>5,7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Antyradio / do 2015-01 Radio ZET Chilli</text:p>
          </table:table-cell>
          <table:table-cell office:value-type="percentage" office:value="3.33340497E-2" table:style-name="ce9">
            <text:p>3,3%</text:p>
          </table:table-cell>
          <table:table-cell office:value-type="percentage" office:value="6.0353943399999999E-2" table:style-name="ce9">
            <text:p>6,0%</text:p>
          </table:table-cell>
          <table:table-cell office:value-type="percentage" office:value="5.85565428E-2" table:style-name="ce9">
            <text:p>5,9%</text:p>
          </table:table-cell>
          <table:table-cell office:value-type="percentage" office:value="5.6523968199999997E-2" table:style-name="ce10">
            <text:p>5,7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Radio Złote Przeboje Na Fali 89,8 FM (Szczecin)</text:p>
          </table:table-cell>
          <table:table-cell office:value-type="percentage" office:value="6.8648491000000006E-2" table:style-name="ce9">
            <text:p>6,9%</text:p>
          </table:table-cell>
          <table:table-cell office:value-type="percentage" office:value="5.51696276E-2" table:style-name="ce9">
            <text:p>5,5%</text:p>
          </table:table-cell>
          <table:table-cell office:value-type="percentage" office:value="7.5936101500000006E-2" table:style-name="ce9">
            <text:p>7,6%</text:p>
          </table:table-cell>
          <table:table-cell office:value-type="percentage" office:value="4.9249779899999999E-2" table:style-name="ce10">
            <text:p>4,9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13">
            <text:p>Radio RMF Classic (sieć: 20 częstotliwości) / badane od 10.2010</text:p>
          </table:table-cell>
          <table:table-cell office:value-type="percentage" office:value="2.9703584099999999E-2" table:style-name="ce9">
            <text:p>3,0%</text:p>
          </table:table-cell>
          <table:table-cell office:value-type="percentage" office:value="3.34327377E-2" table:style-name="ce9">
            <text:p>3,3%</text:p>
          </table:table-cell>
          <table:table-cell office:value-type="percentage" office:value="5.0727996800000001E-2" table:style-name="ce9">
            <text:p>5,1%</text:p>
          </table:table-cell>
          <table:table-cell office:value-type="percentage" office:value="4.2059121099999999E-2" table:style-name="ce10">
            <text:p>4,2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13">
            <text:p>Radio RMF MAXXX (Szczecin)</text:p>
          </table:table-cell>
          <table:table-cell office:value-type="percentage" office:value="2.7161824899999999E-2" table:style-name="ce9">
            <text:p>2,7%</text:p>
          </table:table-cell>
          <table:table-cell office:value-type="percentage" office:value="2.7059761000000002E-2" table:style-name="ce9">
            <text:p>2,7%</text:p>
          </table:table-cell>
          <table:table-cell office:value-type="percentage" office:value="4.4950953199999998E-2" table:style-name="ce9">
            <text:p>4,5%</text:p>
          </table:table-cell>
          <table:table-cell office:value-type="percentage" office:value="3.9831789100000001E-2" table:style-name="ce10">
            <text:p>4,0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13">
            <text:p>Radio ESKA (Szczecin)</text:p>
          </table:table-cell>
          <table:table-cell office:value-type="percentage" office:value="4.9618520399999998E-2" table:style-name="ce9">
            <text:p>5,0%</text:p>
          </table:table-cell>
          <table:table-cell office:value-type="percentage" office:value="4.7847335300000002E-2" table:style-name="ce9">
            <text:p>4,8%</text:p>
          </table:table-cell>
          <table:table-cell office:value-type="percentage" office:value="7.88741367E-2" table:style-name="ce9">
            <text:p>7,9%</text:p>
          </table:table-cell>
          <table:table-cell office:value-type="percentage" office:value="3.8907231399999999E-2" table:style-name="ce10">
            <text:p>3,9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13">
            <text:p>Jedynka - Program 1 Polskiego Radia</text:p>
          </table:table-cell>
          <table:table-cell office:value-type="percentage" office:value="3.8076550200000003E-2" table:style-name="ce9">
            <text:p>3,8%</text:p>
          </table:table-cell>
          <table:table-cell office:value-type="percentage" office:value="3.88631615E-2" table:style-name="ce9">
            <text:p>3,9%</text:p>
          </table:table-cell>
          <table:table-cell office:value-type="percentage" office:value="3.39959705E-2" table:style-name="ce9">
            <text:p>3,4%</text:p>
          </table:table-cell>
          <table:table-cell office:value-type="percentage" office:value="3.4687412299999998E-2" table:style-name="ce10">
            <text:p>3,5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13">
            <text:p>Radio VOX FM (sieć: 17 częstotliwości)/ do 2013-11 Radio Eska Rock</text:p>
          </table:table-cell>
          <table:table-cell office:value-type="percentage" office:value="4.7470648499999997E-2" table:style-name="ce9">
            <text:p>4,7%</text:p>
          </table:table-cell>
          <table:table-cell office:value-type="percentage" office:value="3.3320051099999998E-2" table:style-name="ce9">
            <text:p>3,3%</text:p>
          </table:table-cell>
          <table:table-cell office:value-type="percentage" office:value="5.9173290500000003E-2" table:style-name="ce9">
            <text:p>5,9%</text:p>
          </table:table-cell>
          <table:table-cell office:value-type="percentage" office:value="2.9395600800000001E-2" table:style-name="ce10">
            <text:p>2,9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13">
            <text:p>Radio Plus Szczecin</text:p>
          </table:table-cell>
          <table:table-cell office:value-type="percentage" office:value="2.2043499899999999E-2" table:style-name="ce9">
            <text:p>2,2%</text:p>
          </table:table-cell>
          <table:table-cell office:value-type="percentage" office:value="2.2062483000000001E-2" table:style-name="ce9">
            <text:p>2,2%</text:p>
          </table:table-cell>
          <table:table-cell office:value-type="percentage" office:value="2.19004267E-2" table:style-name="ce9">
            <text:p>2,2%</text:p>
          </table:table-cell>
          <table:table-cell office:value-type="percentage" office:value="2.8851384800000001E-2" table:style-name="ce10">
            <text:p>2,9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13">
            <text:p>Radio Wawa (Szczecin)</text:p>
          </table:table-cell>
          <table:table-cell office:value-type="percentage" office:value="2.5411693499999999E-2" table:style-name="ce9">
            <text:p>2,5%</text:p>
          </table:table-cell>
          <table:table-cell office:value-type="percentage" office:value="2.4461841200000001E-2" table:style-name="ce9">
            <text:p>2,4%</text:p>
          </table:table-cell>
          <table:table-cell office:value-type="percentage" office:value="3.3733168000000001E-2" table:style-name="ce9">
            <text:p>3,4%</text:p>
          </table:table-cell>
          <table:table-cell office:value-type="percentage" office:value="2.3845581000000001E-2" table:style-name="ce10">
            <text:p>2,4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13">
            <text:p>Radio Maryja</text:p>
          </table:table-cell>
          <table:table-cell office:value-type="percentage" office:value="5.4652245E-3" table:style-name="ce9">
            <text:p>0,5%</text:p>
          </table:table-cell>
          <table:table-cell office:value-type="percentage" office:value="5.0066288999999998E-3" table:style-name="ce9">
            <text:p>0,5%</text:p>
          </table:table-cell>
          <table:table-cell office:value-type="percentage" office:value="8.9882817999999993E-3" table:style-name="ce9">
            <text:p>0,9%</text:p>
          </table:table-cell>
          <table:table-cell office:value-type="percentage" office:value="1.32103016E-2" table:style-name="ce10">
            <text:p>1,3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13">
            <text:p>Polskie Radio 24 / do 2016-08 Czwórka - Program 4 Polskiego Radia</text:p>
          </table:table-cell>
          <table:table-cell office:value-type="percentage" office:value="4.4871251000000003E-3" table:style-name="ce9">
            <text:p>0,4%</text:p>
          </table:table-cell>
          <table:table-cell office:value-type="percentage" office:value="9.2664118000000007E-3" table:style-name="ce9">
            <text:p>0,9%</text:p>
          </table:table-cell>
          <table:table-cell office:value-type="percentage" office:value="8.7861252999999993E-3" table:style-name="ce9">
            <text:p>0,9%</text:p>
          </table:table-cell>
          <table:table-cell office:value-type="percentage" office:value="6.5726682999999999E-3" table:style-name="ce10">
            <text:p>0,7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0">
            <text:p>Dwójka - Program 2 Polskiego Radia</text:p>
          </table:table-cell>
          <table:table-cell office:value-type="percentage" office:value="2.981666E-3" table:style-name="ce11">
            <text:p>0,3%</text:p>
          </table:table-cell>
          <table:table-cell office:value-type="percentage" office:value="2.9673986000000002E-3" table:style-name="ce11">
            <text:p>0,3%</text:p>
          </table:table-cell>
          <table:table-cell office:value-type="percentage" office:value="3.4749466999999998E-3" table:style-name="ce11">
            <text:p>0,3%</text:p>
          </table:table-cell>
          <table:table-cell office:value-type="percentage" office:value="5.0262843000000003E-3" table:style-name="ce17">
            <text:p>0,5%</text:p>
          </table:table-cell>
          <table:table-cell table:style-name="ce1"/>
          <table:table-cell table:number-columns-repeated="16378"/>
        </table:table-row>
        <table:table-row table:style-name="ro1">
          <table:table-cell table:style-name="ce9"/>
          <table:table-cell table:number-columns-repeated="4" table:style-name="ce11"/>
          <table:table-cell table:style-name="ce1"/>
          <table:table-cell table:number-columns-repeated="16378"/>
        </table:table-row>
        <table:table-row table:style-name="ro1">
          <table:table-cell office:value-type="string" table:style-name="ce9">
            <text:p>N=</text:p>
          </table:table-cell>
          <table:table-cell office:value-type="float" office:value="1150" table:style-name="ce1">
            <text:p>1150</text:p>
          </table:table-cell>
          <table:table-cell office:value-type="float" office:value="1084" table:style-name="ce1">
            <text:p>1084</text:p>
          </table:table-cell>
          <table:table-cell office:value-type="float" office:value="969" table:style-name="ce1">
            <text:p>969</text:p>
          </table:table-cell>
          <table:table-cell office:value-type="float" office:value="1094" table:style-name="ce1">
            <text:p>1094</text:p>
          </table:table-cell>
          <table:table-cell table:style-name="ce1"/>
          <table:table-cell table:number-columns-repeated="16378"/>
        </table:table-row>
        <table:table-row table:number-rows-repeated="8" table:style-name="ro1">
          <table:table-cell table:style-name="ce9"/>
          <table:table-cell table:number-columns-repeated="4" table:style-name="ce11"/>
          <table:table-cell table:style-name="ce1"/>
          <table:table-cell table:number-columns-repeated="16378"/>
        </table:table-row>
        <table:table-row table:style-name="ro1">
          <table:table-cell table:style-name="ce2"/>
          <table:table-cell table:number-columns-repeated="5" table:style-name="ce1"/>
          <table:table-cell table:number-columns-repeated="16378"/>
        </table:table-row>
        <table:table-row table:style-name="ro1">
          <table:table-cell office:value-type="string" table:style-name="ce2">
            <text:p>Fale:<text:s/></text:p>
          </table:table-cell>
          <table:table-cell table:number-columns-repeated="5" table:style-name="ce1"/>
          <table:table-cell table:number-columns-repeated="16378"/>
        </table:table-row>
        <table:table-row table:style-name="ro1">
          <table:table-cell office:value-type="string" table:style-name="ce2">
            <text:p><text:s text:c="4"/>lipiec 2016 : grudzień 2016 (wielkość: 41 774)</text:p>
          </table:table-cell>
          <table:table-cell table:number-columns-repeated="5" table:style-name="ce1"/>
          <table:table-cell table:number-columns-repeated="16378"/>
        </table:table-row>
        <table:table-row table:style-name="ro1">
          <table:table-cell office:value-type="string" table:style-name="ce2">
            <text:p><text:s text:c="4"/>styczeń 2017 : czerwiec 2017 (wielkość: 41 561)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4"/>lipiec 2017 : grudzień 2017 (wielkość: 41 805)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4"/>styczeń 2018 : czerwiec 2018 (wielkość: 41 517)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Grupy celowe:<text:s/>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4"/>Szczecin: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8"/>Wybrane miasta = Szczecin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8"/>Wielkość (nie ważona): 332 136 (37 497 przypadków, 2,4% całej próby)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8"/>Braki danych usunięte po każdej zmiennej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skaźniki słuchalności: Udział w czasie słuchania (%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Ustawienia wskaźników: Wartość wskaźnika</text:p>
          </table:table-cell>
          <table:table-cell table:number-columns-repeated="16383"/>
        </table:table-row>
        <table:table-row table:number-rows-repeated="3" table:style-name="ro1">
          <table:table-cell table:number-columns-repeated="1024" table:style-name="ce2"/>
          <table:table-cell table:number-columns-repeated="15360"/>
        </table:table-row>
        <table:table-row table:number-rows-repeated="1048522" table:style-name="ro3">
          <table:table-cell table:number-columns-repeated="16384"/>
        </table:table-row>
      </table:table>
      <table:table table:name="Rzeszów" table:style-name="ta1">
        <table:table-column table:style-name="co21" table:default-cell-style-name="ce2"/>
        <table:table-column table:style-name="co22" table:default-cell-style-name="ce2"/>
        <table:table-column table:style-name="co3" table:default-cell-style-name="ce2"/>
        <table:table-column table:style-name="co13" table:default-cell-style-name="ce2"/>
        <table:table-column table:style-name="co15" table:default-cell-style-name="ce2"/>
        <table:table-column table:style-name="co9" table:number-columns-repeated="1018" table:default-cell-style-name="ce2"/>
        <table:table-column table:style-name="co10" table:default-cell-style-name="ce2"/>
        <table:table-column table:style-name="co10" table:number-columns-repeated="15360" table:default-cell-style-name="ce1"/>
        <table:table-row table:style-name="ro1">
          <table:table-cell office:value-type="string" table:style-name="ce2">
            <text:p>SoftReport Explorer - 14.07.2018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Badanie: Radio Track - KBR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Kantar MillwardBrown</text:p>
          </table:table-cell>
          <table:table-cell table:number-columns-repeated="1023" table:style-name="ce2"/>
          <table:table-cell table:number-columns-repeated="15360"/>
        </table:table-row>
        <table:table-row table:number-rows-repeated="3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text:s/></text:p>
          </table:table-cell>
          <table:table-cell table:number-columns-repeated="1023" table:style-name="ce2"/>
          <table:table-cell table:number-columns-repeated="15360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2">
          <table:table-cell table:style-name="ce4"/>
          <table:table-cell office:value-type="string" table:style-name="ce4">
            <text:p>lipiec 2016 : grudzień 2016</text:p>
          </table:table-cell>
          <table:table-cell office:value-type="string" table:style-name="ce4">
            <text:p>styczeń 2017 : czerwiec 2017</text:p>
          </table:table-cell>
          <table:table-cell office:value-type="string" table:style-name="ce4">
            <text:p>lipiec 2017 : grudzień 2017</text:p>
          </table:table-cell>
          <table:table-cell office:value-type="string" table:style-name="ce4">
            <text:p>styczeń 2018 : czerwiec 2018</text:p>
          </table:table-cell>
          <table:table-cell table:number-columns-repeated="16379" table:style-name="ce7"/>
        </table:table-row>
        <table:table-row table:style-name="ro1">
          <table:table-cell office:value-type="string" table:style-name="ce2">
            <text:p>Radio ZET</text:p>
          </table:table-cell>
          <table:table-cell office:value-type="percentage" office:value="0.15853016780000001" table:style-name="ce9">
            <text:p>15,9%</text:p>
          </table:table-cell>
          <table:table-cell office:value-type="percentage" office:value="0.1589007996" table:style-name="ce9">
            <text:p>15,9%</text:p>
          </table:table-cell>
          <table:table-cell office:value-type="percentage" office:value="0.15600352049999999" table:style-name="ce9">
            <text:p>15,6%</text:p>
          </table:table-cell>
          <table:table-cell office:value-type="percentage" office:value="0.18560851440000001" table:style-name="ce10">
            <text:p>18,6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RMF FM</text:p>
          </table:table-cell>
          <table:table-cell office:value-type="percentage" office:value="0.1524391018" table:style-name="ce9">
            <text:p>15,2%</text:p>
          </table:table-cell>
          <table:table-cell office:value-type="percentage" office:value="0.157352674" table:style-name="ce9">
            <text:p>15,7%</text:p>
          </table:table-cell>
          <table:table-cell office:value-type="percentage" office:value="0.1864902893" table:style-name="ce9">
            <text:p>18,6%</text:p>
          </table:table-cell>
          <table:table-cell office:value-type="percentage" office:value="0.15609826900000001" table:style-name="ce10">
            <text:p>15,6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ESKA (Rzeszów)</text:p>
          </table:table-cell>
          <table:table-cell office:value-type="percentage" office:value="7.3342110200000005E-2" table:style-name="ce9">
            <text:p>7,3%</text:p>
          </table:table-cell>
          <table:table-cell office:value-type="percentage" office:value="3.7508172200000002E-2" table:style-name="ce9">
            <text:p>3,8%</text:p>
          </table:table-cell>
          <table:table-cell office:value-type="percentage" office:value="9.2396744099999997E-2" table:style-name="ce9">
            <text:p>9,2%</text:p>
          </table:table-cell>
          <table:table-cell office:value-type="percentage" office:value="8.4543395300000004E-2" table:style-name="ce10">
            <text:p>8,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Antyradio / do 2015-01 Radio ZET Chilli</text:p>
          </table:table-cell>
          <table:table-cell office:value-type="percentage" office:value="5.9081284599999999E-2" table:style-name="ce9">
            <text:p>5,9%</text:p>
          </table:table-cell>
          <table:table-cell office:value-type="percentage" office:value="8.4645933100000001E-2" table:style-name="ce9">
            <text:p>8,5%</text:p>
          </table:table-cell>
          <table:table-cell office:value-type="percentage" office:value="7.22747688E-2" table:style-name="ce9">
            <text:p>7,2%</text:p>
          </table:table-cell>
          <table:table-cell office:value-type="percentage" office:value="8.2181204300000005E-2" table:style-name="ce10">
            <text:p>8,2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olskie Radio Rzeszów</text:p>
          </table:table-cell>
          <table:table-cell office:value-type="percentage" office:value="5.7995405999999999E-2" table:style-name="ce9">
            <text:p>5,8%</text:p>
          </table:table-cell>
          <table:table-cell office:value-type="percentage" office:value="7.4222587800000003E-2" table:style-name="ce9">
            <text:p>7,4%</text:p>
          </table:table-cell>
          <table:table-cell office:value-type="percentage" office:value="7.3073448700000002E-2" table:style-name="ce9">
            <text:p>7,3%</text:p>
          </table:table-cell>
          <table:table-cell office:value-type="percentage" office:value="7.92511786E-2" table:style-name="ce10">
            <text:p>7,9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Złote Przeboje Res 95,7 FM (Rzeszów)</text:p>
          </table:table-cell>
          <table:table-cell office:value-type="percentage" office:value="0.1010164164" table:style-name="ce9">
            <text:p>10,1%</text:p>
          </table:table-cell>
          <table:table-cell office:value-type="percentage" office:value="8.6433628700000001E-2" table:style-name="ce9">
            <text:p>8,6%</text:p>
          </table:table-cell>
          <table:table-cell office:value-type="percentage" office:value="8.5979451600000006E-2" table:style-name="ce9">
            <text:p>8,6%</text:p>
          </table:table-cell>
          <table:table-cell office:value-type="percentage" office:value="7.85314862E-2" table:style-name="ce10">
            <text:p>7,9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Trójka - Program 3 Polskiego Radia</text:p>
          </table:table-cell>
          <table:table-cell office:value-type="percentage" office:value="9.3740431499999999E-2" table:style-name="ce9">
            <text:p>9,4%</text:p>
          </table:table-cell>
          <table:table-cell office:value-type="percentage" office:value="9.7649873600000006E-2" table:style-name="ce9">
            <text:p>9,8%</text:p>
          </table:table-cell>
          <table:table-cell office:value-type="percentage" office:value="5.8319761300000002E-2" table:style-name="ce9">
            <text:p>5,8%</text:p>
          </table:table-cell>
          <table:table-cell office:value-type="percentage" office:value="7.0321837499999998E-2" table:style-name="ce10">
            <text:p>7,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Wawa (Rzeszów)</text:p>
          </table:table-cell>
          <table:table-cell office:value-type="percentage" office:value="5.9480468799999998E-2" table:style-name="ce9">
            <text:p>5,9%</text:p>
          </table:table-cell>
          <table:table-cell office:value-type="percentage" office:value="6.00624503E-2" table:style-name="ce9">
            <text:p>6,0%</text:p>
          </table:table-cell>
          <table:table-cell office:value-type="percentage" office:value="6.07116277E-2" table:style-name="ce9">
            <text:p>6,1%</text:p>
          </table:table-cell>
          <table:table-cell office:value-type="percentage" office:value="4.5686714400000002E-2" table:style-name="ce10">
            <text:p>4,6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VIA (Rzeszów)</text:p>
          </table:table-cell>
          <table:table-cell office:value-type="percentage" office:value="1.3751678E-2" table:style-name="ce9">
            <text:p>1,4%</text:p>
          </table:table-cell>
          <table:table-cell office:value-type="percentage" office:value="3.00808051E-2" table:style-name="ce9">
            <text:p>3,0%</text:p>
          </table:table-cell>
          <table:table-cell office:value-type="percentage" office:value="2.7214627200000001E-2" table:style-name="ce9">
            <text:p>2,7%</text:p>
          </table:table-cell>
          <table:table-cell office:value-type="percentage" office:value="4.12363065E-2" table:style-name="ce10">
            <text:p>4,1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Jedynka - Program 1 Polskiego Radia</text:p>
          </table:table-cell>
          <table:table-cell office:value-type="percentage" office:value="8.8666799099999999E-2" table:style-name="ce9">
            <text:p>8,9%</text:p>
          </table:table-cell>
          <table:table-cell office:value-type="percentage" office:value="7.6389115399999999E-2" table:style-name="ce9">
            <text:p>7,6%</text:p>
          </table:table-cell>
          <table:table-cell office:value-type="percentage" office:value="2.58273826E-2" table:style-name="ce9">
            <text:p>2,6%</text:p>
          </table:table-cell>
          <table:table-cell office:value-type="percentage" office:value="3.7565434500000001E-2" table:style-name="ce10">
            <text:p>3,8%</text:p>
          </table:table-cell>
          <table:table-cell table:number-columns-repeated="16379" table:style-name="ce21"/>
        </table:table-row>
        <table:table-row table:style-name="ro1">
          <table:table-cell office:value-type="string" table:style-name="ce2">
            <text:p>Radio VOX FM (sieć: 17 częstotliwości)/ do 2013-11 Radio Eska Rock</text:p>
          </table:table-cell>
          <table:table-cell office:value-type="percentage" office:value="3.2376392599999998E-2" table:style-name="ce9">
            <text:p>3,2%</text:p>
          </table:table-cell>
          <table:table-cell office:value-type="percentage" office:value="3.90789203E-2" table:style-name="ce9">
            <text:p>3,9%</text:p>
          </table:table-cell>
          <table:table-cell office:value-type="percentage" office:value="3.3800084699999997E-2" table:style-name="ce9">
            <text:p>3,4%</text:p>
          </table:table-cell>
          <table:table-cell office:value-type="percentage" office:value="2.58932126E-2" table:style-name="ce10">
            <text:p>2,6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Maryja</text:p>
          </table:table-cell>
          <table:table-cell office:value-type="percentage" office:value="1.96417708E-2" table:style-name="ce9">
            <text:p>2,0%</text:p>
          </table:table-cell>
          <table:table-cell office:value-type="percentage" office:value="7.0283725999999999E-3" table:style-name="ce9">
            <text:p>0,7%</text:p>
          </table:table-cell>
          <table:table-cell office:value-type="percentage" office:value="4.38506538E-2" table:style-name="ce9">
            <text:p>4,4%</text:p>
          </table:table-cell>
          <table:table-cell office:value-type="percentage" office:value="2.4181407500000002E-2" table:style-name="ce10">
            <text:p>2,4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TOK FM</text:p>
          </table:table-cell>
          <table:table-cell office:value-type="percentage" office:value="1.25771033E-2" table:style-name="ce9">
            <text:p>1,3%</text:p>
          </table:table-cell>
          <table:table-cell office:value-type="percentage" office:value="2.6614421700000002E-2" table:style-name="ce9">
            <text:p>2,7%</text:p>
          </table:table-cell>
          <table:table-cell office:value-type="percentage" office:value="3.5148646899999997E-2" table:style-name="ce9">
            <text:p>3,5%</text:p>
          </table:table-cell>
          <table:table-cell office:value-type="percentage" office:value="2.3665750199999998E-2" table:style-name="ce10">
            <text:p>2,4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olskie Radio 24 / do 2016-08 Czwórka - Program 4 Polskiego Radia</text:p>
          </table:table-cell>
          <table:table-cell office:value-type="percentage" office:value="2.1748847200000001E-2" table:style-name="ce11">
            <text:p>2,2%</text:p>
          </table:table-cell>
          <table:table-cell office:value-type="percentage" office:value="2.6325993299999999E-2" table:style-name="ce11">
            <text:p>2,6%</text:p>
          </table:table-cell>
          <table:table-cell office:value-type="percentage" office:value="1.39745897E-2" table:style-name="ce11">
            <text:p>1,4%</text:p>
          </table:table-cell>
          <table:table-cell office:value-type="percentage" office:value="1.5979206900000001E-2" table:style-name="ce12">
            <text:p>1,6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Akademickie Radio Centrum (Rzeszów)</text:p>
          </table:table-cell>
          <table:table-cell office:value-type="percentage" office:value="2.0338342400000001E-2" table:style-name="ce11">
            <text:p>2,0%</text:p>
          </table:table-cell>
          <table:table-cell office:value-type="percentage" office:value="1.056968E-2" table:style-name="ce11">
            <text:p>1,1%</text:p>
          </table:table-cell>
          <table:table-cell office:value-type="percentage" office:value="7.0565475000000004E-3" table:style-name="ce11">
            <text:p>0,7%</text:p>
          </table:table-cell>
          <table:table-cell office:value-type="percentage" office:value="1.05514258E-2" table:style-name="ce12">
            <text:p>1,1%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Dwójka - Program 2 Polskiego Radia</text:p>
          </table:table-cell>
          <table:table-cell office:value-type="percentage" office:value="2.8230325999999998E-3" table:style-name="ce9">
            <text:p>0,3%</text:p>
          </table:table-cell>
          <table:table-cell office:value-type="percentage" office:value="1.6875303599999999E-2" table:style-name="ce9">
            <text:p>1,7%</text:p>
          </table:table-cell>
          <table:table-cell office:value-type="percentage" office:value="4.9676279000000004E-3" table:style-name="ce9">
            <text:p>0,5%</text:p>
          </table:table-cell>
          <table:table-cell office:value-type="percentage" office:value="3.7836694000000001E-3" table:style-name="ce18">
            <text:p>0,4%</text:p>
          </table:table-cell>
          <table:table-cell table:number-columns-repeated="16379"/>
        </table:table-row>
        <table:table-row table:style-name="ro1">
          <table:table-cell table:number-columns-repeated="5" table:style-name="ce9"/>
          <table:table-cell table:number-columns-repeated="16379"/>
        </table:table-row>
        <table:table-row table:style-name="ro1">
          <table:table-cell office:value-type="string" table:style-name="ce9">
            <text:p>N=</text:p>
          </table:table-cell>
          <table:table-cell office:value-type="float" office:value="514" table:style-name="ce1">
            <text:p>514</text:p>
          </table:table-cell>
          <table:table-cell office:value-type="float" office:value="536" table:style-name="ce1">
            <text:p>536</text:p>
          </table:table-cell>
          <table:table-cell office:value-type="float" office:value="504" table:style-name="ce1">
            <text:p>504</text:p>
          </table:table-cell>
          <table:table-cell office:value-type="float" office:value="560" table:style-name="ce1">
            <text:p>560</text:p>
          </table:table-cell>
          <table:table-cell table:number-columns-repeated="16379"/>
        </table:table-row>
        <table:table-row table:number-rows-repeated="5" table:style-name="ro1">
          <table:table-cell table:number-columns-repeated="5" table:style-name="ce9"/>
          <table:table-cell table:number-columns-repeated="16379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Fale:<text:s/>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4"/>lipiec 2016 : grudzień 2016 (wielkość: 41 774)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4"/>styczeń 2017 : czerwiec 2017 (wielkość: 41 561)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4"/>lipiec 2017 : grudzień 2017 (wielkość: 41 805)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4"/>styczeń 2018 : czerwiec 2018 (wielkość: 41 517)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Grupy celowe:<text:s/>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4"/>Rzeszów: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8"/>Wybrane miasta = Rzeszów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8"/>Wielkość (nie ważona): 137 767 (23 847 przypadków, 1,5% całej próby)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8"/>Braki danych usunięte po każdej zmiennej.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skaźniki słuchalności: Udział w czasie słuchania (%)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Ustawienia wskaźników: Wartość wskaźnik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number-rows-repeated="1048528" table:style-name="ro3">
          <table:table-cell table:number-columns-repeated="16384"/>
        </table:table-row>
      </table:table>
      <table:table table:name="Radom" table:style-name="ta1">
        <table:table-column table:style-name="co23" table:default-cell-style-name="ce2"/>
        <table:table-column table:style-name="co19" table:default-cell-style-name="ce2"/>
        <table:table-column table:style-name="co24" table:default-cell-style-name="ce2"/>
        <table:table-column table:style-name="co3" table:default-cell-style-name="ce2"/>
        <table:table-column table:style-name="co8" table:default-cell-style-name="ce2"/>
        <table:table-column table:style-name="co9" table:number-columns-repeated="1018" table:default-cell-style-name="ce2"/>
        <table:table-column table:style-name="co10" table:default-cell-style-name="ce2"/>
        <table:table-column table:style-name="co10" table:number-columns-repeated="15360" table:default-cell-style-name="ce1"/>
        <table:table-row table:style-name="ro1">
          <table:table-cell office:value-type="string" table:style-name="ce2">
            <text:p>SoftReport Explorer - 14.07.2018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Badanie: Radio Track - KBR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Kantar MillwardBrown</text:p>
          </table:table-cell>
          <table:table-cell table:number-columns-repeated="1023" table:style-name="ce2"/>
          <table:table-cell table:number-columns-repeated="15360"/>
        </table:table-row>
        <table:table-row table:number-rows-repeated="3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text:s/></text:p>
          </table:table-cell>
          <table:table-cell table:number-columns-repeated="1023" table:style-name="ce2"/>
          <table:table-cell table:number-columns-repeated="15360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2">
          <table:table-cell table:style-name="ce4"/>
          <table:table-cell office:value-type="string" table:style-name="ce4">
            <text:p>lipiec 2016 : grudzień 2016</text:p>
          </table:table-cell>
          <table:table-cell office:value-type="string" table:style-name="ce4">
            <text:p>styczeń 2017 : czerwiec 2017</text:p>
          </table:table-cell>
          <table:table-cell office:value-type="string" table:style-name="ce4">
            <text:p>lipiec 2017 : grudzień 2017</text:p>
          </table:table-cell>
          <table:table-cell office:value-type="string" table:style-name="ce4">
            <text:p>styczeń 2018 : czerwiec 2018</text:p>
          </table:table-cell>
          <table:table-cell table:number-columns-repeated="16379" table:style-name="ce7"/>
        </table:table-row>
        <table:table-row table:style-name="ro1">
          <table:table-cell office:value-type="string" table:style-name="ce2">
            <text:p>Radio Rekord FM (Radom)</text:p>
          </table:table-cell>
          <table:table-cell office:value-type="percentage" office:value="0.2277308056" table:style-name="ce9">
            <text:p>22,8%</text:p>
          </table:table-cell>
          <table:table-cell office:value-type="percentage" office:value="0.31985250939999998" table:style-name="ce9">
            <text:p>32,0%</text:p>
          </table:table-cell>
          <table:table-cell office:value-type="percentage" office:value="0.27724285370000001" table:style-name="ce9">
            <text:p>27,7%</text:p>
          </table:table-cell>
          <table:table-cell office:value-type="percentage" office:value="0.25214951730000001" table:style-name="ce10">
            <text:p>25,2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RMF FM</text:p>
          </table:table-cell>
          <table:table-cell office:value-type="percentage" office:value="0.1334669872" table:style-name="ce9">
            <text:p>13,3%</text:p>
          </table:table-cell>
          <table:table-cell office:value-type="percentage" office:value="7.4749647000000002E-2" table:style-name="ce9">
            <text:p>7,5%</text:p>
          </table:table-cell>
          <table:table-cell office:value-type="percentage" office:value="0.14930178769999999" table:style-name="ce9">
            <text:p>14,9%</text:p>
          </table:table-cell>
          <table:table-cell office:value-type="percentage" office:value="0.14170313809999999" table:style-name="ce10">
            <text:p>14,2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ESKA (Radom)</text:p>
          </table:table-cell>
          <table:table-cell office:value-type="percentage" office:value="0.1111140224" table:style-name="ce9">
            <text:p>11,1%</text:p>
          </table:table-cell>
          <table:table-cell office:value-type="percentage" office:value="0.1007520596" table:style-name="ce9">
            <text:p>10,1%</text:p>
          </table:table-cell>
          <table:table-cell office:value-type="percentage" office:value="0.1291666259" table:style-name="ce9">
            <text:p>12,9%</text:p>
          </table:table-cell>
          <table:table-cell office:value-type="percentage" office:value="0.1145339557" table:style-name="ce10">
            <text:p>11,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ZET</text:p>
          </table:table-cell>
          <table:table-cell office:value-type="percentage" office:value="0.13551603349999999" table:style-name="ce9">
            <text:p>13,6%</text:p>
          </table:table-cell>
          <table:table-cell office:value-type="percentage" office:value="0.12308485850000001" table:style-name="ce9">
            <text:p>12,3%</text:p>
          </table:table-cell>
          <table:table-cell office:value-type="percentage" office:value="0.12867506610000001" table:style-name="ce9">
            <text:p>12,9%</text:p>
          </table:table-cell>
          <table:table-cell office:value-type="percentage" office:value="9.3376912100000001E-2" table:style-name="ce10">
            <text:p>9,3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Plus Radom</text:p>
          </table:table-cell>
          <table:table-cell office:value-type="percentage" office:value="5.32248627E-2" table:style-name="ce9">
            <text:p>5,3%</text:p>
          </table:table-cell>
          <table:table-cell office:value-type="percentage" office:value="6.6202802800000002E-2" table:style-name="ce9">
            <text:p>6,6%</text:p>
          </table:table-cell>
          <table:table-cell office:value-type="percentage" office:value="8.0892002500000004E-2" table:style-name="ce9">
            <text:p>8,1%</text:p>
          </table:table-cell>
          <table:table-cell office:value-type="percentage" office:value="7.2782425799999995E-2" table:style-name="ce10">
            <text:p>7,3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Jedynka - Program 1 Polskiego Radia</text:p>
          </table:table-cell>
          <table:table-cell office:value-type="percentage" office:value="9.2483810999999999E-2" table:style-name="ce9">
            <text:p>9,2%</text:p>
          </table:table-cell>
          <table:table-cell office:value-type="percentage" office:value="8.76016092E-2" table:style-name="ce9">
            <text:p>8,8%</text:p>
          </table:table-cell>
          <table:table-cell office:value-type="percentage" office:value="6.5587084399999995E-2" table:style-name="ce9">
            <text:p>6,6%</text:p>
          </table:table-cell>
          <table:table-cell office:value-type="percentage" office:value="7.0071054600000002E-2" table:style-name="ce10">
            <text:p>7,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VOX FM (Radom) / do 2016-08 Radio Mazowsze (Radom)</text:p>
          </table:table-cell>
          <table:table-cell office:value-type="percentage" office:value="5.95345709E-2" table:style-name="ce9">
            <text:p>6,0%</text:p>
          </table:table-cell>
          <table:table-cell office:value-type="percentage" office:value="4.1349629300000003E-2" table:style-name="ce9">
            <text:p>4,1%</text:p>
          </table:table-cell>
          <table:table-cell office:value-type="percentage" office:value="4.7572243600000001E-2" table:style-name="ce9">
            <text:p>4,8%</text:p>
          </table:table-cell>
          <table:table-cell office:value-type="percentage" office:value="6.2164755299999999E-2" table:style-name="ce10">
            <text:p>6,2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Trójka - Program 3 Polskiego Radia</text:p>
          </table:table-cell>
          <table:table-cell office:value-type="percentage" office:value="5.7681010300000002E-2" table:style-name="ce9">
            <text:p>5,8%</text:p>
          </table:table-cell>
          <table:table-cell office:value-type="percentage" office:value="5.32744972E-2" table:style-name="ce9">
            <text:p>5,3%</text:p>
          </table:table-cell>
          <table:table-cell office:value-type="percentage" office:value="4.92051285E-2" table:style-name="ce9">
            <text:p>4,9%</text:p>
          </table:table-cell>
          <table:table-cell office:value-type="percentage" office:value="4.6227808600000003E-2" table:style-name="ce10">
            <text:p>4,6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Maryja</text:p>
          </table:table-cell>
          <table:table-cell office:value-type="percentage" office:value="1.63245596E-2" table:style-name="ce9">
            <text:p>1,6%</text:p>
          </table:table-cell>
          <table:table-cell office:value-type="percentage" office:value="2.810847E-2" table:style-name="ce9">
            <text:p>2,8%</text:p>
          </table:table-cell>
          <table:table-cell office:value-type="percentage" office:value="2.1239034800000001E-2" table:style-name="ce9">
            <text:p>2,1%</text:p>
          </table:table-cell>
          <table:table-cell office:value-type="percentage" office:value="3.3987545000000001E-2" table:style-name="ce10">
            <text:p>3,4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TOK FM</text:p>
          </table:table-cell>
          <table:table-cell office:value-type="percentage" office:value="3.97248397E-2" table:style-name="ce9">
            <text:p>4,0%</text:p>
          </table:table-cell>
          <table:table-cell office:value-type="percentage" office:value="3.8942490900000001E-2" table:style-name="ce9">
            <text:p>3,9%</text:p>
          </table:table-cell>
          <table:table-cell office:value-type="percentage" office:value="1.1900280399999999E-2" table:style-name="ce9">
            <text:p>1,2%</text:p>
          </table:table-cell>
          <table:table-cell office:value-type="percentage" office:value="3.0715149099999998E-2" table:style-name="ce10">
            <text:p>3,1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wójka - Program 2 Polskiego Radia</text:p>
          </table:table-cell>
          <table:table-cell office:value-type="percentage" office:value="8.5038804999999999E-3" table:style-name="ce9">
            <text:p>0,9%</text:p>
          </table:table-cell>
          <table:table-cell office:value-type="percentage" office:value="8.4880627999999996E-3" table:style-name="ce9">
            <text:p>0,8%</text:p>
          </table:table-cell>
          <table:table-cell office:value-type="percentage" office:value="3.6894263000000001E-3" table:style-name="ce9">
            <text:p>0,4%</text:p>
          </table:table-cell>
          <table:table-cell office:value-type="percentage" office:value="2.14979457E-2" table:style-name="ce10">
            <text:p>2,1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olskie Radio 24 / do 2016-08 Czwórka - Program 4 Polskiego Radia</text:p>
          </table:table-cell>
          <table:table-cell office:value-type="percentage" office:value="8.3142170000000005E-3" table:style-name="ce11">
            <text:p>0,8%</text:p>
          </table:table-cell>
          <table:table-cell office:value-type="percentage" office:value="8.3346897999999996E-3" table:style-name="ce11">
            <text:p>0,8%</text:p>
          </table:table-cell>
          <table:table-cell office:value-type="percentage" office:value="2.4236564999999999E-3" table:style-name="ce11">
            <text:p>0,2%</text:p>
          </table:table-cell>
          <table:table-cell office:value-type="percentage" office:value="1.55454904E-2" table:style-name="ce12">
            <text:p>1,6%</text:p>
          </table:table-cell>
          <table:table-cell table:number-columns-repeated="16379"/>
        </table:table-row>
        <table:table-row table:style-name="ro1">
          <table:table-cell table:style-name="ce2"/>
          <table:table-cell table:number-columns-repeated="3" table:style-name="ce9"/>
          <table:table-cell table:style-name="ce22"/>
          <table:table-cell table:number-columns-repeated="16379"/>
        </table:table-row>
        <table:table-row table:style-name="ro1">
          <table:table-cell office:value-type="string" table:style-name="ce2">
            <text:p>N=</text:p>
          </table:table-cell>
          <table:table-cell office:value-type="float" office:value="628" table:style-name="ce1">
            <text:p>628</text:p>
          </table:table-cell>
          <table:table-cell office:value-type="float" office:value="639" table:style-name="ce1">
            <text:p>639</text:p>
          </table:table-cell>
          <table:table-cell office:value-type="float" office:value="629" table:style-name="ce1">
            <text:p>629</text:p>
          </table:table-cell>
          <table:table-cell office:value-type="float" office:value="587" table:style-name="ce1">
            <text:p>587</text:p>
          </table:table-cell>
          <table:table-cell table:number-columns-repeated="16379"/>
        </table:table-row>
        <table:table-row table:number-rows-repeated="2" table:style-name="ro1">
          <table:table-cell table:style-name="ce2"/>
          <table:table-cell table:number-columns-repeated="4" table:style-name="ce9"/>
          <table:table-cell table:number-columns-repeated="16379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4"/>lipiec 2016 : grudzień 2016 (wielkość: 41 774)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4"/>styczeń 2017 : czerwiec 2017 (wielkość: 41 561)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4"/>lipiec 2017 : grudzień 2017 (wielkość: 41 805)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4"/>styczeń 2018 : czerwiec 2018 (wielkość: 41 517)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Grupy celowe:<text:s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4"/>Radom: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8"/>Wybrane miasta = Rado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8"/>Wielkość (nie ważona): 177 932 (25 021 przypadków, 1,6% całej próby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8"/>Braki danych usunięte po każdej zmiennej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skaźniki słuchalności: Udział w czasie słuchania (%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Ustawienia wskaźników: Wartość wskaźnika</text:p>
          </table:table-cell>
          <table:table-cell table:number-columns-repeated="16383"/>
        </table:table-row>
        <table:table-row table:number-rows-repeated="5" table:style-name="ro1">
          <table:table-cell table:number-columns-repeated="1024" table:style-name="ce2"/>
          <table:table-cell table:number-columns-repeated="15360"/>
        </table:table-row>
        <table:table-row table:number-rows-repeated="1048532" table:style-name="ro3">
          <table:table-cell table:number-columns-repeated="16384"/>
        </table:table-row>
      </table:table>
      <table:table table:name="Poznań" table:style-name="ta1"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15" table:default-cell-style-name="ce2"/>
        <table:table-column table:style-name="co28" table:default-cell-style-name="ce2"/>
        <table:table-column table:style-name="co9" table:number-columns-repeated="1018" table:default-cell-style-name="ce2"/>
        <table:table-column table:style-name="co10" table:default-cell-style-name="ce2"/>
        <table:table-column table:style-name="co10" table:number-columns-repeated="15360" table:default-cell-style-name="ce1"/>
        <table:table-row table:style-name="ro1">
          <table:table-cell office:value-type="string" table:style-name="ce2">
            <text:p>SoftReport Explorer - 14.07.2018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Badanie: Radio Track - KBR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Kantar MillwardBrown</text:p>
          </table:table-cell>
          <table:table-cell table:number-columns-repeated="1023" table:style-name="ce2"/>
          <table:table-cell table:number-columns-repeated="15360"/>
        </table:table-row>
        <table:table-row table:number-rows-repeated="3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text:s/></text:p>
          </table:table-cell>
          <table:table-cell table:number-columns-repeated="1023" table:style-name="ce2"/>
          <table:table-cell table:number-columns-repeated="15360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2">
          <table:table-cell table:style-name="ce4"/>
          <table:table-cell office:value-type="string" table:style-name="ce4">
            <text:p>lipiec 2016 : grudzień 2016</text:p>
          </table:table-cell>
          <table:table-cell office:value-type="string" table:style-name="ce4">
            <text:p>styczeń 2017 : czerwiec 2017</text:p>
          </table:table-cell>
          <table:table-cell office:value-type="string" table:style-name="ce4">
            <text:p>lipiec 2017 : grudzień 2017</text:p>
          </table:table-cell>
          <table:table-cell office:value-type="string" table:style-name="ce4">
            <text:p>styczeń 2018 : czerwiec 2018</text:p>
          </table:table-cell>
          <table:table-cell table:number-columns-repeated="16379" table:style-name="ce7"/>
        </table:table-row>
        <table:table-row table:style-name="ro1">
          <table:table-cell office:value-type="string" table:style-name="ce2">
            <text:p>Radio RMF FM</text:p>
          </table:table-cell>
          <table:table-cell office:value-type="percentage" office:value="0.1142008439" table:style-name="ce9">
            <text:p>11,4%</text:p>
          </table:table-cell>
          <table:table-cell office:value-type="percentage" office:value="0.1167632177" table:style-name="ce9">
            <text:p>11,7%</text:p>
          </table:table-cell>
          <table:table-cell office:value-type="percentage" office:value="0.13186869440000001" table:style-name="ce9">
            <text:p>13,2%</text:p>
          </table:table-cell>
          <table:table-cell office:value-type="percentage" office:value="0.1246055836" table:style-name="ce10">
            <text:p>12,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ESKA (Poznań)</text:p>
          </table:table-cell>
          <table:table-cell office:value-type="percentage" office:value="0.1034056114" table:style-name="ce9">
            <text:p>10,3%</text:p>
          </table:table-cell>
          <table:table-cell office:value-type="percentage" office:value="8.2276253800000004E-2" table:style-name="ce9">
            <text:p>8,2%</text:p>
          </table:table-cell>
          <table:table-cell office:value-type="percentage" office:value="0.1041338104" table:style-name="ce9">
            <text:p>10,4%</text:p>
          </table:table-cell>
          <table:table-cell office:value-type="percentage" office:value="0.1124220641" table:style-name="ce10">
            <text:p>11,2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Złote Przeboje 88,4 FM (Poznań)</text:p>
          </table:table-cell>
          <table:table-cell office:value-type="percentage" office:value="0.10152100679999999" table:style-name="ce9">
            <text:p>10,2%</text:p>
          </table:table-cell>
          <table:table-cell office:value-type="percentage" office:value="8.2183099600000004E-2" table:style-name="ce9">
            <text:p>8,2%</text:p>
          </table:table-cell>
          <table:table-cell office:value-type="percentage" office:value="0.12254616779999999" table:style-name="ce9">
            <text:p>12,3%</text:p>
          </table:table-cell>
          <table:table-cell office:value-type="percentage" office:value="9.2400128600000006E-2" table:style-name="ce10">
            <text:p>9,2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TOK FM</text:p>
          </table:table-cell>
          <table:table-cell office:value-type="percentage" office:value="8.8384819899999995E-2" table:style-name="ce9">
            <text:p>8,8%</text:p>
          </table:table-cell>
          <table:table-cell office:value-type="percentage" office:value="9.9528004200000006E-2" table:style-name="ce9">
            <text:p>10,0%</text:p>
          </table:table-cell>
          <table:table-cell office:value-type="percentage" office:value="7.2385279699999999E-2" table:style-name="ce9">
            <text:p>7,2%</text:p>
          </table:table-cell>
          <table:table-cell office:value-type="percentage" office:value="8.5766026199999998E-2" table:style-name="ce10">
            <text:p>8,6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Trójka - Program 3 Polskiego Radia</text:p>
          </table:table-cell>
          <table:table-cell office:value-type="percentage" office:value="8.9565622299999995E-2" table:style-name="ce9">
            <text:p>9,0%</text:p>
          </table:table-cell>
          <table:table-cell office:value-type="percentage" office:value="9.3397747500000003E-2" table:style-name="ce9">
            <text:p>9,3%</text:p>
          </table:table-cell>
          <table:table-cell office:value-type="percentage" office:value="9.0160117600000006E-2" table:style-name="ce9">
            <text:p>9,0%</text:p>
          </table:table-cell>
          <table:table-cell office:value-type="percentage" office:value="8.1659990700000004E-2" table:style-name="ce10">
            <text:p>8,2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VOX FM (Poznań) / do 2013-11 Radio Eska Rock (Poznań)</text:p>
          </table:table-cell>
          <table:table-cell office:value-type="percentage" office:value="6.0658568099999997E-2" table:style-name="ce9">
            <text:p>6,1%</text:p>
          </table:table-cell>
          <table:table-cell office:value-type="percentage" office:value="6.4027250199999997E-2" table:style-name="ce9">
            <text:p>6,4%</text:p>
          </table:table-cell>
          <table:table-cell office:value-type="percentage" office:value="7.6490613499999999E-2" table:style-name="ce9">
            <text:p>7,6%</text:p>
          </table:table-cell>
          <table:table-cell office:value-type="percentage" office:value="8.0907192899999994E-2" table:style-name="ce10">
            <text:p>8,1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ZET</text:p>
          </table:table-cell>
          <table:table-cell office:value-type="percentage" office:value="6.7599279100000007E-2" table:style-name="ce9">
            <text:p>6,8%</text:p>
          </table:table-cell>
          <table:table-cell office:value-type="percentage" office:value="4.7391533200000002E-2" table:style-name="ce9">
            <text:p>4,7%</text:p>
          </table:table-cell>
          <table:table-cell office:value-type="percentage" office:value="7.5212988499999994E-2" table:style-name="ce9">
            <text:p>7,5%</text:p>
          </table:table-cell>
          <table:table-cell office:value-type="percentage" office:value="7.4952504599999997E-2" table:style-name="ce10">
            <text:p>7,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RMF Classic (sieć: 20 częstotliwości) / badane od 10.2010</text:p>
          </table:table-cell>
          <table:table-cell office:value-type="percentage" office:value="4.4076507600000002E-2" table:style-name="ce9">
            <text:p>4,4%</text:p>
          </table:table-cell>
          <table:table-cell office:value-type="percentage" office:value="3.0299515799999999E-2" table:style-name="ce9">
            <text:p>3,0%</text:p>
          </table:table-cell>
          <table:table-cell office:value-type="percentage" office:value="2.9218982399999999E-2" table:style-name="ce9">
            <text:p>2,9%</text:p>
          </table:table-cell>
          <table:table-cell office:value-type="percentage" office:value="5.2979298299999998E-2" table:style-name="ce10">
            <text:p>5,3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Antyradio / do 2015-01 Radio ZET Chilli</text:p>
          </table:table-cell>
          <table:table-cell office:value-type="percentage" office:value="1.7885684900000001E-2" table:style-name="ce9">
            <text:p>1,8%</text:p>
          </table:table-cell>
          <table:table-cell office:value-type="percentage" office:value="4.23151186E-2" table:style-name="ce9">
            <text:p>4,2%</text:p>
          </table:table-cell>
          <table:table-cell office:value-type="percentage" office:value="2.93532702E-2" table:style-name="ce9">
            <text:p>2,9%</text:p>
          </table:table-cell>
          <table:table-cell office:value-type="percentage" office:value="4.6588605200000001E-2" table:style-name="ce10">
            <text:p>4,7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Pogoda (Poznań) / do 2015-06 Radio Blue FM 103,4 (Poznań)</text:p>
          </table:table-cell>
          <table:table-cell office:value-type="percentage" office:value="5.3010496300000001E-2" table:style-name="ce9">
            <text:p>5,3%</text:p>
          </table:table-cell>
          <table:table-cell office:value-type="percentage" office:value="4.5635105500000002E-2" table:style-name="ce9">
            <text:p>4,6%</text:p>
          </table:table-cell>
          <table:table-cell office:value-type="percentage" office:value="5.1360878999999998E-2" table:style-name="ce9">
            <text:p>5,1%</text:p>
          </table:table-cell>
          <table:table-cell office:value-type="percentage" office:value="4.1522687400000001E-2" table:style-name="ce10">
            <text:p>4,2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ock Radio 105,4 FM (Poznań) / do 2014-01 Radio 105,4 Roxy FM (Poznań)</text:p>
          </table:table-cell>
          <table:table-cell office:value-type="percentage" office:value="2.18408722E-2" table:style-name="ce9">
            <text:p>2,2%</text:p>
          </table:table-cell>
          <table:table-cell office:value-type="percentage" office:value="5.50546856E-2" table:style-name="ce9">
            <text:p>5,5%</text:p>
          </table:table-cell>
          <table:table-cell office:value-type="percentage" office:value="3.2747609900000002E-2" table:style-name="ce9">
            <text:p>3,3%</text:p>
          </table:table-cell>
          <table:table-cell office:value-type="percentage" office:value="4.0267546699999997E-2" table:style-name="ce10">
            <text:p>4,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Poznań / do 2017-06 Radio Merkury (Poznań)</text:p>
          </table:table-cell>
          <table:table-cell office:value-type="percentage" office:value="5.48221952E-2" table:style-name="ce9">
            <text:p>5,5%</text:p>
          </table:table-cell>
          <table:table-cell office:value-type="percentage" office:value="6.2396571900000003E-2" table:style-name="ce9">
            <text:p>6,2%</text:p>
          </table:table-cell>
          <table:table-cell office:value-type="percentage" office:value="4.0708218400000003E-2" table:style-name="ce9">
            <text:p>4,1%</text:p>
          </table:table-cell>
          <table:table-cell office:value-type="percentage" office:value="3.37533442E-2" table:style-name="ce10">
            <text:p>3,4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Jedynka - Program 1 Polskiego Radia</text:p>
          </table:table-cell>
          <table:table-cell office:value-type="percentage" office:value="6.7405621900000004E-2" table:style-name="ce9">
            <text:p>6,7%</text:p>
          </table:table-cell>
          <table:table-cell office:value-type="percentage" office:value="4.5175170100000002E-2" table:style-name="ce9">
            <text:p>4,5%</text:p>
          </table:table-cell>
          <table:table-cell office:value-type="percentage" office:value="3.4517793499999998E-2" table:style-name="ce9">
            <text:p>3,5%</text:p>
          </table:table-cell>
          <table:table-cell office:value-type="percentage" office:value="2.48020116E-2" table:style-name="ce10">
            <text:p>2,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Meloradio (Poznań) / do 2017-08 Radio ZET Gold (Poznań)</text:p>
          </table:table-cell>
          <table:table-cell office:value-type="percentage" office:value="6.4367564000000002E-3" table:style-name="ce9">
            <text:p>0,6%</text:p>
          </table:table-cell>
          <table:table-cell office:value-type="percentage" office:value="1.33412246E-2" table:style-name="ce9">
            <text:p>1,3%</text:p>
          </table:table-cell>
          <table:table-cell office:value-type="percentage" office:value="1.16995044E-2" table:style-name="ce9">
            <text:p>1,2%</text:p>
          </table:table-cell>
          <table:table-cell office:value-type="percentage" office:value="2.2444032999999999E-2" table:style-name="ce10">
            <text:p>2,2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RMF MAXXX (Poznań)</text:p>
          </table:table-cell>
          <table:table-cell office:value-type="percentage" office:value="2.75128964E-2" table:style-name="ce9">
            <text:p>2,8%</text:p>
          </table:table-cell>
          <table:table-cell office:value-type="percentage" office:value="2.1510756999999998E-2" table:style-name="ce9">
            <text:p>2,2%</text:p>
          </table:table-cell>
          <table:table-cell office:value-type="percentage" office:value="2.4899076999999999E-2" table:style-name="ce9">
            <text:p>2,5%</text:p>
          </table:table-cell>
          <table:table-cell office:value-type="percentage" office:value="2.1806856699999998E-2" table:style-name="ce10">
            <text:p>2,2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Muzo.fm / do 2014-09 Radio PiN</text:p>
          </table:table-cell>
          <table:table-cell office:value-type="percentage" office:value="2.7406784E-2" table:style-name="ce9">
            <text:p>2,7%</text:p>
          </table:table-cell>
          <table:table-cell office:value-type="percentage" office:value="2.1281662100000001E-2" table:style-name="ce9">
            <text:p>2,1%</text:p>
          </table:table-cell>
          <table:table-cell office:value-type="percentage" office:value="1.56096033E-2" table:style-name="ce9">
            <text:p>1,6%</text:p>
          </table:table-cell>
          <table:table-cell office:value-type="percentage" office:value="1.8010226800000001E-2" table:style-name="ce10">
            <text:p>1,8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Afera (Poznań)</text:p>
          </table:table-cell>
          <table:table-cell office:value-type="percentage" office:value="6.1409656999999998E-3" table:style-name="ce9">
            <text:p>0,6%</text:p>
          </table:table-cell>
          <table:table-cell office:value-type="percentage" office:value="1.4379216300000001E-2" table:style-name="ce9">
            <text:p>1,4%</text:p>
          </table:table-cell>
          <table:table-cell office:value-type="percentage" office:value="3.2744778999999999E-3" table:style-name="ce9">
            <text:p>0,3%</text:p>
          </table:table-cell>
          <table:table-cell office:value-type="percentage" office:value="8.0405206999999996E-3" table:style-name="ce10">
            <text:p>0,8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Maryja</text:p>
          </table:table-cell>
          <table:table-cell office:value-type="percentage" office:value="5.4392140000000004E-3" table:style-name="ce9">
            <text:p>0,5%</text:p>
          </table:table-cell>
          <table:table-cell office:value-type="percentage" office:value="9.4011994000000008E-3" table:style-name="ce9">
            <text:p>0,9%</text:p>
          </table:table-cell>
          <table:table-cell office:value-type="percentage" office:value="1.3347842E-2" table:style-name="ce9">
            <text:p>1,3%</text:p>
          </table:table-cell>
          <table:table-cell office:value-type="percentage" office:value="7.0370420000000003E-3" table:style-name="ce10">
            <text:p>0,7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MC Radio (Poznań)</text:p>
          </table:table-cell>
          <table:table-cell office:value-type="percentage" office:value="1.17336074E-2" table:style-name="ce9">
            <text:p>1,2%</text:p>
          </table:table-cell>
          <table:table-cell office:value-type="percentage" office:value="2.7235720000000001E-2" table:style-name="ce9">
            <text:p>2,7%</text:p>
          </table:table-cell>
          <table:table-cell office:value-type="percentage" office:value="8.3147605000000006E-3" table:style-name="ce9">
            <text:p>0,8%</text:p>
          </table:table-cell>
          <table:table-cell office:value-type="percentage" office:value="6.2000969999999999E-3" table:style-name="ce10">
            <text:p>0,6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Emaus - Katolickie Radio Poznań</text:p>
          </table:table-cell>
          <table:table-cell office:value-type="percentage" office:value="7.3724076000000003E-3" table:style-name="ce9">
            <text:p>0,7%</text:p>
          </table:table-cell>
          <table:table-cell office:value-type="percentage" office:value="5.3814259000000003E-3" table:style-name="ce9">
            <text:p>0,5%</text:p>
          </table:table-cell>
          <table:table-cell office:value-type="percentage" office:value="6.0275724999999999E-3" table:style-name="ce9">
            <text:p>0,6%</text:p>
          </table:table-cell>
          <table:table-cell office:value-type="percentage" office:value="5.7502665999999997E-3" table:style-name="ce10">
            <text:p>0,6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olskie Radio 24 / do 2016-08 Czwórka - Program 4 Polskiego Radia</text:p>
          </table:table-cell>
          <table:table-cell office:value-type="percentage" office:value="8.2691993000000002E-3" table:style-name="ce9">
            <text:p>0,8%</text:p>
          </table:table-cell>
          <table:table-cell office:value-type="percentage" office:value="1.07258858E-2" table:style-name="ce9">
            <text:p>1,1%</text:p>
          </table:table-cell>
          <table:table-cell office:value-type="percentage" office:value="5.8514609999999996E-3" table:style-name="ce9">
            <text:p>0,6%</text:p>
          </table:table-cell>
          <table:table-cell office:value-type="percentage" office:value="4.4388099E-3" table:style-name="ce10">
            <text:p>0,4%</text:p>
          </table:table-cell>
          <table:table-cell table:number-columns-repeated="16379"/>
        </table:table-row>
        <table:table-row table:style-name="ro1">
          <table:table-cell office:value-type="string" table:style-name="ce23">
            <text:p>Dwójka - Program 2 Polskiego Radia</text:p>
          </table:table-cell>
          <table:table-cell office:value-type="percentage" office:value="4.5515405000000004E-3" table:style-name="ce11">
            <text:p>0,5%</text:p>
          </table:table-cell>
          <table:table-cell office:value-type="percentage" office:value="4.1520988000000002E-3" table:style-name="ce11">
            <text:p>0,4%</text:p>
          </table:table-cell>
          <table:table-cell office:value-type="percentage" office:value="1.0784673099999999E-2" table:style-name="ce11">
            <text:p>1,1%</text:p>
          </table:table-cell>
          <table:table-cell office:value-type="percentage" office:value="3.6068554000000001E-3" table:style-name="ce12">
            <text:p>0,4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N=</text:p>
          </table:table-cell>
          <table:table-cell office:value-type="float" office:value="1566" table:style-name="ce1">
            <text:p>1566</text:p>
          </table:table-cell>
          <table:table-cell office:value-type="float" office:value="1525" table:style-name="ce1">
            <text:p>1525</text:p>
          </table:table-cell>
          <table:table-cell office:value-type="float" office:value="1497" table:style-name="ce1">
            <text:p>1497</text:p>
          </table:table-cell>
          <table:table-cell office:value-type="float" office:value="1468" table:style-name="ce1">
            <text:p>146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ale:<text:s/>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4"/>lipiec 2016 : grudzień 2016 (wielkość: 41 774)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4"/>styczeń 2017 : czerwiec 2017 (wielkość: 41 561)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4"/>lipiec 2017 : grudzień 2017 (wielkość: 41 805)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4"/>styczeń 2018 : czerwiec 2018 (wielkość: 41 517)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Grupy celowe:<text:s/>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4"/>Poznań: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8"/>Wybrane miasta = Poznań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8"/>Wielkość (nie ważona): 453 635 (58 664 przypadków, 3,8% całej próby)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8"/>Braki danych usunięte po każdej zmiennej.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skaźniki słuchalności: Udział w czasie słuchania (%)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Ustawienia wskaźników: Wartość wskaźnika</text:p>
          </table:table-cell>
          <table:table-cell table:number-columns-repeated="1023" table:style-name="ce2"/>
          <table:table-cell table:number-columns-repeated="15360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number-rows-repeated="1048528" table:style-name="ro3">
          <table:table-cell table:number-columns-repeated="16384"/>
        </table:table-row>
      </table:table>
      <table:table table:name="Olsztyn" table:style-name="ta1">
        <table:table-column table:style-name="co29" table:default-cell-style-name="ce2"/>
        <table:table-column table:style-name="co16" table:default-cell-style-name="ce2"/>
        <table:table-column table:style-name="co22" table:default-cell-style-name="ce2"/>
        <table:table-column table:style-name="co30" table:default-cell-style-name="ce2"/>
        <table:table-column table:style-name="co7" table:default-cell-style-name="ce2"/>
        <table:table-column table:style-name="co9" table:number-columns-repeated="1018" table:default-cell-style-name="ce2"/>
        <table:table-column table:style-name="co10" table:default-cell-style-name="ce2"/>
        <table:table-column table:style-name="co10" table:number-columns-repeated="15360" table:default-cell-style-name="ce1"/>
        <table:table-row table:style-name="ro1">
          <table:table-cell office:value-type="string" table:style-name="ce2">
            <text:p>SoftReport Explorer - 14.07.2018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Badanie: Radio Track - KBR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Kantar MillwardBrown</text:p>
          </table:table-cell>
          <table:table-cell table:number-columns-repeated="1023" table:style-name="ce2"/>
          <table:table-cell table:number-columns-repeated="15360"/>
        </table:table-row>
        <table:table-row table:number-rows-repeated="3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text:s/></text:p>
          </table:table-cell>
          <table:table-cell table:number-columns-repeated="1023" table:style-name="ce2"/>
          <table:table-cell table:number-columns-repeated="15360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2">
          <table:table-cell table:style-name="ce24"/>
          <table:table-cell office:value-type="string" table:style-name="ce24">
            <text:p>lipiec 2016 : grudzień 2016</text:p>
          </table:table-cell>
          <table:table-cell office:value-type="string" table:style-name="ce24">
            <text:p>styczeń 2017 : czerwiec 2017</text:p>
          </table:table-cell>
          <table:table-cell office:value-type="string" table:style-name="ce24">
            <text:p>lipiec 2017 : grudzień 2017</text:p>
          </table:table-cell>
          <table:table-cell office:value-type="string" table:style-name="ce24">
            <text:p>styczeń 2018 : czerwiec 2018</text:p>
          </table:table-cell>
          <table:table-cell table:number-columns-repeated="16379" table:style-name="ce7"/>
        </table:table-row>
        <table:table-row table:style-name="ro1">
          <table:table-cell office:value-type="string" table:style-name="ce2">
            <text:p>Radio ZET</text:p>
          </table:table-cell>
          <table:table-cell office:value-type="percentage" office:value="0.11065907229999999" table:style-name="ce9">
            <text:p>11,1%</text:p>
          </table:table-cell>
          <table:table-cell office:value-type="percentage" office:value="0.10092093620000001" table:style-name="ce9">
            <text:p>10,1%</text:p>
          </table:table-cell>
          <table:table-cell office:value-type="percentage" office:value="0.1032354487" table:style-name="ce9">
            <text:p>10,3%</text:p>
          </table:table-cell>
          <table:table-cell office:value-type="percentage" office:value="0.14217129319999999" table:style-name="ce10">
            <text:p>14,2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Trójka - Program 3 Polskiego Radia</text:p>
          </table:table-cell>
          <table:table-cell office:value-type="percentage" office:value="0.1379645595" table:style-name="ce9">
            <text:p>13,8%</text:p>
          </table:table-cell>
          <table:table-cell office:value-type="percentage" office:value="0.1689379177" table:style-name="ce9">
            <text:p>16,9%</text:p>
          </table:table-cell>
          <table:table-cell office:value-type="percentage" office:value="0.1009168609" table:style-name="ce9">
            <text:p>10,1%</text:p>
          </table:table-cell>
          <table:table-cell office:value-type="percentage" office:value="0.1364282198" table:style-name="ce10">
            <text:p>13,6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RMF FM</text:p>
          </table:table-cell>
          <table:table-cell office:value-type="percentage" office:value="0.19698501060000001" table:style-name="ce9">
            <text:p>19,7%</text:p>
          </table:table-cell>
          <table:table-cell office:value-type="percentage" office:value="0.21572738359999999" table:style-name="ce9">
            <text:p>21,6%</text:p>
          </table:table-cell>
          <table:table-cell office:value-type="percentage" office:value="0.2799343997" table:style-name="ce9">
            <text:p>28,0%</text:p>
          </table:table-cell>
          <table:table-cell office:value-type="percentage" office:value="0.1323537669" table:style-name="ce10">
            <text:p>13,2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olskie Radio Olsztyn</text:p>
          </table:table-cell>
          <table:table-cell office:value-type="percentage" office:value="0.11818784039999999" table:style-name="ce9">
            <text:p>11,8%</text:p>
          </table:table-cell>
          <table:table-cell office:value-type="percentage" office:value="7.5466044199999999E-2" table:style-name="ce9">
            <text:p>7,5%</text:p>
          </table:table-cell>
          <table:table-cell office:value-type="percentage" office:value="9.7745043500000003E-2" table:style-name="ce9">
            <text:p>9,8%</text:p>
          </table:table-cell>
          <table:table-cell office:value-type="percentage" office:value="0.10361763559999999" table:style-name="ce10">
            <text:p>10,4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Antyradio / do 2015-01 Radio ZET Chilli</text:p>
          </table:table-cell>
          <table:table-cell office:value-type="percentage" office:value="4.9406121499999997E-2" table:style-name="ce9">
            <text:p>4,9%</text:p>
          </table:table-cell>
          <table:table-cell office:value-type="percentage" office:value="4.20650547E-2" table:style-name="ce9">
            <text:p>4,2%</text:p>
          </table:table-cell>
          <table:table-cell office:value-type="percentage" office:value="3.9845927900000001E-2" table:style-name="ce9">
            <text:p>4,0%</text:p>
          </table:table-cell>
          <table:table-cell office:value-type="percentage" office:value="9.4547926700000007E-2" table:style-name="ce10">
            <text:p>9,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Plus Olsztyn</text:p>
          </table:table-cell>
          <table:table-cell office:value-type="percentage" office:value="2.8534983399999998E-2" table:style-name="ce9">
            <text:p>2,9%</text:p>
          </table:table-cell>
          <table:table-cell office:value-type="percentage" office:value="3.28271984E-2" table:style-name="ce9">
            <text:p>3,3%</text:p>
          </table:table-cell>
          <table:table-cell office:value-type="percentage" office:value="4.8925019E-2" table:style-name="ce9">
            <text:p>4,9%</text:p>
          </table:table-cell>
          <table:table-cell office:value-type="percentage" office:value="7.7800624900000004E-2" table:style-name="ce10">
            <text:p>7,8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VOX FM (sieć: 17 częstotliwości)/ do 2013-11 Radio Eska Rock</text:p>
          </table:table-cell>
          <table:table-cell office:value-type="percentage" office:value="0.1017367877" table:style-name="ce9">
            <text:p>10,2%</text:p>
          </table:table-cell>
          <table:table-cell office:value-type="percentage" office:value="7.1717820599999996E-2" table:style-name="ce9">
            <text:p>7,2%</text:p>
          </table:table-cell>
          <table:table-cell office:value-type="percentage" office:value="9.8327972700000002E-2" table:style-name="ce9">
            <text:p>9,8%</text:p>
          </table:table-cell>
          <table:table-cell office:value-type="percentage" office:value="7.7214304999999997E-2" table:style-name="ce10">
            <text:p>7,7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ESKA Olsztyn</text:p>
          </table:table-cell>
          <table:table-cell office:value-type="percentage" office:value="9.0833322100000002E-2" table:style-name="ce9">
            <text:p>9,1%</text:p>
          </table:table-cell>
          <table:table-cell office:value-type="percentage" office:value="7.5435048199999993E-2" table:style-name="ce9">
            <text:p>7,5%</text:p>
          </table:table-cell>
          <table:table-cell office:value-type="percentage" office:value="9.0434239200000002E-2" table:style-name="ce9">
            <text:p>9,0%</text:p>
          </table:table-cell>
          <table:table-cell office:value-type="percentage" office:value="6.2079651100000001E-2" table:style-name="ce10">
            <text:p>6,2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Meloradio Olsztyn / do 2017-08 Radio ZET Gold Olsztyn</text:p>
          </table:table-cell>
          <table:table-cell office:value-type="percentage" office:value="2.5850747600000001E-2" table:style-name="ce9">
            <text:p>2,6%</text:p>
          </table:table-cell>
          <table:table-cell office:value-type="percentage" office:value="5.4565381599999997E-2" table:style-name="ce9">
            <text:p>5,5%</text:p>
          </table:table-cell>
          <table:table-cell office:value-type="percentage" office:value="1.4747188600000001E-2" table:style-name="ce9">
            <text:p>1,5%</text:p>
          </table:table-cell>
          <table:table-cell office:value-type="percentage" office:value="4.9954182899999998E-2" table:style-name="ce10">
            <text:p>5,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Jedynka - Program 1 Polskiego Radia</text:p>
          </table:table-cell>
          <table:table-cell office:value-type="percentage" office:value="4.07562172E-2" table:style-name="ce9">
            <text:p>4,1%</text:p>
          </table:table-cell>
          <table:table-cell office:value-type="percentage" office:value="3.6336918199999999E-2" table:style-name="ce9">
            <text:p>3,6%</text:p>
          </table:table-cell>
          <table:table-cell office:value-type="percentage" office:value="2.4098581399999999E-2" table:style-name="ce9">
            <text:p>2,4%</text:p>
          </table:table-cell>
          <table:table-cell office:value-type="percentage" office:value="4.4455286199999999E-2" table:style-name="ce10">
            <text:p>4,4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Muzo.fm / do 2014-09 Radio PiN</text:p>
          </table:table-cell>
          <table:table-cell office:value-type="percentage" office:value="1.7386195199999999E-2" table:style-name="ce9">
            <text:p>1,7%</text:p>
          </table:table-cell>
          <table:table-cell office:value-type="percentage" office:value="9.9495218999999992E-3" table:style-name="ce9">
            <text:p>1,0%</text:p>
          </table:table-cell>
          <table:table-cell office:value-type="percentage" office:value="8.5321536999999996E-3" table:style-name="ce9">
            <text:p>0,9%</text:p>
          </table:table-cell>
          <table:table-cell office:value-type="percentage" office:value="2.1434032400000001E-2" table:style-name="ce10">
            <text:p>2,1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RMF Classic (sieć: 20 częstotliwości) / badane od 10.2010</text:p>
          </table:table-cell>
          <table:table-cell office:value-type="percentage" office:value="2.54903857E-2" table:style-name="ce9">
            <text:p>2,5%</text:p>
          </table:table-cell>
          <table:table-cell office:value-type="percentage" office:value="1.7500032499999998E-2" table:style-name="ce9">
            <text:p>1,8%</text:p>
          </table:table-cell>
          <table:table-cell office:value-type="percentage" office:value="2.09816759E-2" table:style-name="ce9">
            <text:p>2,1%</text:p>
          </table:table-cell>
          <table:table-cell office:value-type="percentage" office:value="1.8829390200000001E-2" table:style-name="ce10">
            <text:p>1,9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Maryja</text:p>
          </table:table-cell>
          <table:table-cell office:value-type="percentage" office:value="4.5628997999999999E-3" table:style-name="ce11">
            <text:p>0,5%</text:p>
          </table:table-cell>
          <table:table-cell office:value-type="percentage" office:value="2.0660527000000001E-2" table:style-name="ce11">
            <text:p>2,1%</text:p>
          </table:table-cell>
          <table:table-cell office:value-type="percentage" office:value="1.4841064500000001E-2" table:style-name="ce11">
            <text:p>1,5%</text:p>
          </table:table-cell>
          <table:table-cell office:value-type="percentage" office:value="9.8972169000000002E-3" table:style-name="ce12">
            <text:p>1,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olskie Radio 24 / do 2016-08 Czwórka - Program 4 Polskiego Radia</text:p>
          </table:table-cell>
          <table:table-cell office:value-type="percentage" office:value="2.0883767000000001E-3" table:style-name="ce11">
            <text:p>0,2%</text:p>
          </table:table-cell>
          <table:table-cell office:value-type="percentage" office:value="1.1143006299999999E-2" table:style-name="ce11">
            <text:p>1,1%</text:p>
          </table:table-cell>
          <table:table-cell office:value-type="percentage" office:value="5.6576537000000001E-3" table:style-name="ce11">
            <text:p>0,6%</text:p>
          </table:table-cell>
          <table:table-cell office:value-type="percentage" office:value="8.4320396999999995E-3" table:style-name="ce12">
            <text:p>0,8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wójka - Program 2 Polskiego Radia</text:p>
          </table:table-cell>
          <table:table-cell office:value-type="percentage" office:value="3.2781050999999999E-3" table:style-name="ce11">
            <text:p>0,3%</text:p>
          </table:table-cell>
          <table:table-cell office:value-type="percentage" office:value="4.8803359000000003E-3" table:style-name="ce11">
            <text:p>0,5%</text:p>
          </table:table-cell>
          <table:table-cell office:value-type="percentage" office:value="1.1157598100000001E-2" table:style-name="ce11">
            <text:p>1,1%</text:p>
          </table:table-cell>
          <table:table-cell office:value-type="percentage" office:value="7.4623507000000002E-3" table:style-name="ce12">
            <text:p>0,7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UWM FM (Olsztyn)</text:p>
          </table:table-cell>
          <table:table-cell office:value-type="percentage" office:value="4.7936786999999998E-3" table:style-name="ce11">
            <text:p>0,5%</text:p>
          </table:table-cell>
          <table:table-cell office:value-type="percentage" office:value="1.30209105E-2" table:style-name="ce11">
            <text:p>1,3%</text:p>
          </table:table-cell>
          <table:table-cell office:value-type="percentage" office:value="7.2263147E-3" table:style-name="ce11">
            <text:p>0,7%</text:p>
          </table:table-cell>
          <table:table-cell office:value-type="percentage" office:value="7.4074841000000002E-3" table:style-name="ce12">
            <text:p>0,7%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N=</text:p>
          </table:table-cell>
          <table:table-cell office:value-type="float" office:value="498" table:style-name="ce1">
            <text:p>498</text:p>
          </table:table-cell>
          <table:table-cell office:value-type="float" office:value="486" table:style-name="ce1">
            <text:p>486</text:p>
          </table:table-cell>
          <table:table-cell office:value-type="float" office:value="478" table:style-name="ce1">
            <text:p>478</text:p>
          </table:table-cell>
          <table:table-cell office:value-type="float" office:value="453" table:style-name="ce1">
            <text:p>453</text:p>
          </table:table-cell>
          <table:table-cell table:number-columns-repeated="16379"/>
        </table:table-row>
        <table:table-row table:number-rows-repeated="5" table:style-name="ro1">
          <table:table-cell table:style-name="ce9"/>
          <table:table-cell table:number-columns-repeated="4" table:style-name="ce11"/>
          <table:table-cell table:number-columns-repeated="16379"/>
        </table:table-row>
        <table:table-row table:number-rows-repeated="2" table:style-name="ro1">
          <table:table-cell table:style-name="ce2"/>
          <table:table-cell table:number-columns-repeated="4" table:style-name="ce1"/>
          <table:table-cell table:number-columns-repeated="16379"/>
        </table:table-row>
        <table:table-row table:style-name="ro1">
          <table:table-cell office:value-type="string" table:style-name="ce2">
            <text:p>Fale:<text:s/></text:p>
          </table:table-cell>
          <table:table-cell table:number-columns-repeated="4" table:style-name="ce1"/>
          <table:table-cell table:number-columns-repeated="16379"/>
        </table:table-row>
        <table:table-row table:style-name="ro1">
          <table:table-cell office:value-type="string" table:style-name="ce2">
            <text:p><text:s text:c="4"/>lipiec 2016 : grudzień 2016 (wielkość: 41 774)</text:p>
          </table:table-cell>
          <table:table-cell table:number-columns-repeated="4" table:style-name="ce1"/>
          <table:table-cell table:number-columns-repeated="16379"/>
        </table:table-row>
        <table:table-row table:style-name="ro1">
          <table:table-cell office:value-type="string" table:style-name="ce2">
            <text:p><text:s text:c="4"/>styczeń 2017 : czerwiec 2017 (wielkość: 41 561)</text:p>
          </table:table-cell>
          <table:table-cell table:number-columns-repeated="4" table:style-name="ce1"/>
          <table:table-cell table:number-columns-repeated="16379"/>
        </table:table-row>
        <table:table-row table:style-name="ro1">
          <table:table-cell office:value-type="string" table:style-name="ce2">
            <text:p><text:s text:c="4"/>lipiec 2017 : grudzień 2017 (wielkość: 41 805)</text:p>
          </table:table-cell>
          <table:table-cell table:number-columns-repeated="4" table:style-name="ce1"/>
          <table:table-cell table:number-columns-repeated="16379"/>
        </table:table-row>
        <table:table-row table:style-name="ro1">
          <table:table-cell office:value-type="string" table:style-name="ce2">
            <text:p><text:s text:c="4"/>styczeń 2018 : czerwiec 2018 (wielkość: 41 517)</text:p>
          </table:table-cell>
          <table:table-cell table:number-columns-repeated="4" table:style-name="ce1"/>
          <table:table-cell table:number-columns-repeated="16379"/>
        </table:table-row>
        <table:table-row table:style-name="ro1">
          <table:table-cell office:value-type="string" table:style-name="ce2">
            <text:p>Grupy celowe:<text:s/>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4"/>Olsztyn: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8"/>Wybrane miasta = Olsztyn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8"/>Wielkość (nie ważona): 141 358 (25 077 przypadków, 1,6% całej próby)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8"/>Braki danych usunięte po każdej zmiennej.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skaźniki słuchalności: Udział w czasie słuchania (%)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Ustawienia wskaźników: Wartość wskaźnika</text:p>
          </table:table-cell>
          <table:table-cell table:number-columns-repeated="1023" table:style-name="ce2"/>
          <table:table-cell table:number-columns-repeated="15360"/>
        </table:table-row>
        <table:table-row table:number-rows-repeated="1048529" table:style-name="ro3">
          <table:table-cell table:number-columns-repeated="16384"/>
        </table:table-row>
      </table:table>
      <table:table table:name="Łódź" table:style-name="ta1">
        <table:table-column table:style-name="co31" table:default-cell-style-name="ce2"/>
        <table:table-column table:style-name="co3" table:default-cell-style-name="ce2"/>
        <table:table-column table:style-name="co32" table:default-cell-style-name="ce2"/>
        <table:table-column table:style-name="co12" table:default-cell-style-name="ce2"/>
        <table:table-column table:style-name="co18" table:default-cell-style-name="ce2"/>
        <table:table-column table:style-name="co9" table:number-columns-repeated="1018" table:default-cell-style-name="ce2"/>
        <table:table-column table:style-name="co10" table:default-cell-style-name="ce2"/>
        <table:table-column table:style-name="co10" table:number-columns-repeated="15360" table:default-cell-style-name="ce1"/>
        <table:table-row table:style-name="ro1">
          <table:table-cell office:value-type="string" table:style-name="ce2">
            <text:p>SoftReport Explorer - 14.07.2018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Badanie: Radio Track - KBR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Kantar MillwardBrown</text:p>
          </table:table-cell>
          <table:table-cell table:number-columns-repeated="1023" table:style-name="ce2"/>
          <table:table-cell table:number-columns-repeated="15360"/>
        </table:table-row>
        <table:table-row table:number-rows-repeated="3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text:s/>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5">
          <table:table-cell table:number-columns-repeated="1024" table:style-name="ce2"/>
          <table:table-cell table:number-columns-repeated="15360"/>
        </table:table-row>
        <table:table-row table:style-name="ro2">
          <table:table-cell table:style-name="ce24"/>
          <table:table-cell office:value-type="string" table:style-name="ce24">
            <text:p>lipiec 2016 : grudzień 2016</text:p>
          </table:table-cell>
          <table:table-cell office:value-type="string" table:style-name="ce24">
            <text:p>styczeń 2017 : czerwiec 2017</text:p>
          </table:table-cell>
          <table:table-cell office:value-type="string" table:style-name="ce24">
            <text:p>lipiec 2017 : grudzień 2017</text:p>
          </table:table-cell>
          <table:table-cell office:value-type="string" table:style-name="ce24">
            <text:p>styczeń 2018 : czerwiec 2018</text:p>
          </table:table-cell>
          <table:table-cell table:number-columns-repeated="16379" table:style-name="ce7"/>
        </table:table-row>
        <table:table-row table:style-name="ro1">
          <table:table-cell office:value-type="string" table:style-name="ce2">
            <text:p>Radio RMF FM</text:p>
          </table:table-cell>
          <table:table-cell office:value-type="percentage" office:value="0.158710292" table:style-name="ce9">
            <text:p>15,9%</text:p>
          </table:table-cell>
          <table:table-cell office:value-type="percentage" office:value="0.1416868771" table:style-name="ce9">
            <text:p>14,2%</text:p>
          </table:table-cell>
          <table:table-cell office:value-type="percentage" office:value="0.1521317203" table:style-name="ce9">
            <text:p>15,2%</text:p>
          </table:table-cell>
          <table:table-cell office:value-type="percentage" office:value="0.12600954180000001" table:style-name="ce10">
            <text:p>12,6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ESKA (Łódź)</text:p>
          </table:table-cell>
          <table:table-cell office:value-type="percentage" office:value="8.4458005700000005E-2" table:style-name="ce9">
            <text:p>8,4%</text:p>
          </table:table-cell>
          <table:table-cell office:value-type="percentage" office:value="0.1126092853" table:style-name="ce9">
            <text:p>11,3%</text:p>
          </table:table-cell>
          <table:table-cell office:value-type="percentage" office:value="0.112596111" table:style-name="ce9">
            <text:p>11,3%</text:p>
          </table:table-cell>
          <table:table-cell office:value-type="percentage" office:value="0.1198145095" table:style-name="ce10">
            <text:p>12,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ZET</text:p>
          </table:table-cell>
          <table:table-cell office:value-type="percentage" office:value="0.10680782530000001" table:style-name="ce9">
            <text:p>10,7%</text:p>
          </table:table-cell>
          <table:table-cell office:value-type="percentage" office:value="0.1031445709" table:style-name="ce9">
            <text:p>10,3%</text:p>
          </table:table-cell>
          <table:table-cell office:value-type="percentage" office:value="0.1186796061" table:style-name="ce9">
            <text:p>11,9%</text:p>
          </table:table-cell>
          <table:table-cell office:value-type="percentage" office:value="0.1008788588" table:style-name="ce10">
            <text:p>10,1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VOX FM (sieć: 17 częstotliwości)/ do 2013-11 Radio Eska Rock</text:p>
          </table:table-cell>
          <table:table-cell office:value-type="percentage" office:value="7.4738416899999993E-2" table:style-name="ce9">
            <text:p>7,5%</text:p>
          </table:table-cell>
          <table:table-cell office:value-type="percentage" office:value="6.3893691000000002E-2" table:style-name="ce9">
            <text:p>6,4%</text:p>
          </table:table-cell>
          <table:table-cell office:value-type="percentage" office:value="6.7532021400000003E-2" table:style-name="ce9">
            <text:p>6,8%</text:p>
          </table:table-cell>
          <table:table-cell office:value-type="percentage" office:value="8.95938664E-2" table:style-name="ce10">
            <text:p>9,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Trójka - Program 3 Polskiego Radia</text:p>
          </table:table-cell>
          <table:table-cell office:value-type="percentage" office:value="0.10173300120000001" table:style-name="ce9">
            <text:p>10,2%</text:p>
          </table:table-cell>
          <table:table-cell office:value-type="percentage" office:value="0.10713892060000001" table:style-name="ce9">
            <text:p>10,7%</text:p>
          </table:table-cell>
          <table:table-cell office:value-type="percentage" office:value="7.4266739600000006E-2" table:style-name="ce9">
            <text:p>7,4%</text:p>
          </table:table-cell>
          <table:table-cell office:value-type="percentage" office:value="7.2426194200000002E-2" table:style-name="ce10">
            <text:p>7,2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Antyradio / do 2015-01 Radio ZET Chilli</text:p>
          </table:table-cell>
          <table:table-cell office:value-type="percentage" office:value="4.4000641600000001E-2" table:style-name="ce9">
            <text:p>4,4%</text:p>
          </table:table-cell>
          <table:table-cell office:value-type="percentage" office:value="5.3329067100000002E-2" table:style-name="ce9">
            <text:p>5,3%</text:p>
          </table:table-cell>
          <table:table-cell office:value-type="percentage" office:value="4.8677663900000001E-2" table:style-name="ce9">
            <text:p>4,9%</text:p>
          </table:table-cell>
          <table:table-cell office:value-type="percentage" office:value="5.5506025100000002E-2" table:style-name="ce10">
            <text:p>5,6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Radio Parada (Łódź)</text:p>
          </table:table-cell>
          <table:table-cell office:value-type="percentage" office:value="3.6693133699999998E-2" table:style-name="ce9">
            <text:p>3,7%</text:p>
          </table:table-cell>
          <table:table-cell office:value-type="percentage" office:value="3.8736618799999997E-2" table:style-name="ce9">
            <text:p>3,9%</text:p>
          </table:table-cell>
          <table:table-cell office:value-type="percentage" office:value="5.8252793900000002E-2" table:style-name="ce9">
            <text:p>5,8%</text:p>
          </table:table-cell>
          <table:table-cell office:value-type="percentage" office:value="5.38408155E-2" table:style-name="ce10">
            <text:p>5,4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Radio TOK FM</text:p>
          </table:table-cell>
          <table:table-cell office:value-type="percentage" office:value="6.79739288E-2" table:style-name="ce9">
            <text:p>6,8%</text:p>
          </table:table-cell>
          <table:table-cell office:value-type="percentage" office:value="7.1688753199999997E-2" table:style-name="ce9">
            <text:p>7,2%</text:p>
          </table:table-cell>
          <table:table-cell office:value-type="percentage" office:value="5.3195449499999999E-2" table:style-name="ce9">
            <text:p>5,3%</text:p>
          </table:table-cell>
          <table:table-cell office:value-type="percentage" office:value="5.1497185199999997E-2" table:style-name="ce10">
            <text:p>5,1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Radio Złote Przeboje 101,3 FM (Pabianice)</text:p>
          </table:table-cell>
          <table:table-cell office:value-type="percentage" office:value="4.8045078999999997E-2" table:style-name="ce9">
            <text:p>4,8%</text:p>
          </table:table-cell>
          <table:table-cell office:value-type="percentage" office:value="4.6093413100000001E-2" table:style-name="ce9">
            <text:p>4,6%</text:p>
          </table:table-cell>
          <table:table-cell office:value-type="percentage" office:value="4.8556001799999998E-2" table:style-name="ce9">
            <text:p>4,9%</text:p>
          </table:table-cell>
          <table:table-cell office:value-type="percentage" office:value="4.9184178299999999E-2" table:style-name="ce10">
            <text:p>4,9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Jedynka - Program 1 Polskiego Radia</text:p>
          </table:table-cell>
          <table:table-cell office:value-type="percentage" office:value="7.8658740800000002E-2" table:style-name="ce9">
            <text:p>7,9%</text:p>
          </table:table-cell>
          <table:table-cell office:value-type="percentage" office:value="6.18284786E-2" table:style-name="ce9">
            <text:p>6,2%</text:p>
          </table:table-cell>
          <table:table-cell office:value-type="percentage" office:value="5.6395831600000002E-2" table:style-name="ce9">
            <text:p>5,6%</text:p>
          </table:table-cell>
          <table:table-cell office:value-type="percentage" office:value="4.7633846899999999E-2" table:style-name="ce10">
            <text:p>4,8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Radio RMF Classic (sieć: 20 częstotliwości) / badane od 10.2010</text:p>
          </table:table-cell>
          <table:table-cell office:value-type="percentage" office:value="2.84018189E-2" table:style-name="ce9">
            <text:p>2,8%</text:p>
          </table:table-cell>
          <table:table-cell office:value-type="percentage" office:value="2.8789278299999999E-2" table:style-name="ce9">
            <text:p>2,9%</text:p>
          </table:table-cell>
          <table:table-cell office:value-type="percentage" office:value="2.6480677300000002E-2" table:style-name="ce9">
            <text:p>2,6%</text:p>
          </table:table-cell>
          <table:table-cell office:value-type="percentage" office:value="4.0918983300000003E-2" table:style-name="ce10">
            <text:p>4,1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Radio Łódź</text:p>
          </table:table-cell>
          <table:table-cell office:value-type="percentage" office:value="3.0896885499999999E-2" table:style-name="ce9">
            <text:p>3,1%</text:p>
          </table:table-cell>
          <table:table-cell office:value-type="percentage" office:value="2.6164819999999998E-2" table:style-name="ce9">
            <text:p>2,6%</text:p>
          </table:table-cell>
          <table:table-cell office:value-type="percentage" office:value="3.1836862399999999E-2" table:style-name="ce9">
            <text:p>3,2%</text:p>
          </table:table-cell>
          <table:table-cell office:value-type="percentage" office:value="3.5046589099999997E-2" table:style-name="ce10">
            <text:p>3,5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Meloradio (Łódź) / do 2017-08 Radio ZET Gold (Łódź)</text:p>
          </table:table-cell>
          <table:table-cell office:value-type="percentage" office:value="2.04263794E-2" table:style-name="ce9">
            <text:p>2,0%</text:p>
          </table:table-cell>
          <table:table-cell office:value-type="percentage" office:value="1.8494611000000001E-2" table:style-name="ce9">
            <text:p>1,8%</text:p>
          </table:table-cell>
          <table:table-cell office:value-type="percentage" office:value="1.6699941499999999E-2" table:style-name="ce9">
            <text:p>1,7%</text:p>
          </table:table-cell>
          <table:table-cell office:value-type="percentage" office:value="3.2903987699999998E-2" table:style-name="ce10">
            <text:p>3,3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Radio Plus Łódź</text:p>
          </table:table-cell>
          <table:table-cell office:value-type="percentage" office:value="3.5150963E-2" table:style-name="ce9">
            <text:p>3,5%</text:p>
          </table:table-cell>
          <table:table-cell office:value-type="percentage" office:value="1.9738231299999999E-2" table:style-name="ce9">
            <text:p>2,0%</text:p>
          </table:table-cell>
          <table:table-cell office:value-type="percentage" office:value="2.5349126100000001E-2" table:style-name="ce9">
            <text:p>2,5%</text:p>
          </table:table-cell>
          <table:table-cell office:value-type="percentage" office:value="3.1640496499999997E-2" table:style-name="ce10">
            <text:p>3,2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Radio Wawa (Łódź)</text:p>
          </table:table-cell>
          <table:table-cell office:value-type="percentage" office:value="2.14927317E-2" table:style-name="ce9">
            <text:p>2,1%</text:p>
          </table:table-cell>
          <table:table-cell office:value-type="percentage" office:value="3.1153467800000001E-2" table:style-name="ce9">
            <text:p>3,1%</text:p>
          </table:table-cell>
          <table:table-cell office:value-type="percentage" office:value="2.8355594899999999E-2" table:style-name="ce9">
            <text:p>2,8%</text:p>
          </table:table-cell>
          <table:table-cell office:value-type="percentage" office:value="2.7797737600000001E-2" table:style-name="ce10">
            <text:p>2,8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Radio Maryja</text:p>
          </table:table-cell>
          <table:table-cell office:value-type="percentage" office:value="9.0350667999999999E-3" table:style-name="ce9">
            <text:p>0,9%</text:p>
          </table:table-cell>
          <table:table-cell office:value-type="percentage" office:value="7.5894608000000004E-3" table:style-name="ce9">
            <text:p>0,8%</text:p>
          </table:table-cell>
          <table:table-cell office:value-type="percentage" office:value="1.1476313300000001E-2" table:style-name="ce9">
            <text:p>1,1%</text:p>
          </table:table-cell>
          <table:table-cell office:value-type="percentage" office:value="1.2954572100000001E-2" table:style-name="ce10">
            <text:p>1,3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Polskie Radio 24 / do 2016-08 Czwórka - Program 4 Polskiego Radia</text:p>
          </table:table-cell>
          <table:table-cell office:value-type="percentage" office:value="7.0291902000000003E-3" table:style-name="ce9">
            <text:p>0,7%</text:p>
          </table:table-cell>
          <table:table-cell office:value-type="percentage" office:value="6.2065367000000001E-3" table:style-name="ce9">
            <text:p>0,6%</text:p>
          </table:table-cell>
          <table:table-cell office:value-type="percentage" office:value="9.2784927999999996E-3" table:style-name="ce9">
            <text:p>0,9%</text:p>
          </table:table-cell>
          <table:table-cell office:value-type="percentage" office:value="1.12935685E-2" table:style-name="ce10">
            <text:p>1,1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5">
            <text:p>Radio Muzo.fm / do 2014-09 Radio PiN</text:p>
          </table:table-cell>
          <table:table-cell office:value-type="percentage" office:value="1.42933943E-2" table:style-name="ce26">
            <text:p>1,4%</text:p>
          </table:table-cell>
          <table:table-cell office:value-type="percentage" office:value="2.5326874499999999E-2" table:style-name="ce26">
            <text:p>2,5%</text:p>
          </table:table-cell>
          <table:table-cell office:value-type="percentage" office:value="2.35417986E-2" table:style-name="ce26">
            <text:p>2,4%</text:p>
          </table:table-cell>
          <table:table-cell office:value-type="percentage" office:value="9.6403397000000002E-3" table:style-name="ce27">
            <text:p>1,0%</text:p>
          </table:table-cell>
          <table:table-cell table:number-columns-repeated="2" table:style-name="ce25"/>
          <table:table-cell table:number-columns-repeated="1017" table:style-name="ce2"/>
          <table:table-cell table:number-columns-repeated="15360"/>
        </table:table-row>
        <table:table-row table:style-name="ro1">
          <table:table-cell office:value-type="string" table:style-name="ce23">
            <text:p>Dwójka - Program 2 Polskiego Radia</text:p>
          </table:table-cell>
          <table:table-cell office:value-type="percentage" office:value="1.0111146499999999E-2" table:style-name="ce28">
            <text:p>1,0%</text:p>
          </table:table-cell>
          <table:table-cell office:value-type="percentage" office:value="9.7434415999999996E-3" table:style-name="ce28">
            <text:p>1,0%</text:p>
          </table:table-cell>
          <table:table-cell office:value-type="percentage" office:value="1.2468482100000001E-2" table:style-name="ce28">
            <text:p>1,2%</text:p>
          </table:table-cell>
          <table:table-cell office:value-type="percentage" office:value="7.8675746999999994E-3" table:style-name="ce29">
            <text:p>0,8%</text:p>
          </table:table-cell>
          <table:table-cell table:number-columns-repeated="8" table:style-name="ce25"/>
          <table:table-cell table:number-columns-repeated="16371"/>
        </table:table-row>
        <table:table-row table:style-name="ro1">
          <table:table-cell office:value-type="string" table:style-name="ce25">
            <text:p>Studenckie Radio Żak (Łódź)</text:p>
          </table:table-cell>
          <table:table-cell office:value-type="percentage" office:value="4.4063612000000002E-3" table:style-name="ce11">
            <text:p>0,4%</text:p>
          </table:table-cell>
          <table:table-cell office:value-type="percentage" office:value="6.0120551000000001E-3" table:style-name="ce11">
            <text:p>0,6%</text:p>
          </table:table-cell>
          <table:table-cell office:value-type="percentage" office:value="2.3993933000000002E-3" table:style-name="ce11">
            <text:p>0,2%</text:p>
          </table:table-cell>
          <table:table-cell office:value-type="percentage" office:value="7.1548677999999999E-3" table:style-name="ce12">
            <text:p>0,7%</text:p>
          </table:table-cell>
          <table:table-cell table:number-columns-repeated="8" table:style-name="ce25"/>
          <table:table-cell table:number-columns-repeated="16371"/>
        </table:table-row>
        <table:table-row table:style-name="ro6">
          <table:table-cell table:style-name="ce30"/>
          <table:table-cell table:number-columns-repeated="4" table:style-name="ce31"/>
          <table:table-cell table:style-name="ce9"/>
          <table:table-cell table:number-columns-repeated="1018" table:style-name="ce2"/>
          <table:table-cell table:number-columns-repeated="15360"/>
        </table:table-row>
        <table:table-row table:style-name="ro1">
          <table:table-cell office:value-type="string" table:style-name="ce1">
            <text:p>N=</text:p>
          </table:table-cell>
          <table:table-cell office:value-type="float" office:value="2104" table:style-name="ce1">
            <text:p>2104</text:p>
          </table:table-cell>
          <table:table-cell office:value-type="float" office:value="2055" table:style-name="ce1">
            <text:p>2055</text:p>
          </table:table-cell>
          <table:table-cell office:value-type="float" office:value="2094" table:style-name="ce1">
            <text:p>2094</text:p>
          </table:table-cell>
          <table:table-cell office:value-type="float" office:value="2045" table:style-name="ce1">
            <text:p>2045</text:p>
          </table:table-cell>
          <table:table-cell table:style-name="ce9"/>
          <table:table-cell table:number-columns-repeated="16378"/>
        </table:table-row>
        <table:table-row table:number-rows-repeated="10" table:style-name="ro1">
          <table:table-cell table:style-name="ce2"/>
          <table:table-cell table:number-columns-repeated="5" table:style-name="ce9"/>
          <table:table-cell table:number-columns-repeated="16378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Fale:<text:s/>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4"/>lipiec 2016 : grudzień 2016 (wielkość: 41 774)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4"/>styczeń 2017 : czerwiec 2017 (wielkość: 41 561)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4"/>lipiec 2017 : grudzień 2017 (wielkość: 41 805)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4"/>styczeń 2018 : czerwiec 2018 (wielkość: 41 517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rupy celowe:<text:s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4"/>Łodź: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8"/>Wybrane miasta = Łódź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8"/>Wielkość (nie ważona): 608 644 (64 492 przypadków, 4,1% całej próby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8"/>Braki danych usunięte po każdej zmiennej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skaźniki słuchalności: Udział w czasie słuchania (%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Ustawienia wskaźników: Wartość wskaźnika</text:p>
          </table:table-cell>
          <table:table-cell table:number-columns-repeated="16383"/>
        </table:table-row>
        <table:table-row table:number-rows-repeated="1048520" table:style-name="ro3">
          <table:table-cell table:number-columns-repeated="16384"/>
        </table:table-row>
      </table:table>
      <table:table table:name="Lublin" table:style-name="ta1">
        <table:table-column table:style-name="co33" table:default-cell-style-name="ce2"/>
        <table:table-column table:style-name="co34" table:default-cell-style-name="ce2"/>
        <table:table-column table:style-name="co35" table:default-cell-style-name="ce2"/>
        <table:table-column table:style-name="co36" table:default-cell-style-name="ce2"/>
        <table:table-column table:style-name="co37" table:default-cell-style-name="ce2"/>
        <table:table-column table:style-name="co9" table:number-columns-repeated="1018" table:default-cell-style-name="ce2"/>
        <table:table-column table:style-name="co10" table:default-cell-style-name="ce2"/>
        <table:table-column table:style-name="co10" table:number-columns-repeated="15360" table:default-cell-style-name="ce1"/>
        <table:table-row table:style-name="ro1">
          <table:table-cell office:value-type="string" table:style-name="ce2">
            <text:p>SoftReport Explorer - 14.07.2018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Badanie: Radio Track - KBR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Kantar MillwardBrown</text:p>
          </table:table-cell>
          <table:table-cell table:number-columns-repeated="1023" table:style-name="ce2"/>
          <table:table-cell table:number-columns-repeated="15360"/>
        </table:table-row>
        <table:table-row table:number-rows-repeated="3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text:s/></text:p>
          </table:table-cell>
          <table:table-cell table:number-columns-repeated="1023" table:style-name="ce2"/>
          <table:table-cell table:number-columns-repeated="15360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2">
          <table:table-cell table:style-name="ce24"/>
          <table:table-cell office:value-type="string" table:style-name="ce24">
            <text:p>lipiec 2016 : grudzień 2016</text:p>
          </table:table-cell>
          <table:table-cell office:value-type="string" table:style-name="ce24">
            <text:p>styczeń 2017 : czerwiec 2017</text:p>
          </table:table-cell>
          <table:table-cell office:value-type="string" table:style-name="ce24">
            <text:p>lipiec 2017 : grudzień 2017</text:p>
          </table:table-cell>
          <table:table-cell office:value-type="string" table:style-name="ce24">
            <text:p>styczeń 2018 : czerwiec 2018</text:p>
          </table:table-cell>
          <table:table-cell table:number-columns-repeated="16379" table:style-name="ce7"/>
        </table:table-row>
        <table:table-row table:style-name="ro1">
          <table:table-cell office:value-type="string" table:style-name="ce2">
            <text:p>Radio RMF FM</text:p>
          </table:table-cell>
          <table:table-cell office:value-type="percentage" office:value="0.13109421099999999" table:style-name="ce9">
            <text:p>13,1%</text:p>
          </table:table-cell>
          <table:table-cell office:value-type="percentage" office:value="0.14111108980000001" table:style-name="ce9">
            <text:p>14,1%</text:p>
          </table:table-cell>
          <table:table-cell office:value-type="percentage" office:value="0.1471019576" table:style-name="ce9">
            <text:p>14,7%</text:p>
          </table:table-cell>
          <table:table-cell office:value-type="percentage" office:value="0.15030587910000001" table:style-name="ce10">
            <text:p>15,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VOX FM (sieć: 17 częstotliwości)/ do 2013-11 Radio Eska Rock</text:p>
          </table:table-cell>
          <table:table-cell office:value-type="percentage" office:value="7.9773243300000005E-2" table:style-name="ce9">
            <text:p>8,0%</text:p>
          </table:table-cell>
          <table:table-cell office:value-type="percentage" office:value="0.1001766987" table:style-name="ce9">
            <text:p>10,0%</text:p>
          </table:table-cell>
          <table:table-cell office:value-type="percentage" office:value="0.1061759922" table:style-name="ce9">
            <text:p>10,6%</text:p>
          </table:table-cell>
          <table:table-cell office:value-type="percentage" office:value="0.12904993109999999" table:style-name="ce10">
            <text:p>12,9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Trójka - Program 3 Polskiego Radia</text:p>
          </table:table-cell>
          <table:table-cell office:value-type="percentage" office:value="0.1340830026" table:style-name="ce9">
            <text:p>13,4%</text:p>
          </table:table-cell>
          <table:table-cell office:value-type="percentage" office:value="0.14350654839999999" table:style-name="ce9">
            <text:p>14,4%</text:p>
          </table:table-cell>
          <table:table-cell office:value-type="percentage" office:value="0.12456502210000001" table:style-name="ce9">
            <text:p>12,5%</text:p>
          </table:table-cell>
          <table:table-cell office:value-type="percentage" office:value="9.8041552599999998E-2" table:style-name="ce10">
            <text:p>9,8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ZET</text:p>
          </table:table-cell>
          <table:table-cell office:value-type="percentage" office:value="0.1048298632" table:style-name="ce9">
            <text:p>10,5%</text:p>
          </table:table-cell>
          <table:table-cell office:value-type="percentage" office:value="9.3787700099999996E-2" table:style-name="ce9">
            <text:p>9,4%</text:p>
          </table:table-cell>
          <table:table-cell office:value-type="percentage" office:value="0.1071151145" table:style-name="ce9">
            <text:p>10,7%</text:p>
          </table:table-cell>
          <table:table-cell office:value-type="percentage" office:value="9.2815584500000006E-2" table:style-name="ce10">
            <text:p>9,3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Złote Przeboje Puls 95,6 FM (Lublin)</text:p>
          </table:table-cell>
          <table:table-cell office:value-type="percentage" office:value="6.8582047600000001E-2" table:style-name="ce9">
            <text:p>6,9%</text:p>
          </table:table-cell>
          <table:table-cell office:value-type="percentage" office:value="6.4306156700000006E-2" table:style-name="ce9">
            <text:p>6,4%</text:p>
          </table:table-cell>
          <table:table-cell office:value-type="percentage" office:value="7.6884485399999994E-2" table:style-name="ce9">
            <text:p>7,7%</text:p>
          </table:table-cell>
          <table:table-cell office:value-type="percentage" office:value="9.1249029600000003E-2" table:style-name="ce10">
            <text:p>9,1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ESKA (Lublin)</text:p>
          </table:table-cell>
          <table:table-cell office:value-type="percentage" office:value="6.2598366399999994E-2" table:style-name="ce9">
            <text:p>6,3%</text:p>
          </table:table-cell>
          <table:table-cell office:value-type="percentage" office:value="9.3396504300000002E-2" table:style-name="ce9">
            <text:p>9,3%</text:p>
          </table:table-cell>
          <table:table-cell office:value-type="percentage" office:value="8.7694578300000006E-2" table:style-name="ce9">
            <text:p>8,8%</text:p>
          </table:table-cell>
          <table:table-cell office:value-type="percentage" office:value="8.0639243499999999E-2" table:style-name="ce10">
            <text:p>8,1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Jedynka - Program 1 Polskiego Radia</text:p>
          </table:table-cell>
          <table:table-cell office:value-type="percentage" office:value="9.12897389E-2" table:style-name="ce9">
            <text:p>9,1%</text:p>
          </table:table-cell>
          <table:table-cell office:value-type="percentage" office:value="7.4637007899999996E-2" table:style-name="ce9">
            <text:p>7,5%</text:p>
          </table:table-cell>
          <table:table-cell office:value-type="percentage" office:value="5.6001927200000003E-2" table:style-name="ce9">
            <text:p>5,6%</text:p>
          </table:table-cell>
          <table:table-cell office:value-type="percentage" office:value="5.7642432E-2" table:style-name="ce10">
            <text:p>5,8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TOK FM</text:p>
          </table:table-cell>
          <table:table-cell office:value-type="percentage" office:value="6.5306960999999997E-2" table:style-name="ce9">
            <text:p>6,5%</text:p>
          </table:table-cell>
          <table:table-cell office:value-type="percentage" office:value="4.0333734699999998E-2" table:style-name="ce9">
            <text:p>4,0%</text:p>
          </table:table-cell>
          <table:table-cell office:value-type="percentage" office:value="5.7649676400000002E-2" table:style-name="ce9">
            <text:p>5,8%</text:p>
          </table:table-cell>
          <table:table-cell office:value-type="percentage" office:value="5.6424679499999998E-2" table:style-name="ce10">
            <text:p>5,6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olskie Radio Lublin</text:p>
          </table:table-cell>
          <table:table-cell office:value-type="percentage" office:value="4.2876218899999999E-2" table:style-name="ce9">
            <text:p>4,3%</text:p>
          </table:table-cell>
          <table:table-cell office:value-type="percentage" office:value="3.6025540100000003E-2" table:style-name="ce9">
            <text:p>3,6%</text:p>
          </table:table-cell>
          <table:table-cell office:value-type="percentage" office:value="3.4756518100000001E-2" table:style-name="ce9">
            <text:p>3,5%</text:p>
          </table:table-cell>
          <table:table-cell office:value-type="percentage" office:value="4.8459868199999999E-2" table:style-name="ce10">
            <text:p>4,8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RMF Classic (sieć: 20 częstotliwości) / badane od 10.2010</text:p>
          </table:table-cell>
          <table:table-cell office:value-type="percentage" office:value="7.97717228E-2" table:style-name="ce9">
            <text:p>8,0%</text:p>
          </table:table-cell>
          <table:table-cell office:value-type="percentage" office:value="4.27155772E-2" table:style-name="ce9">
            <text:p>4,3%</text:p>
          </table:table-cell>
          <table:table-cell office:value-type="percentage" office:value="4.3987264099999999E-2" table:style-name="ce9">
            <text:p>4,4%</text:p>
          </table:table-cell>
          <table:table-cell office:value-type="percentage" office:value="4.4197383799999997E-2" table:style-name="ce10">
            <text:p>4,4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Freee (Lublin)</text:p>
          </table:table-cell>
          <table:table-cell office:value-type="percentage" office:value="2.6329804700000001E-2" table:style-name="ce9">
            <text:p>2,6%</text:p>
          </table:table-cell>
          <table:table-cell office:value-type="percentage" office:value="4.1758213199999998E-2" table:style-name="ce9">
            <text:p>4,2%</text:p>
          </table:table-cell>
          <table:table-cell office:value-type="percentage" office:value="4.4921723099999998E-2" table:style-name="ce9">
            <text:p>4,5%</text:p>
          </table:table-cell>
          <table:table-cell office:value-type="percentage" office:value="4.23141156E-2" table:style-name="ce10">
            <text:p>4,2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Akademickie Radio Centrum (Lublin)</text:p>
          </table:table-cell>
          <table:table-cell office:value-type="percentage" office:value="2.7736610299999999E-2" table:style-name="ce9">
            <text:p>2,8%</text:p>
          </table:table-cell>
          <table:table-cell office:value-type="percentage" office:value="2.5121142400000001E-2" table:style-name="ce9">
            <text:p>2,5%</text:p>
          </table:table-cell>
          <table:table-cell office:value-type="percentage" office:value="3.4127527800000002E-2" table:style-name="ce9">
            <text:p>3,4%</text:p>
          </table:table-cell>
          <table:table-cell office:value-type="percentage" office:value="4.1362516299999999E-2" table:style-name="ce10">
            <text:p>4,1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Maryja</text:p>
          </table:table-cell>
          <table:table-cell office:value-type="percentage" office:value="4.00677412E-2" table:style-name="ce9">
            <text:p>4,0%</text:p>
          </table:table-cell>
          <table:table-cell office:value-type="percentage" office:value="4.2921506200000001E-2" table:style-name="ce9">
            <text:p>4,3%</text:p>
          </table:table-cell>
          <table:table-cell office:value-type="percentage" office:value="2.04068663E-2" table:style-name="ce9">
            <text:p>2,0%</text:p>
          </table:table-cell>
          <table:table-cell office:value-type="percentage" office:value="2.8285266E-2" table:style-name="ce10">
            <text:p>2,8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Plus Lublin / do 2017-04 Radio eR 87,9 FM (Lublin)</text:p>
          </table:table-cell>
          <table:table-cell office:value-type="percentage" office:value="7.4908157000000003E-3" table:style-name="ce9">
            <text:p>0,7%</text:p>
          </table:table-cell>
          <table:table-cell office:value-type="percentage" office:value="9.4827147000000004E-3" table:style-name="ce9">
            <text:p>0,9%</text:p>
          </table:table-cell>
          <table:table-cell office:value-type="percentage" office:value="1.4717093000000001E-2" table:style-name="ce9">
            <text:p>1,5%</text:p>
          </table:table-cell>
          <table:table-cell office:value-type="percentage" office:value="1.54660019E-2" table:style-name="ce10">
            <text:p>1,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wójka - Program 2 Polskiego Radia</text:p>
          </table:table-cell>
          <table:table-cell office:value-type="percentage" office:value="8.3161510000000008E-3" table:style-name="ce9">
            <text:p>0,8%</text:p>
          </table:table-cell>
          <table:table-cell office:value-type="percentage" office:value="1.8586431099999998E-2" table:style-name="ce9">
            <text:p>1,9%</text:p>
          </table:table-cell>
          <table:table-cell office:value-type="percentage" office:value="6.5752578000000004E-3" table:style-name="ce9">
            <text:p>0,7%</text:p>
          </table:table-cell>
          <table:table-cell office:value-type="percentage" office:value="1.13078433E-2" table:style-name="ce10">
            <text:p>1,1%</text:p>
          </table:table-cell>
          <table:table-cell table:number-columns-repeated="16379"/>
        </table:table-row>
        <table:table-row table:style-name="ro1">
          <table:table-cell table:style-name="ce2"/>
          <table:table-cell table:number-columns-repeated="4" table:style-name="ce11"/>
          <table:table-cell table:number-columns-repeated="16379"/>
        </table:table-row>
        <table:table-row table:style-name="ro1">
          <table:table-cell office:value-type="string" table:style-name="ce23">
            <text:p>N=</text:p>
          </table:table-cell>
          <table:table-cell office:value-type="float" office:value="1016" table:style-name="ce1">
            <text:p>1016</text:p>
          </table:table-cell>
          <table:table-cell office:value-type="float" office:value="1013" table:style-name="ce1">
            <text:p>1013</text:p>
          </table:table-cell>
          <table:table-cell office:value-type="float" office:value="1056" table:style-name="ce1">
            <text:p>1056</text:p>
          </table:table-cell>
          <table:table-cell office:value-type="float" office:value="1041" table:style-name="ce1">
            <text:p>1041</text:p>
          </table:table-cell>
          <table:table-cell table:number-columns-repeated="16379"/>
        </table:table-row>
        <table:table-row table:number-rows-repeated="5" table:style-name="ro1">
          <table:table-cell table:style-name="ce23"/>
          <table:table-cell table:number-columns-repeated="3" table:style-name="ce28"/>
          <table:table-cell table:style-name="ce11"/>
          <table:table-cell table:number-columns-repeated="16379"/>
        </table:table-row>
        <table:table-row table:number-rows-repeated="2" table:style-name="ro1">
          <table:table-cell table:number-columns-repeated="4" table:style-name="ce23"/>
          <table:table-cell table:style-name="ce1"/>
          <table:table-cell table:number-columns-repeated="16379"/>
        </table:table-row>
        <table:table-row table:style-name="ro1">
          <table:table-cell table:style-name="ce25"/>
          <table:table-cell table:number-columns-repeated="3" table:style-name="ce23"/>
          <table:table-cell table:style-name="ce1"/>
          <table:table-cell table:number-columns-repeated="16379"/>
        </table:table-row>
        <table:table-row table:style-name="ro1">
          <table:table-cell office:value-type="string" table:style-name="ce25">
            <text:p>Fale:<text:s/></text:p>
          </table:table-cell>
          <table:table-cell table:number-columns-repeated="3" table:style-name="ce23"/>
          <table:table-cell table:style-name="ce1"/>
          <table:table-cell table:number-columns-repeated="16379"/>
        </table:table-row>
        <table:table-row table:style-name="ro1">
          <table:table-cell office:value-type="string" table:style-name="ce2">
            <text:p><text:s text:c="4"/>lipiec 2016 : grudzień 2016 (wielkość: 41 774)</text:p>
          </table:table-cell>
          <table:table-cell table:number-columns-repeated="4" table:style-name="ce1"/>
          <table:table-cell table:number-columns-repeated="16379"/>
        </table:table-row>
        <table:table-row table:style-name="ro1">
          <table:table-cell office:value-type="string" table:style-name="ce2">
            <text:p><text:s text:c="4"/>styczeń 2017 : czerwiec 2017 (wielkość: 41 561)</text:p>
          </table:table-cell>
          <table:table-cell table:number-columns-repeated="4" table:style-name="ce1"/>
          <table:table-cell table:number-columns-repeated="16379"/>
        </table:table-row>
        <table:table-row table:style-name="ro1">
          <table:table-cell office:value-type="string" table:style-name="ce2">
            <text:p><text:s text:c="4"/>lipiec 2017 : grudzień 2017 (wielkość: 41 805)</text:p>
          </table:table-cell>
          <table:table-cell table:number-columns-repeated="4" table:style-name="ce1"/>
          <table:table-cell table:number-columns-repeated="16379"/>
        </table:table-row>
        <table:table-row table:style-name="ro1">
          <table:table-cell office:value-type="string" table:style-name="ce2">
            <text:p><text:s text:c="4"/>styczeń 2018 : czerwiec 2018 (wielkość: 41 517)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Grupy celowe:<text:s/>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4"/>Lublin: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8"/>Wybrane miasta = Lublin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8"/>Wielkość (nie ważona): 283 554 (36 467 przypadków, 2,3% całej próby)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8"/>Braki danych usunięte po każdej zmiennej.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skaźniki słuchalności: Udział w czasie słuchania (%)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Ustawienia wskaźników: Wartość wskaźnika</text:p>
          </table:table-cell>
          <table:table-cell table:number-columns-repeated="1023" table:style-name="ce2"/>
          <table:table-cell table:number-columns-repeated="15360"/>
        </table:table-row>
        <table:table-row table:number-rows-repeated="1048528" table:style-name="ro3">
          <table:table-cell table:number-columns-repeated="16384"/>
        </table:table-row>
      </table:table>
      <table:table table:name="Kraków" table:style-name="ta1">
        <table:table-column table:style-name="co38" table:default-cell-style-name="ce2"/>
        <table:table-column table:style-name="co39" table:default-cell-style-name="ce2"/>
        <table:table-column table:style-name="co40" table:default-cell-style-name="ce2"/>
        <table:table-column table:style-name="co4" table:default-cell-style-name="ce2"/>
        <table:table-column table:style-name="co41" table:default-cell-style-name="ce2"/>
        <table:table-column table:style-name="co9" table:number-columns-repeated="3" table:default-cell-style-name="ce2"/>
        <table:table-column table:style-name="co42" table:number-columns-repeated="4" table:default-cell-style-name="ce2"/>
        <table:table-column table:style-name="co9" table:number-columns-repeated="2" table:default-cell-style-name="ce2"/>
        <table:table-column table:style-name="co34" table:number-columns-repeated="4" table:default-cell-style-name="ce2"/>
        <table:table-column table:style-name="co9" table:number-columns-repeated="963" table:default-cell-style-name="ce2"/>
        <table:table-column table:style-name="co43" table:default-cell-style-name="ce2"/>
        <table:table-column table:style-name="co43" table:number-columns-repeated="41" table:default-cell-style-name="ce1"/>
        <table:table-column table:style-name="co10" table:number-columns-repeated="15361" table:default-cell-style-name="ce1"/>
        <table:table-row table:style-name="ro1">
          <table:table-cell office:value-type="string" table:style-name="ce2">
            <text:p>SoftReport Explorer - 14.07.2018</text:p>
          </table:table-cell>
          <table:table-cell table:number-columns-repeated="981" table:style-name="ce2"/>
          <table:table-cell table:number-columns-repeated="15402"/>
        </table:table-row>
        <table:table-row table:style-name="ro1">
          <table:table-cell table:number-columns-repeated="982" table:style-name="ce2"/>
          <table:table-cell table:number-columns-repeated="15402"/>
        </table:table-row>
        <table:table-row table:style-name="ro1">
          <table:table-cell office:value-type="string" table:style-name="ce2">
            <text:p>Badanie: Radio Track - KBR</text:p>
          </table:table-cell>
          <table:table-cell table:number-columns-repeated="981" table:style-name="ce2"/>
          <table:table-cell table:number-columns-repeated="15402"/>
        </table:table-row>
        <table:table-row table:style-name="ro1">
          <table:table-cell office:value-type="string" table:style-name="ce2">
            <text:p>Kantar MillwardBrown</text:p>
          </table:table-cell>
          <table:table-cell table:number-columns-repeated="981" table:style-name="ce2"/>
          <table:table-cell table:number-columns-repeated="15402"/>
        </table:table-row>
        <table:table-row table:number-rows-repeated="3" table:style-name="ro1">
          <table:table-cell table:number-columns-repeated="982" table:style-name="ce2"/>
          <table:table-cell table:number-columns-repeated="15402"/>
        </table:table-row>
        <table:table-row table:style-name="ro1">
          <table:table-cell office:value-type="string" table:style-name="ce2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text:s/></text:p>
          </table:table-cell>
          <table:table-cell table:number-columns-repeated="6" table:style-name="ce2"/>
          <table:table-cell office:value-type="string" table:style-name="ce2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text:s/></text:p>
          </table:table-cell>
          <table:table-cell table:number-columns-repeated="974" table:style-name="ce2"/>
          <table:table-cell table:number-columns-repeated="15402"/>
        </table:table-row>
        <table:table-row table:number-rows-repeated="2" table:style-name="ro1">
          <table:table-cell table:number-columns-repeated="982" table:style-name="ce2"/>
          <table:table-cell table:number-columns-repeated="15402"/>
        </table:table-row>
        <table:table-row table:style-name="ro2">
          <table:table-cell table:style-name="ce24"/>
          <table:table-cell office:value-type="string" table:style-name="ce24">
            <text:p>lipiec 2016 : grudzień 2016</text:p>
          </table:table-cell>
          <table:table-cell office:value-type="string" table:style-name="ce24">
            <text:p>styczeń 2017 : czerwiec 2017</text:p>
          </table:table-cell>
          <table:table-cell office:value-type="string" table:style-name="ce24">
            <text:p>lipiec 2017 : grudzień 2017</text:p>
          </table:table-cell>
          <table:table-cell office:value-type="string" table:style-name="ce24">
            <text:p>styczeń 2018 : czerwiec 2018</text:p>
          </table:table-cell>
          <table:table-cell table:number-columns-repeated="16379" table:style-name="ce7"/>
        </table:table-row>
        <table:table-row table:style-name="ro1">
          <table:table-cell office:value-type="string" table:style-name="ce2">
            <text:p>Radio RMF FM</text:p>
          </table:table-cell>
          <table:table-cell office:value-type="percentage" office:value="0.2377861845" table:style-name="ce32">
            <text:p>23,8%</text:p>
          </table:table-cell>
          <table:table-cell office:value-type="percentage" office:value="0.2332847884" table:style-name="ce32">
            <text:p>23,3%</text:p>
          </table:table-cell>
          <table:table-cell office:value-type="percentage" office:value="0.28709047139999999" table:style-name="ce32">
            <text:p>28,7%</text:p>
          </table:table-cell>
          <table:table-cell office:value-type="percentage" office:value="0.2366905973" table:style-name="ce33">
            <text:p>23,7%</text:p>
          </table:table-cell>
          <table:table-cell table:number-columns-repeated="2" table:style-name="ce2"/>
          <table:table-cell table:number-columns-repeated="5" table:style-name="ce8"/>
          <table:table-cell table:number-columns-repeated="2" table:style-name="ce2"/>
          <table:table-cell table:number-columns-repeated="4" table:style-name="ce8"/>
          <table:table-cell table:number-columns-repeated="16366"/>
        </table:table-row>
        <table:table-row table:style-name="ro1">
          <table:table-cell office:value-type="string" table:style-name="ce2">
            <text:p>Radio ZET</text:p>
          </table:table-cell>
          <table:table-cell office:value-type="percentage" office:value="7.0596253900000003E-2" table:style-name="ce32">
            <text:p>7,1%</text:p>
          </table:table-cell>
          <table:table-cell office:value-type="percentage" office:value="5.83379126E-2" table:style-name="ce32">
            <text:p>5,8%</text:p>
          </table:table-cell>
          <table:table-cell office:value-type="percentage" office:value="7.7123442E-2" table:style-name="ce32">
            <text:p>7,7%</text:p>
          </table:table-cell>
          <table:table-cell office:value-type="percentage" office:value="7.9184874700000005E-2" table:style-name="ce33">
            <text:p>7,9%</text:p>
          </table:table-cell>
          <table:table-cell table:number-columns-repeated="977" table:style-name="ce2"/>
          <table:table-cell table:number-columns-repeated="15402"/>
        </table:table-row>
        <table:table-row table:style-name="ro1">
          <table:table-cell office:value-type="string" table:style-name="ce2">
            <text:p>Trójka - Program 3 Polskiego Radia</text:p>
          </table:table-cell>
          <table:table-cell office:value-type="percentage" office:value="0.1305399672" table:style-name="ce32">
            <text:p>13,1%</text:p>
          </table:table-cell>
          <table:table-cell office:value-type="percentage" office:value="0.10159856289999999" table:style-name="ce32">
            <text:p>10,2%</text:p>
          </table:table-cell>
          <table:table-cell office:value-type="percentage" office:value="6.2979523800000006E-2" table:style-name="ce32">
            <text:p>6,3%</text:p>
          </table:table-cell>
          <table:table-cell office:value-type="percentage" office:value="7.6960728199999995E-2" table:style-name="ce33">
            <text:p>7,7%</text:p>
          </table:table-cell>
          <table:table-cell table:number-columns-repeated="977" table:style-name="ce2"/>
          <table:table-cell table:number-columns-repeated="15402"/>
        </table:table-row>
        <table:table-row table:style-name="ro1">
          <table:table-cell office:value-type="string" table:style-name="ce2">
            <text:p>Radio TOK FM</text:p>
          </table:table-cell>
          <table:table-cell office:value-type="percentage" office:value="6.8294558800000002E-2" table:style-name="ce32">
            <text:p>6,8%</text:p>
          </table:table-cell>
          <table:table-cell office:value-type="percentage" office:value="7.5974872999999998E-2" table:style-name="ce32">
            <text:p>7,6%</text:p>
          </table:table-cell>
          <table:table-cell office:value-type="percentage" office:value="6.1620493300000002E-2" table:style-name="ce32">
            <text:p>6,2%</text:p>
          </table:table-cell>
          <table:table-cell office:value-type="percentage" office:value="6.7540117499999996E-2" table:style-name="ce33">
            <text:p>6,8%</text:p>
          </table:table-cell>
          <table:table-cell table:number-columns-repeated="977" table:style-name="ce2"/>
          <table:table-cell table:number-columns-repeated="15402"/>
        </table:table-row>
        <table:table-row table:style-name="ro1">
          <table:table-cell office:value-type="string" table:style-name="ce2">
            <text:p>Radio RMF Classic (sieć: 20 częstotliwości) / badane od 10.2010</text:p>
          </table:table-cell>
          <table:table-cell office:value-type="percentage" office:value="5.8785274300000002E-2" table:style-name="ce32">
            <text:p>5,9%</text:p>
          </table:table-cell>
          <table:table-cell office:value-type="percentage" office:value="6.1539808000000001E-2" table:style-name="ce32">
            <text:p>6,2%</text:p>
          </table:table-cell>
          <table:table-cell office:value-type="percentage" office:value="4.0297646499999999E-2" table:style-name="ce32">
            <text:p>4,0%</text:p>
          </table:table-cell>
          <table:table-cell office:value-type="percentage" office:value="6.6543821599999997E-2" table:style-name="ce33">
            <text:p>6,7%</text:p>
          </table:table-cell>
          <table:table-cell table:number-columns-repeated="977" table:style-name="ce2"/>
          <table:table-cell table:number-columns-repeated="15402"/>
        </table:table-row>
        <table:table-row table:style-name="ro1">
          <table:table-cell office:value-type="string" table:style-name="ce2">
            <text:p>Radio Kraków</text:p>
          </table:table-cell>
          <table:table-cell office:value-type="percentage" office:value="6.3162873800000005E-2" table:style-name="ce32">
            <text:p>6,3%</text:p>
          </table:table-cell>
          <table:table-cell office:value-type="percentage" office:value="5.9842272100000003E-2" table:style-name="ce32">
            <text:p>6,0%</text:p>
          </table:table-cell>
          <table:table-cell office:value-type="percentage" office:value="5.0593882200000002E-2" table:style-name="ce32">
            <text:p>5,1%</text:p>
          </table:table-cell>
          <table:table-cell office:value-type="percentage" office:value="5.9089014799999999E-2" table:style-name="ce33">
            <text:p>5,9%</text:p>
          </table:table-cell>
          <table:table-cell table:number-columns-repeated="977" table:style-name="ce2"/>
          <table:table-cell table:number-columns-repeated="15402"/>
        </table:table-row>
        <table:table-row table:style-name="ro1">
          <table:table-cell office:value-type="string" table:style-name="ce2">
            <text:p>Radio RMF MAXXX (Kraków)</text:p>
          </table:table-cell>
          <table:table-cell office:value-type="percentage" office:value="3.9721345399999997E-2" table:style-name="ce32">
            <text:p>4,0%</text:p>
          </table:table-cell>
          <table:table-cell office:value-type="percentage" office:value="4.1531347199999999E-2" table:style-name="ce32">
            <text:p>4,2%</text:p>
          </table:table-cell>
          <table:table-cell office:value-type="percentage" office:value="4.9042758899999997E-2" table:style-name="ce32">
            <text:p>4,9%</text:p>
          </table:table-cell>
          <table:table-cell office:value-type="percentage" office:value="4.5255056600000003E-2" table:style-name="ce33">
            <text:p>4,5%</text:p>
          </table:table-cell>
          <table:table-cell table:number-columns-repeated="977" table:style-name="ce2"/>
          <table:table-cell table:number-columns-repeated="15402"/>
        </table:table-row>
        <table:table-row table:style-name="ro1">
          <table:table-cell office:value-type="string" table:style-name="ce2">
            <text:p>Radio VOX FM (sieć: 17 częstotliwości)/ do 2013-11 Radio Eska Rock</text:p>
          </table:table-cell>
          <table:table-cell office:value-type="percentage" office:value="4.1102711399999999E-2" table:style-name="ce32">
            <text:p>4,1%</text:p>
          </table:table-cell>
          <table:table-cell office:value-type="percentage" office:value="4.23651341E-2" table:style-name="ce32">
            <text:p>4,2%</text:p>
          </table:table-cell>
          <table:table-cell office:value-type="percentage" office:value="5.7670979900000002E-2" table:style-name="ce32">
            <text:p>5,8%</text:p>
          </table:table-cell>
          <table:table-cell office:value-type="percentage" office:value="4.2633435599999998E-2" table:style-name="ce33">
            <text:p>4,3%</text:p>
          </table:table-cell>
          <table:table-cell table:number-columns-repeated="977" table:style-name="ce2"/>
          <table:table-cell table:number-columns-repeated="15402"/>
        </table:table-row>
        <table:table-row table:style-name="ro1">
          <table:table-cell office:value-type="string" table:style-name="ce2">
            <text:p>Radio Złote Przeboje Wanda 92,5 FM (Kraków)</text:p>
          </table:table-cell>
          <table:table-cell office:value-type="percentage" office:value="4.2162645200000001E-2" table:style-name="ce32">
            <text:p>4,2%</text:p>
          </table:table-cell>
          <table:table-cell office:value-type="percentage" office:value="4.9504852199999998E-2" table:style-name="ce32">
            <text:p>5,0%</text:p>
          </table:table-cell>
          <table:table-cell office:value-type="percentage" office:value="3.7046227500000001E-2" table:style-name="ce32">
            <text:p>3,7%</text:p>
          </table:table-cell>
          <table:table-cell office:value-type="percentage" office:value="4.0542929900000003E-2" table:style-name="ce33">
            <text:p>4,1%</text:p>
          </table:table-cell>
          <table:table-cell table:number-columns-repeated="977" table:style-name="ce2"/>
          <table:table-cell table:number-columns-repeated="15402"/>
        </table:table-row>
        <table:table-row table:style-name="ro1">
          <table:table-cell office:value-type="string" table:style-name="ce2">
            <text:p>Radio Pogoda (Kraków) / do 2015-06 Radio KRK fm (Kraków)</text:p>
          </table:table-cell>
          <table:table-cell office:value-type="percentage" office:value="3.0335425100000001E-2" table:style-name="ce32">
            <text:p>3,0%</text:p>
          </table:table-cell>
          <table:table-cell office:value-type="percentage" office:value="2.1370915000000001E-2" table:style-name="ce32">
            <text:p>2,1%</text:p>
          </table:table-cell>
          <table:table-cell office:value-type="percentage" office:value="3.4894945199999999E-2" table:style-name="ce32">
            <text:p>3,5%</text:p>
          </table:table-cell>
          <table:table-cell office:value-type="percentage" office:value="3.77126936E-2" table:style-name="ce33">
            <text:p>3,8%</text:p>
          </table:table-cell>
          <table:table-cell table:number-columns-repeated="977" table:style-name="ce2"/>
          <table:table-cell table:number-columns-repeated="15402"/>
        </table:table-row>
        <table:table-row table:style-name="ro1">
          <table:table-cell office:value-type="string" table:style-name="ce2">
            <text:p>Radio ESKA (Kraków)</text:p>
          </table:table-cell>
          <table:table-cell office:value-type="percentage" office:value="2.4568680700000001E-2" table:style-name="ce32">
            <text:p>2,5%</text:p>
          </table:table-cell>
          <table:table-cell office:value-type="percentage" office:value="2.6343775100000001E-2" table:style-name="ce32">
            <text:p>2,6%</text:p>
          </table:table-cell>
          <table:table-cell office:value-type="percentage" office:value="2.5915151000000001E-2" table:style-name="ce32">
            <text:p>2,6%</text:p>
          </table:table-cell>
          <table:table-cell office:value-type="percentage" office:value="3.71868354E-2" table:style-name="ce33">
            <text:p>3,7%</text:p>
          </table:table-cell>
          <table:table-cell table:number-columns-repeated="977" table:style-name="ce2"/>
          <table:table-cell table:number-columns-repeated="15402"/>
        </table:table-row>
        <table:table-row table:style-name="ro1">
          <table:table-cell office:value-type="string" table:style-name="ce2">
            <text:p>Antyradio / do 2015-01 Radio ZET Chilli</text:p>
          </table:table-cell>
          <table:table-cell office:value-type="percentage" office:value="2.8550002099999999E-2" table:style-name="ce32">
            <text:p>2,9%</text:p>
          </table:table-cell>
          <table:table-cell office:value-type="percentage" office:value="3.2474336700000002E-2" table:style-name="ce32">
            <text:p>3,2%</text:p>
          </table:table-cell>
          <table:table-cell office:value-type="percentage" office:value="3.8584802500000001E-2" table:style-name="ce32">
            <text:p>3,9%</text:p>
          </table:table-cell>
          <table:table-cell office:value-type="percentage" office:value="3.40828548E-2" table:style-name="ce33">
            <text:p>3,4%</text:p>
          </table:table-cell>
          <table:table-cell table:number-columns-repeated="977" table:style-name="ce2"/>
          <table:table-cell table:number-columns-repeated="15402"/>
        </table:table-row>
        <table:table-row table:style-name="ro1">
          <table:table-cell office:value-type="string" table:style-name="ce2">
            <text:p>Jedynka - Program 1 Polskiego Radia</text:p>
          </table:table-cell>
          <table:table-cell office:value-type="percentage" office:value="4.6863428399999997E-2" table:style-name="ce32">
            <text:p>4,7%</text:p>
          </table:table-cell>
          <table:table-cell office:value-type="percentage" office:value="5.00553714E-2" table:style-name="ce32">
            <text:p>5,0%</text:p>
          </table:table-cell>
          <table:table-cell office:value-type="percentage" office:value="4.7393028500000003E-2" table:style-name="ce32">
            <text:p>4,7%</text:p>
          </table:table-cell>
          <table:table-cell office:value-type="percentage" office:value="3.2358203500000002E-2" table:style-name="ce33">
            <text:p>3,2%</text:p>
          </table:table-cell>
          <table:table-cell table:number-columns-repeated="6" table:style-name="ce2"/>
          <table:table-cell table:style-name="ce9"/>
          <table:table-cell table:number-columns-repeated="16372"/>
        </table:table-row>
        <table:table-row table:style-name="ro1">
          <table:table-cell office:value-type="string" table:style-name="ce2">
            <text:p>Rock Radio 103,8 FM (Kraków) / do 2014-01 Radio 103,8 Roxy FM (Kraków)</text:p>
          </table:table-cell>
          <table:table-cell office:value-type="percentage" office:value="1.20340811E-2" table:style-name="ce32">
            <text:p>1,2%</text:p>
          </table:table-cell>
          <table:table-cell office:value-type="percentage" office:value="1.7945503599999999E-2" table:style-name="ce32">
            <text:p>1,8%</text:p>
          </table:table-cell>
          <table:table-cell office:value-type="percentage" office:value="1.5130985E-2" table:style-name="ce32">
            <text:p>1,5%</text:p>
          </table:table-cell>
          <table:table-cell office:value-type="percentage" office:value="2.2598777899999999E-2" table:style-name="ce33">
            <text:p>2,3%</text:p>
          </table:table-cell>
          <table:table-cell table:number-columns-repeated="977" table:style-name="ce2"/>
          <table:table-cell table:number-columns-repeated="15402"/>
        </table:table-row>
        <table:table-row table:style-name="ro1">
          <table:table-cell office:value-type="string" table:style-name="ce2">
            <text:p>Radio Plus Kraków</text:p>
          </table:table-cell>
          <table:table-cell office:value-type="percentage" office:value="3.4298607299999999E-2" table:style-name="ce32">
            <text:p>3,4%</text:p>
          </table:table-cell>
          <table:table-cell office:value-type="percentage" office:value="3.7938754999999998E-2" table:style-name="ce32">
            <text:p>3,8%</text:p>
          </table:table-cell>
          <table:table-cell office:value-type="percentage" office:value="3.43126786E-2" table:style-name="ce32">
            <text:p>3,4%</text:p>
          </table:table-cell>
          <table:table-cell office:value-type="percentage" office:value="2.0773008700000001E-2" table:style-name="ce33">
            <text:p>2,1%</text:p>
          </table:table-cell>
          <table:table-cell table:style-name="ce2"/>
          <table:table-cell table:style-name="ce34"/>
          <table:table-cell table:number-columns-repeated="975" table:style-name="ce2"/>
          <table:table-cell table:number-columns-repeated="15402"/>
        </table:table-row>
        <table:table-row table:style-name="ro1">
          <table:table-cell office:value-type="string" table:style-name="ce2">
            <text:p>Radio Wawa (Kraków)</text:p>
          </table:table-cell>
          <table:table-cell office:value-type="percentage" office:value="8.4823611000000004E-3" table:style-name="ce32">
            <text:p>0,8%</text:p>
          </table:table-cell>
          <table:table-cell office:value-type="percentage" office:value="1.19461945E-2" table:style-name="ce32">
            <text:p>1,2%</text:p>
          </table:table-cell>
          <table:table-cell office:value-type="percentage" office:value="8.7288956999999993E-3" table:style-name="ce32">
            <text:p>0,9%</text:p>
          </table:table-cell>
          <table:table-cell office:value-type="percentage" office:value="1.93649012E-2" table:style-name="ce33">
            <text:p>1,9%</text:p>
          </table:table-cell>
          <table:table-cell table:number-columns-repeated="977" table:style-name="ce2"/>
          <table:table-cell table:number-columns-repeated="15402"/>
        </table:table-row>
        <table:table-row table:style-name="ro1">
          <table:table-cell office:value-type="string" table:style-name="ce2">
            <text:p>Radio Maryja</text:p>
          </table:table-cell>
          <table:table-cell office:value-type="percentage" office:value="1.0689555599999999E-2" table:style-name="ce32">
            <text:p>1,1%</text:p>
          </table:table-cell>
          <table:table-cell office:value-type="percentage" office:value="1.8617465999999999E-2" table:style-name="ce32">
            <text:p>1,9%</text:p>
          </table:table-cell>
          <table:table-cell office:value-type="percentage" office:value="7.2065473000000003E-3" table:style-name="ce32">
            <text:p>0,7%</text:p>
          </table:table-cell>
          <table:table-cell office:value-type="percentage" office:value="1.5603607699999999E-2" table:style-name="ce33">
            <text:p>1,6%</text:p>
          </table:table-cell>
          <table:table-cell table:number-columns-repeated="977" table:style-name="ce2"/>
          <table:table-cell table:number-columns-repeated="15402"/>
        </table:table-row>
        <table:table-row table:style-name="ro1">
          <table:table-cell office:value-type="string" table:style-name="ce2">
            <text:p>Radio Chillizet / do 2017-05 Radio ZET Chilli (Warszawa/Kraków)</text:p>
          </table:table-cell>
          <table:table-cell office:value-type="percentage" office:value="1.7000000000000001E-2" table:style-name="ce32">
            <text:p>1,7%</text:p>
          </table:table-cell>
          <table:table-cell office:value-type="percentage" office:value="1.4303527700000001E-2" table:style-name="ce32">
            <text:p>1,4%</text:p>
          </table:table-cell>
          <table:table-cell office:value-type="percentage" office:value="1.115122E-2" table:style-name="ce32">
            <text:p>1,1%</text:p>
          </table:table-cell>
          <table:table-cell office:value-type="percentage" office:value="1.51872259E-2" table:style-name="ce33">
            <text:p>1,5%</text:p>
          </table:table-cell>
          <table:table-cell table:number-columns-repeated="977" table:style-name="ce2"/>
          <table:table-cell table:number-columns-repeated="15402"/>
        </table:table-row>
        <table:table-row table:style-name="ro1">
          <table:table-cell office:value-type="string" table:style-name="ce2">
            <text:p>Polskie Radio 24 / do 2016-08 Czwórka - Program 4 Polskiego Radia</text:p>
          </table:table-cell>
          <table:table-cell office:value-type="percentage" office:value="1.9318969000000001E-3" table:style-name="ce35">
            <text:p>0,2%</text:p>
          </table:table-cell>
          <table:table-cell office:value-type="percentage" office:value="4.9032848000000002E-3" table:style-name="ce35">
            <text:p>0,5%</text:p>
          </table:table-cell>
          <table:table-cell office:value-type="percentage" office:value="7.5599602999999998E-3" table:style-name="ce35">
            <text:p>0,8%</text:p>
          </table:table-cell>
          <table:table-cell office:value-type="percentage" office:value="1.2984364599999999E-2" table:style-name="ce36">
            <text:p>1,3%</text:p>
          </table:table-cell>
          <table:table-cell table:style-name="ce2"/>
          <table:table-cell table:style-name="ce34"/>
          <table:table-cell table:number-columns-repeated="975" table:style-name="ce2"/>
          <table:table-cell table:number-columns-repeated="15402"/>
        </table:table-row>
        <table:table-row table:style-name="ro1">
          <table:table-cell office:value-type="string" table:style-name="ce2">
            <text:p>Dwójka - Program 2 Polskiego Radia</text:p>
          </table:table-cell>
          <table:table-cell office:value-type="percentage" office:value="9.0335143999999996E-3" table:style-name="ce32">
            <text:p>0,9%</text:p>
          </table:table-cell>
          <table:table-cell office:value-type="percentage" office:value="1.1432292300000001E-2" table:style-name="ce32">
            <text:p>1,1%</text:p>
          </table:table-cell>
          <table:table-cell office:value-type="percentage" office:value="1.2728982999999999E-2" table:style-name="ce32">
            <text:p>1,3%</text:p>
          </table:table-cell>
          <table:table-cell office:value-type="percentage" office:value="1.1746180700000001E-2" table:style-name="ce33">
            <text:p>1,2%</text:p>
          </table:table-cell>
          <table:table-cell table:number-columns-repeated="977" table:style-name="ce2"/>
          <table:table-cell table:number-columns-repeated="15402"/>
        </table:table-row>
        <table:table-row table:style-name="ro1">
          <table:table-cell office:value-type="string" table:style-name="ce2">
            <text:p>Radiofonia (Kraków)</text:p>
          </table:table-cell>
          <table:table-cell office:value-type="percentage" office:value="7.4274915000000002E-3" table:style-name="ce32">
            <text:p>0,7%</text:p>
          </table:table-cell>
          <table:table-cell office:value-type="percentage" office:value="7.6539479000000002E-3" table:style-name="ce32">
            <text:p>0,8%</text:p>
          </table:table-cell>
          <table:table-cell office:value-type="percentage" office:value="7.5850648000000001E-3" table:style-name="ce32">
            <text:p>0,8%</text:p>
          </table:table-cell>
          <table:table-cell office:value-type="percentage" office:value="7.7525481000000002E-3" table:style-name="ce33">
            <text:p>0,8%</text:p>
          </table:table-cell>
          <table:table-cell table:number-columns-repeated="977" table:style-name="ce2"/>
          <table:table-cell table:number-columns-repeated="15402"/>
        </table:table-row>
        <table:table-row table:style-name="ro1">
          <table:table-cell office:value-type="string" table:style-name="ce2">
            <text:p>Radio Muzo.fm / do 2014-09 Radio PiN</text:p>
          </table:table-cell>
          <table:table-cell office:value-type="percentage" office:value="1.4622967000000001E-3" table:style-name="ce32">
            <text:p>0,1%</text:p>
          </table:table-cell>
          <table:table-cell office:value-type="percentage" office:value="8.6914664999999999E-3" table:style-name="ce32">
            <text:p>0,9%</text:p>
          </table:table-cell>
          <table:table-cell office:value-type="percentage" office:value="1.06639786E-2" table:style-name="ce32">
            <text:p>1,1%</text:p>
          </table:table-cell>
          <table:table-cell office:value-type="percentage" office:value="6.5235299999999996E-3" table:style-name="ce33">
            <text:p>0,7%</text:p>
          </table:table-cell>
          <table:table-cell table:number-columns-repeated="977" table:style-name="ce2"/>
          <table:table-cell table:number-columns-repeated="15402"/>
        </table:table-row>
        <table:table-row table:style-name="ro1">
          <table:table-cell office:value-type="string" table:style-name="ce2">
            <text:p>Meloradio (Kraków) / do 2017-08 Radio ZET Gold 101,3 FM (Kraków)</text:p>
          </table:table-cell>
          <table:table-cell office:value-type="percentage" office:value="7.3134445999999999E-3" table:style-name="ce37">
            <text:p>0,7%</text:p>
          </table:table-cell>
          <table:table-cell office:value-type="percentage" office:value="8.0272573999999996E-3" table:style-name="ce37">
            <text:p>0,8%</text:p>
          </table:table-cell>
          <table:table-cell office:value-type="percentage" office:value="9.1012759000000006E-3" table:style-name="ce37">
            <text:p>0,9%</text:p>
          </table:table-cell>
          <table:table-cell office:value-type="percentage" office:value="5.0635128000000003E-3" table:style-name="ce38">
            <text:p>0,5%</text:p>
          </table:table-cell>
          <table:table-cell table:number-columns-repeated="977" table:style-name="ce2"/>
          <table:table-cell table:number-columns-repeated="15402"/>
        </table:table-row>
        <table:table-row table:style-name="ro1">
          <table:table-cell table:style-name="ce1"/>
          <table:table-cell table:number-columns-repeated="5" table:style-name="ce11"/>
          <table:table-cell table:number-columns-repeated="16378"/>
        </table:table-row>
        <table:table-row table:style-name="ro1">
          <table:table-cell office:value-type="string" table:style-name="ce2">
            <text:p>N=</text:p>
          </table:table-cell>
          <table:table-cell office:value-type="float" office:value="2178" table:style-name="ce1">
            <text:p>2178</text:p>
          </table:table-cell>
          <table:table-cell office:value-type="float" office:value="2234" table:style-name="ce1">
            <text:p>2234</text:p>
          </table:table-cell>
          <table:table-cell office:value-type="float" office:value="2262" table:style-name="ce1">
            <text:p>2262</text:p>
          </table:table-cell>
          <table:table-cell office:value-type="float" office:value="2290" table:style-name="ce1">
            <text:p>2290</text:p>
          </table:table-cell>
          <table:table-cell table:style-name="ce1"/>
          <table:table-cell table:number-columns-repeated="16378"/>
        </table:table-row>
        <table:table-row table:style-name="ro1">
          <table:table-cell table:style-name="ce1"/>
          <table:table-cell table:number-columns-repeated="4" table:style-name="ce39"/>
          <table:table-cell table:style-name="ce1"/>
          <table:table-cell table:number-columns-repeated="16378"/>
        </table:table-row>
        <table:table-row table:number-rows-repeated="6" table:style-name="ro1">
          <table:table-cell table:number-columns-repeated="982" table:style-name="ce2"/>
          <table:table-cell table:number-columns-repeated="15402"/>
        </table:table-row>
        <table:table-row table:style-name="ro1">
          <table:table-cell office:value-type="string" table:style-name="ce2">
            <text:p>Fale:<text:s/></text:p>
          </table:table-cell>
          <table:table-cell table:number-columns-repeated="981" table:style-name="ce2"/>
          <table:table-cell table:number-columns-repeated="15402"/>
        </table:table-row>
        <table:table-row table:style-name="ro1">
          <table:table-cell office:value-type="string" table:style-name="ce2">
            <text:p><text:s text:c="4"/>lipiec 2016 : grudzień 2016 (wielkość: 41 774)</text:p>
          </table:table-cell>
          <table:table-cell table:number-columns-repeated="981" table:style-name="ce2"/>
          <table:table-cell table:number-columns-repeated="15402"/>
        </table:table-row>
        <table:table-row table:style-name="ro1">
          <table:table-cell office:value-type="string" table:style-name="ce2">
            <text:p><text:s text:c="4"/>styczeń 2017 : czerwiec 2017 (wielkość: 41 561)</text:p>
          </table:table-cell>
          <table:table-cell table:number-columns-repeated="981" table:style-name="ce2"/>
          <table:table-cell table:number-columns-repeated="15402"/>
        </table:table-row>
        <table:table-row table:style-name="ro1">
          <table:table-cell office:value-type="string" table:style-name="ce2">
            <text:p><text:s text:c="4"/>lipiec 2017 : grudzień 2017 (wielkość: 41 805)</text:p>
          </table:table-cell>
          <table:table-cell table:number-columns-repeated="981" table:style-name="ce2"/>
          <table:table-cell table:number-columns-repeated="15402"/>
        </table:table-row>
        <table:table-row table:style-name="ro1">
          <table:table-cell office:value-type="string" table:style-name="ce2">
            <text:p><text:s text:c="4"/>styczeń 2018 : czerwiec 2018 (wielkość: 41 517)</text:p>
          </table:table-cell>
          <table:table-cell table:number-columns-repeated="981" table:style-name="ce2"/>
          <table:table-cell table:number-columns-repeated="15402"/>
        </table:table-row>
        <table:table-row table:style-name="ro1">
          <table:table-cell office:value-type="string" table:style-name="ce2">
            <text:p>Grupy celowe:<text:s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4"/>Kraków: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8"/>Wybrane miasta = Kraków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8"/>Wielkość (nie ważona): 609 301 (65 759 przypadków, 4,2% całej próby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8"/>Braki danych usunięte po każdej zmiennej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skaźniki słuchalności: Udział w czasie słuchania (%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Ustawienia wskaźników: Wartość wskaźnika</text:p>
          </table:table-cell>
          <table:table-cell table:number-columns-repeated="16383"/>
        </table:table-row>
        <table:table-row table:number-rows-repeated="1048521" table:style-name="ro3">
          <table:table-cell table:number-columns-repeated="16384"/>
        </table:table-row>
      </table:table>
      <table:table table:name="Kielce" table:style-name="ta1">
        <table:table-column table:style-name="co44" table:default-cell-style-name="ce2"/>
        <table:table-column table:style-name="co45" table:default-cell-style-name="ce2"/>
        <table:table-column table:style-name="co26" table:default-cell-style-name="ce2"/>
        <table:table-column table:style-name="co3" table:default-cell-style-name="ce2"/>
        <table:table-column table:style-name="co46" table:default-cell-style-name="ce2"/>
        <table:table-column table:style-name="co9" table:number-columns-repeated="1018" table:default-cell-style-name="ce2"/>
        <table:table-column table:style-name="co10" table:default-cell-style-name="ce2"/>
        <table:table-column table:style-name="co10" table:number-columns-repeated="15360" table:default-cell-style-name="ce1"/>
        <table:table-row table:style-name="ro1">
          <table:table-cell office:value-type="string" table:style-name="ce2">
            <text:p>SoftReport Explorer - 14.07.2018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Badanie: Radio Track - KBR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Kantar MillwardBrown</text:p>
          </table:table-cell>
          <table:table-cell table:number-columns-repeated="1023" table:style-name="ce2"/>
          <table:table-cell table:number-columns-repeated="15360"/>
        </table:table-row>
        <table:table-row table:number-rows-repeated="3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text:s/></text:p>
          </table:table-cell>
          <table:table-cell table:number-columns-repeated="1023" table:style-name="ce2"/>
          <table:table-cell table:number-columns-repeated="15360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2">
          <table:table-cell table:style-name="ce24"/>
          <table:table-cell office:value-type="string" table:style-name="ce24">
            <text:p>lipiec 2016 : grudzień 2016</text:p>
          </table:table-cell>
          <table:table-cell office:value-type="string" table:style-name="ce24">
            <text:p>styczeń 2017 : czerwiec 2017</text:p>
          </table:table-cell>
          <table:table-cell office:value-type="string" table:style-name="ce24">
            <text:p>lipiec 2017 : grudzień 2017</text:p>
          </table:table-cell>
          <table:table-cell office:value-type="string" table:style-name="ce24">
            <text:p>styczeń 2018 : czerwiec 2018</text:p>
          </table:table-cell>
          <table:table-cell table:number-columns-repeated="16379" table:style-name="ce7"/>
        </table:table-row>
        <table:table-row table:style-name="ro1">
          <table:table-cell office:value-type="string" table:style-name="ce2">
            <text:p>Radio RMF FM</text:p>
          </table:table-cell>
          <table:table-cell office:value-type="percentage" office:value="0.1597550002" table:style-name="ce9">
            <text:p>16,0%</text:p>
          </table:table-cell>
          <table:table-cell office:value-type="percentage" office:value="0.122364003" table:style-name="ce9">
            <text:p>12,2%</text:p>
          </table:table-cell>
          <table:table-cell office:value-type="percentage" office:value="0.20225773189999999" table:style-name="ce9">
            <text:p>20,2%</text:p>
          </table:table-cell>
          <table:table-cell office:value-type="percentage" office:value="0.203191397" table:style-name="ce10">
            <text:p>20,3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olskie Radio Kielce</text:p>
          </table:table-cell>
          <table:table-cell office:value-type="percentage" office:value="0.11974617310000001" table:style-name="ce9">
            <text:p>12,0%</text:p>
          </table:table-cell>
          <table:table-cell office:value-type="percentage" office:value="0.1084504545" table:style-name="ce9">
            <text:p>10,8%</text:p>
          </table:table-cell>
          <table:table-cell office:value-type="percentage" office:value="0.1074608294" table:style-name="ce9">
            <text:p>10,7%</text:p>
          </table:table-cell>
          <table:table-cell office:value-type="percentage" office:value="0.1045603709" table:style-name="ce10">
            <text:p>10,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RMF MAXXX (Kielce)</text:p>
          </table:table-cell>
          <table:table-cell office:value-type="percentage" office:value="3.8147417900000001E-2" table:style-name="ce9">
            <text:p>3,8%</text:p>
          </table:table-cell>
          <table:table-cell office:value-type="percentage" office:value="7.5407695900000002E-2" table:style-name="ce9">
            <text:p>7,5%</text:p>
          </table:table-cell>
          <table:table-cell office:value-type="percentage" office:value="4.7785173E-2" table:style-name="ce9">
            <text:p>4,8%</text:p>
          </table:table-cell>
          <table:table-cell office:value-type="percentage" office:value="9.3554576599999995E-2" table:style-name="ce10">
            <text:p>9,4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Trójka - Program 3 Polskiego Radia</text:p>
          </table:table-cell>
          <table:table-cell office:value-type="percentage" office:value="0.13436959509999999" table:style-name="ce9">
            <text:p>13,4%</text:p>
          </table:table-cell>
          <table:table-cell office:value-type="percentage" office:value="8.8992032200000001E-2" table:style-name="ce9">
            <text:p>8,9%</text:p>
          </table:table-cell>
          <table:table-cell office:value-type="percentage" office:value="9.3132122799999995E-2" table:style-name="ce9">
            <text:p>9,3%</text:p>
          </table:table-cell>
          <table:table-cell office:value-type="percentage" office:value="8.4059712300000006E-2" table:style-name="ce10">
            <text:p>8,4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TOK FM</text:p>
          </table:table-cell>
          <table:table-cell office:value-type="percentage" office:value="4.9961309299999999E-2" table:style-name="ce9">
            <text:p>5,0%</text:p>
          </table:table-cell>
          <table:table-cell office:value-type="percentage" office:value="5.1911593300000003E-2" table:style-name="ce9">
            <text:p>5,2%</text:p>
          </table:table-cell>
          <table:table-cell office:value-type="percentage" office:value="3.8864012400000002E-2" table:style-name="ce9">
            <text:p>3,9%</text:p>
          </table:table-cell>
          <table:table-cell office:value-type="percentage" office:value="7.5091476399999996E-2" table:style-name="ce10">
            <text:p>7,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ESKA Kielce</text:p>
          </table:table-cell>
          <table:table-cell office:value-type="percentage" office:value="5.9794095399999997E-2" table:style-name="ce9">
            <text:p>6,0%</text:p>
          </table:table-cell>
          <table:table-cell office:value-type="percentage" office:value="3.2667122200000002E-2" table:style-name="ce9">
            <text:p>3,3%</text:p>
          </table:table-cell>
          <table:table-cell office:value-type="percentage" office:value="6.0478516500000003E-2" table:style-name="ce9">
            <text:p>6,0%</text:p>
          </table:table-cell>
          <table:table-cell office:value-type="percentage" office:value="7.3511585899999995E-2" table:style-name="ce10">
            <text:p>7,4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VOX FM (sieć: 17 częstotliwości)/ do 2013-11 Radio Eska Rock</text:p>
          </table:table-cell>
          <table:table-cell office:value-type="percentage" office:value="8.2226006000000004E-2" table:style-name="ce9">
            <text:p>8,2%</text:p>
          </table:table-cell>
          <table:table-cell office:value-type="percentage" office:value="7.4996689000000005E-2" table:style-name="ce9">
            <text:p>7,5%</text:p>
          </table:table-cell>
          <table:table-cell office:value-type="percentage" office:value="8.5758731899999996E-2" table:style-name="ce9">
            <text:p>8,6%</text:p>
          </table:table-cell>
          <table:table-cell office:value-type="percentage" office:value="7.20284588E-2" table:style-name="ce10">
            <text:p>7,2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Meloradio (Kielce) / do 2017-08 Radio ZET Gold (Kielce)</text:p>
          </table:table-cell>
          <table:table-cell office:value-type="percentage" office:value="6.15138026E-2" table:style-name="ce9">
            <text:p>6,2%</text:p>
          </table:table-cell>
          <table:table-cell office:value-type="percentage" office:value="7.9161425100000002E-2" table:style-name="ce9">
            <text:p>7,9%</text:p>
          </table:table-cell>
          <table:table-cell office:value-type="percentage" office:value="5.11905125E-2" table:style-name="ce9">
            <text:p>5,1%</text:p>
          </table:table-cell>
          <table:table-cell office:value-type="percentage" office:value="6.7844823100000007E-2" table:style-name="ce10">
            <text:p>6,8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ZET</text:p>
          </table:table-cell>
          <table:table-cell office:value-type="percentage" office:value="4.4859700799999999E-2" table:style-name="ce9">
            <text:p>4,5%</text:p>
          </table:table-cell>
          <table:table-cell office:value-type="percentage" office:value="4.40779975E-2" table:style-name="ce9">
            <text:p>4,4%</text:p>
          </table:table-cell>
          <table:table-cell office:value-type="percentage" office:value="6.4757072499999999E-2" table:style-name="ce9">
            <text:p>6,5%</text:p>
          </table:table-cell>
          <table:table-cell office:value-type="percentage" office:value="5.0238759199999997E-2" table:style-name="ce10">
            <text:p>5,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eM Kielce / do 2014-04 Radio Plus Kielce</text:p>
          </table:table-cell>
          <table:table-cell office:value-type="percentage" office:value="3.0729985299999998E-2" table:style-name="ce9">
            <text:p>3,1%</text:p>
          </table:table-cell>
          <table:table-cell office:value-type="percentage" office:value="2.1468658799999998E-2" table:style-name="ce9">
            <text:p>2,1%</text:p>
          </table:table-cell>
          <table:table-cell office:value-type="percentage" office:value="2.4556110499999999E-2" table:style-name="ce9">
            <text:p>2,5%</text:p>
          </table:table-cell>
          <table:table-cell office:value-type="percentage" office:value="4.0087637099999997E-2" table:style-name="ce10">
            <text:p>4,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Muzo.fm / do 2014-09 Radio PiN</text:p>
          </table:table-cell>
          <table:table-cell office:value-type="percentage" office:value="3.6947716300000003E-2" table:style-name="ce9">
            <text:p>3,7%</text:p>
          </table:table-cell>
          <table:table-cell office:value-type="percentage" office:value="5.7925771299999998E-2" table:style-name="ce9">
            <text:p>5,8%</text:p>
          </table:table-cell>
          <table:table-cell office:value-type="percentage" office:value="1.8407348E-2" table:style-name="ce9">
            <text:p>1,8%</text:p>
          </table:table-cell>
          <table:table-cell office:value-type="percentage" office:value="2.8402354099999999E-2" table:style-name="ce10">
            <text:p>2,8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RMF Classic (sieć: 20 częstotliwości) / badane od 10.2010</text:p>
          </table:table-cell>
          <table:table-cell office:value-type="percentage" office:value="3.9663385600000003E-2" table:style-name="ce9">
            <text:p>4,0%</text:p>
          </table:table-cell>
          <table:table-cell office:value-type="percentage" office:value="7.4508795599999997E-2" table:style-name="ce9">
            <text:p>7,5%</text:p>
          </table:table-cell>
          <table:table-cell office:value-type="percentage" office:value="5.5895269300000001E-2" table:style-name="ce9">
            <text:p>5,6%</text:p>
          </table:table-cell>
          <table:table-cell office:value-type="percentage" office:value="2.6629086100000001E-2" table:style-name="ce10">
            <text:p>2,7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Jedynka - Program 1 Polskiego Radia</text:p>
          </table:table-cell>
          <table:table-cell office:value-type="percentage" office:value="7.1816694900000005E-2" table:style-name="ce9">
            <text:p>7,2%</text:p>
          </table:table-cell>
          <table:table-cell office:value-type="percentage" office:value="7.4559622000000006E-2" table:style-name="ce9">
            <text:p>7,5%</text:p>
          </table:table-cell>
          <table:table-cell office:value-type="percentage" office:value="3.9390801000000003E-2" table:style-name="ce9">
            <text:p>3,9%</text:p>
          </table:table-cell>
          <table:table-cell office:value-type="percentage" office:value="2.34484924E-2" table:style-name="ce10">
            <text:p>2,3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Fama (Kielce)</text:p>
          </table:table-cell>
          <table:table-cell office:value-type="percentage" office:value="3.1776603399999999E-2" table:style-name="ce9">
            <text:p>3,2%</text:p>
          </table:table-cell>
          <table:table-cell office:value-type="percentage" office:value="1.7967075799999999E-2" table:style-name="ce9">
            <text:p>1,8%</text:p>
          </table:table-cell>
          <table:table-cell office:value-type="percentage" office:value="4.5777648400000003E-2" table:style-name="ce9">
            <text:p>4,6%</text:p>
          </table:table-cell>
          <table:table-cell office:value-type="percentage" office:value="1.20603627E-2" table:style-name="ce10">
            <text:p>1,2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wójka - Program 2 Polskiego Radia</text:p>
          </table:table-cell>
          <table:table-cell office:value-type="percentage" office:value="3.2631054999999998E-3" table:style-name="ce9">
            <text:p>0,3%</text:p>
          </table:table-cell>
          <table:table-cell office:value-type="percentage" office:value="5.4842251999999998E-3" table:style-name="ce9">
            <text:p>0,5%</text:p>
          </table:table-cell>
          <table:table-cell office:value-type="percentage" office:value="1.1662194400000001E-2" table:style-name="ce9">
            <text:p>1,2%</text:p>
          </table:table-cell>
          <table:table-cell office:value-type="percentage" office:value="9.0819613E-3" table:style-name="ce10">
            <text:p>0,9%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Radio Maryja</text:p>
          </table:table-cell>
          <table:table-cell office:value-type="percentage" office:value="2.03503407E-2" table:style-name="ce9">
            <text:p>2,0%</text:p>
          </table:table-cell>
          <table:table-cell office:value-type="percentage" office:value="3.1176990200000001E-2" table:style-name="ce9">
            <text:p>3,1%</text:p>
          </table:table-cell>
          <table:table-cell office:value-type="percentage" office:value="1.4598556699999999E-2" table:style-name="ce9">
            <text:p>1,5%</text:p>
          </table:table-cell>
          <table:table-cell office:value-type="percentage" office:value="8.6106227000000007E-3" table:style-name="ce10">
            <text:p>0,9%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Polskie Radio 24 / do 2016-08 Czwórka - Program 4 Polskiego Radia</text:p>
          </table:table-cell>
          <table:table-cell office:value-type="percentage" office:value="3.5891271000000001E-3" table:style-name="ce9">
            <text:p>0,4%</text:p>
          </table:table-cell>
          <table:table-cell office:value-type="percentage" office:value="6.0731887999999996E-3" table:style-name="ce9">
            <text:p>0,6%</text:p>
          </table:table-cell>
          <table:table-cell office:value-type="percentage" office:value="1.66499853E-2" table:style-name="ce9">
            <text:p>1,7%</text:p>
          </table:table-cell>
          <table:table-cell office:value-type="percentage" office:value="3.8057710999999999E-3" table:style-name="ce10">
            <text:p>0,4%</text:p>
          </table:table-cell>
          <table:table-cell table:number-columns-repeated="16379"/>
        </table:table-row>
        <table:table-row table:style-name="ro1">
          <table:table-cell table:style-name="ce13"/>
          <table:table-cell table:number-columns-repeated="3" table:style-name="ce11"/>
          <table:table-cell table:style-name="ce40"/>
          <table:table-cell table:number-columns-repeated="16379"/>
        </table:table-row>
        <table:table-row table:style-name="ro1">
          <table:table-cell office:value-type="string" table:style-name="ce2">
            <text:p>N=</text:p>
          </table:table-cell>
          <table:table-cell office:value-type="float" office:value="588" table:style-name="ce1">
            <text:p>588</text:p>
          </table:table-cell>
          <table:table-cell office:value-type="float" office:value="545" table:style-name="ce1">
            <text:p>545</text:p>
          </table:table-cell>
          <table:table-cell office:value-type="float" office:value="585" table:style-name="ce1">
            <text:p>585</text:p>
          </table:table-cell>
          <table:table-cell office:value-type="float" office:value="528" table:style-name="ce1">
            <text:p>528</text:p>
          </table:table-cell>
          <table:table-cell table:number-columns-repeated="16379"/>
        </table:table-row>
        <table:table-row table:style-name="ro1">
          <table:table-cell table:style-name="ce13"/>
          <table:table-cell table:number-columns-repeated="3" table:style-name="ce39"/>
          <table:table-cell table:style-name="ce41"/>
          <table:table-cell table:number-columns-repeated="16379"/>
        </table:table-row>
        <table:table-row table:style-name="ro1">
          <table:table-cell table:style-name="ce13"/>
          <table:table-cell table:number-columns-repeated="1023" table:style-name="ce2"/>
          <table:table-cell table:number-columns-repeated="15360"/>
        </table:table-row>
        <table:table-row table:number-rows-repeated="2" table:style-name="ro1">
          <table:table-cell table:style-name="ce13"/>
          <table:table-cell table:number-columns-repeated="16383"/>
        </table:table-row>
        <table:table-row table:number-rows-repeated="8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Fale:<text:s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4"/>lipiec 2016 : grudzień 2016 (wielkość: 41 774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4"/>styczeń 2017 : czerwiec 2017 (wielkość: 41 561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4"/>lipiec 2017 : grudzień 2017 (wielkość: 41 805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4"/>styczeń 2018 : czerwiec 2018 (wielkość: 41 517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rupy celowe:<text:s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4"/>Kielce: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8"/>Wybrane miasta = Kielc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8"/>Wielkość (nie ważona): 167 219 (24 381 przypadków, 1,6% całej próby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8"/>Braki danych usunięte po każdej zmiennej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skaźniki słuchalności: Udział w czasie słuchania (%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Ustawienia wskaźników: Wartość wskaźnika</text:p>
          </table:table-cell>
          <table:table-cell table:number-columns-repeated="16383"/>
        </table:table-row>
        <table:table-row table:number-rows-repeated="1048522" table:style-name="ro3">
          <table:table-cell table:number-columns-repeated="16384"/>
        </table:table-row>
      </table:table>
      <table:table table:name="Aglomeracja_Śl" table:style-name="ta1">
        <table:table-column table:style-name="co47" table:default-cell-style-name="ce2"/>
        <table:table-column table:style-name="co34" table:default-cell-style-name="ce2"/>
        <table:table-column table:style-name="co22" table:default-cell-style-name="ce2"/>
        <table:table-column table:style-name="co20" table:number-columns-repeated="2" table:default-cell-style-name="ce2"/>
        <table:table-column table:style-name="co9" table:number-columns-repeated="1018" table:default-cell-style-name="ce2"/>
        <table:table-column table:style-name="co10" table:default-cell-style-name="ce2"/>
        <table:table-column table:style-name="co10" table:number-columns-repeated="15360" table:default-cell-style-name="ce1"/>
        <table:table-row table:style-name="ro1">
          <table:table-cell office:value-type="string" table:style-name="ce2">
            <text:p>SoftReport Explorer - 14.07.2018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Badanie: Radio Track - KBR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Kantar MillwardBrown</text:p>
          </table:table-cell>
          <table:table-cell table:number-columns-repeated="1023" table:style-name="ce2"/>
          <table:table-cell table:number-columns-repeated="15360"/>
        </table:table-row>
        <table:table-row table:number-rows-repeated="3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text:s/></text:p>
          </table:table-cell>
          <table:table-cell table:number-columns-repeated="1023" table:style-name="ce2"/>
          <table:table-cell table:number-columns-repeated="15360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2">
          <table:table-cell table:style-name="ce4"/>
          <table:table-cell office:value-type="string" table:style-name="ce4">
            <text:p>lipiec 2016 : grudzień 2016</text:p>
          </table:table-cell>
          <table:table-cell office:value-type="string" table:style-name="ce4">
            <text:p>styczeń 2017 : czerwiec 2017</text:p>
          </table:table-cell>
          <table:table-cell office:value-type="string" table:style-name="ce4">
            <text:p>lipiec 2017 : grudzień 2017</text:p>
          </table:table-cell>
          <table:table-cell office:value-type="string" table:style-name="ce4">
            <text:p>styczeń 2018 : czerwiec 2018</text:p>
          </table:table-cell>
          <table:table-cell table:number-columns-repeated="16379" table:style-name="ce7"/>
        </table:table-row>
        <table:table-row table:style-name="ro1">
          <table:table-cell office:value-type="string" table:style-name="ce2">
            <text:p>Radio RMF FM</text:p>
          </table:table-cell>
          <table:table-cell office:value-type="percentage" office:value="0.33297870280000003" table:style-name="ce9">
            <text:p>33,3%</text:p>
          </table:table-cell>
          <table:table-cell office:value-type="percentage" office:value="0.32220898549999999" table:style-name="ce9">
            <text:p>32,2%</text:p>
          </table:table-cell>
          <table:table-cell office:value-type="percentage" office:value="0.34960994029999998" table:style-name="ce9">
            <text:p>35,0%</text:p>
          </table:table-cell>
          <table:table-cell office:value-type="percentage" office:value="0.31753406070000001" table:style-name="ce10">
            <text:p>31,8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RMF MAXXX (Śląsk)</text:p>
          </table:table-cell>
          <table:table-cell office:value-type="percentage" office:value="5.2394193200000001E-2" table:style-name="ce9">
            <text:p>5,2%</text:p>
          </table:table-cell>
          <table:table-cell office:value-type="percentage" office:value="6.6923654099999993E-2" table:style-name="ce9">
            <text:p>6,7%</text:p>
          </table:table-cell>
          <table:table-cell office:value-type="percentage" office:value="5.8155664500000002E-2" table:style-name="ce9">
            <text:p>5,8%</text:p>
          </table:table-cell>
          <table:table-cell office:value-type="percentage" office:value="7.3209002400000001E-2" table:style-name="ce10">
            <text:p>7,3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Piekary</text:p>
          </table:table-cell>
          <table:table-cell office:value-type="percentage" office:value="4.41091547E-2" table:style-name="ce9">
            <text:p>4,4%</text:p>
          </table:table-cell>
          <table:table-cell office:value-type="percentage" office:value="5.3741518699999997E-2" table:style-name="ce9">
            <text:p>5,4%</text:p>
          </table:table-cell>
          <table:table-cell office:value-type="percentage" office:value="6.0211780800000003E-2" table:style-name="ce9">
            <text:p>6,0%</text:p>
          </table:table-cell>
          <table:table-cell office:value-type="percentage" office:value="6.6122863000000004E-2" table:style-name="ce10">
            <text:p>6,6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AntyRadio 106,4 FM (Katowice)</text:p>
          </table:table-cell>
          <table:table-cell office:value-type="percentage" office:value="3.4866562099999998E-2" table:style-name="ce9">
            <text:p>3,5%</text:p>
          </table:table-cell>
          <table:table-cell office:value-type="percentage" office:value="4.7394830700000001E-2" table:style-name="ce9">
            <text:p>4,7%</text:p>
          </table:table-cell>
          <table:table-cell office:value-type="percentage" office:value="4.6314210500000001E-2" table:style-name="ce9">
            <text:p>4,6%</text:p>
          </table:table-cell>
          <table:table-cell office:value-type="percentage" office:value="6.1931813199999998E-2" table:style-name="ce10">
            <text:p>6,2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Trójka - Program 3 Polskiego Radia</text:p>
          </table:table-cell>
          <table:table-cell office:value-type="percentage" office:value="0.1054592645" table:style-name="ce9">
            <text:p>10,5%</text:p>
          </table:table-cell>
          <table:table-cell office:value-type="percentage" office:value="6.9332339300000004E-2" table:style-name="ce9">
            <text:p>6,9%</text:p>
          </table:table-cell>
          <table:table-cell office:value-type="percentage" office:value="5.5643050700000002E-2" table:style-name="ce9">
            <text:p>5,6%</text:p>
          </table:table-cell>
          <table:table-cell office:value-type="percentage" office:value="6.18132604E-2" table:style-name="ce10">
            <text:p>6,2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Jedynka - Program 1 Polskiego Radia</text:p>
          </table:table-cell>
          <table:table-cell office:value-type="percentage" office:value="5.3377613800000001E-2" table:style-name="ce9">
            <text:p>5,3%</text:p>
          </table:table-cell>
          <table:table-cell office:value-type="percentage" office:value="5.2498977000000002E-2" table:style-name="ce9">
            <text:p>5,2%</text:p>
          </table:table-cell>
          <table:table-cell office:value-type="percentage" office:value="4.5178721300000002E-2" table:style-name="ce9">
            <text:p>4,5%</text:p>
          </table:table-cell>
          <table:table-cell office:value-type="percentage" office:value="4.3013273900000003E-2" table:style-name="ce10">
            <text:p>4,3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olskie Radio Katowice</text:p>
          </table:table-cell>
          <table:table-cell office:value-type="percentage" office:value="4.0075209200000003E-2" table:style-name="ce9">
            <text:p>4,0%</text:p>
          </table:table-cell>
          <table:table-cell office:value-type="percentage" office:value="3.5169632100000001E-2" table:style-name="ce9">
            <text:p>3,5%</text:p>
          </table:table-cell>
          <table:table-cell office:value-type="percentage" office:value="5.3642919999999997E-2" table:style-name="ce9">
            <text:p>5,4%</text:p>
          </table:table-cell>
          <table:table-cell office:value-type="percentage" office:value="4.0827244899999997E-2" table:style-name="ce10">
            <text:p>4,1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Złote Przeboje Karolina 91,2 FM (Katowice)</text:p>
          </table:table-cell>
          <table:table-cell office:value-type="percentage" office:value="4.2186794399999998E-2" table:style-name="ce9">
            <text:p>4,2%</text:p>
          </table:table-cell>
          <table:table-cell office:value-type="percentage" office:value="4.3243468E-2" table:style-name="ce9">
            <text:p>4,3%</text:p>
          </table:table-cell>
          <table:table-cell office:value-type="percentage" office:value="4.7349687000000001E-2" table:style-name="ce9">
            <text:p>4,7%</text:p>
          </table:table-cell>
          <table:table-cell office:value-type="percentage" office:value="4.01339842E-2" table:style-name="ce10">
            <text:p>4,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ZET</text:p>
          </table:table-cell>
          <table:table-cell office:value-type="percentage" office:value="4.5300418699999997E-2" table:style-name="ce9">
            <text:p>4,5%</text:p>
          </table:table-cell>
          <table:table-cell office:value-type="percentage" office:value="5.51452282E-2" table:style-name="ce9">
            <text:p>5,5%</text:p>
          </table:table-cell>
          <table:table-cell office:value-type="percentage" office:value="3.9590684700000003E-2" table:style-name="ce9">
            <text:p>4,0%</text:p>
          </table:table-cell>
          <table:table-cell office:value-type="percentage" office:value="3.9110650599999998E-2" table:style-name="ce10">
            <text:p>3,9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VOX FM (sieć: 17 częstotliwości)/ do 2013-11 Radio Eska Rock</text:p>
          </table:table-cell>
          <table:table-cell office:value-type="percentage" office:value="3.2334713700000003E-2" table:style-name="ce9">
            <text:p>3,2%</text:p>
          </table:table-cell>
          <table:table-cell office:value-type="percentage" office:value="3.2395077500000001E-2" table:style-name="ce9">
            <text:p>3,2%</text:p>
          </table:table-cell>
          <table:table-cell office:value-type="percentage" office:value="2.7460436599999999E-2" table:style-name="ce9">
            <text:p>2,7%</text:p>
          </table:table-cell>
          <table:table-cell office:value-type="percentage" office:value="3.6849894699999997E-2" table:style-name="ce10">
            <text:p>3,7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ESKA (Katowice)</text:p>
          </table:table-cell>
          <table:table-cell office:value-type="percentage" office:value="3.0120602699999999E-2" table:style-name="ce9">
            <text:p>3,0%</text:p>
          </table:table-cell>
          <table:table-cell office:value-type="percentage" office:value="2.62564913E-2" table:style-name="ce9">
            <text:p>2,6%</text:p>
          </table:table-cell>
          <table:table-cell office:value-type="percentage" office:value="2.34683046E-2" table:style-name="ce9">
            <text:p>2,3%</text:p>
          </table:table-cell>
          <table:table-cell office:value-type="percentage" office:value="3.0749542599999999E-2" table:style-name="ce10">
            <text:p>3,1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Fest (Chorzów)</text:p>
          </table:table-cell>
          <table:table-cell office:value-type="percentage" office:value="3.1754468600000002E-2" table:style-name="ce9">
            <text:p>3,2%</text:p>
          </table:table-cell>
          <table:table-cell office:value-type="percentage" office:value="2.2348154799999999E-2" table:style-name="ce9">
            <text:p>2,2%</text:p>
          </table:table-cell>
          <table:table-cell office:value-type="percentage" office:value="3.1167104899999999E-2" table:style-name="ce9">
            <text:p>3,1%</text:p>
          </table:table-cell>
          <table:table-cell office:value-type="percentage" office:value="2.8667538400000001E-2" table:style-name="ce10">
            <text:p>2,9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Pogoda (Katowice) / do 2016-02 Rock Radio 94,5 FM (Katowice)</text:p>
          </table:table-cell>
          <table:table-cell office:value-type="percentage" office:value="1.69191206E-2" table:style-name="ce9">
            <text:p>1,7%</text:p>
          </table:table-cell>
          <table:table-cell office:value-type="percentage" office:value="2.4259773799999999E-2" table:style-name="ce9">
            <text:p>2,4%</text:p>
          </table:table-cell>
          <table:table-cell office:value-type="percentage" office:value="1.7332112300000001E-2" table:style-name="ce9">
            <text:p>1,7%</text:p>
          </table:table-cell>
          <table:table-cell office:value-type="percentage" office:value="2.4849760299999999E-2" table:style-name="ce10">
            <text:p>2,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TOK FM</text:p>
          </table:table-cell>
          <table:table-cell office:value-type="percentage" office:value="3.0626169599999999E-2" table:style-name="ce9">
            <text:p>3,1%</text:p>
          </table:table-cell>
          <table:table-cell office:value-type="percentage" office:value="3.5420964100000001E-2" table:style-name="ce9">
            <text:p>3,5%</text:p>
          </table:table-cell>
          <table:table-cell office:value-type="percentage" office:value="3.1638949999999999E-2" table:style-name="ce9">
            <text:p>3,2%</text:p>
          </table:table-cell>
          <table:table-cell office:value-type="percentage" office:value="2.05695303E-2" table:style-name="ce10">
            <text:p>2,1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Silesia (Zabrze) / do 2014-06 Radio Plus Śląsk</text:p>
          </table:table-cell>
          <table:table-cell office:value-type="percentage" office:value="2.2698105E-2" table:style-name="ce9">
            <text:p>2,3%</text:p>
          </table:table-cell>
          <table:table-cell office:value-type="percentage" office:value="2.0328116800000001E-2" table:style-name="ce9">
            <text:p>2,0%</text:p>
          </table:table-cell>
          <table:table-cell office:value-type="percentage" office:value="2.07575581E-2" table:style-name="ce9">
            <text:p>2,1%</text:p>
          </table:table-cell>
          <table:table-cell office:value-type="percentage" office:value="1.7823934900000001E-2" table:style-name="ce10">
            <text:p>1,8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RMF Classic (sieć: 20 częstotliwości) / badane od 10.2010</text:p>
          </table:table-cell>
          <table:table-cell office:value-type="percentage" office:value="1.08563484E-2" table:style-name="ce9">
            <text:p>1,1%</text:p>
          </table:table-cell>
          <table:table-cell office:value-type="percentage" office:value="1.75955982E-2" table:style-name="ce9">
            <text:p>1,8%</text:p>
          </table:table-cell>
          <table:table-cell office:value-type="percentage" office:value="1.2039371E-2" table:style-name="ce9">
            <text:p>1,2%</text:p>
          </table:table-cell>
          <table:table-cell office:value-type="percentage" office:value="1.7818638599999999E-2" table:style-name="ce10">
            <text:p>1,8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eM 107,6 FM (Katowice)</text:p>
          </table:table-cell>
          <table:table-cell office:value-type="percentage" office:value="8.3683996999999993E-3" table:style-name="ce9">
            <text:p>0,8%</text:p>
          </table:table-cell>
          <table:table-cell office:value-type="percentage" office:value="1.9288191100000001E-2" table:style-name="ce9">
            <text:p>1,9%</text:p>
          </table:table-cell>
          <table:table-cell office:value-type="percentage" office:value="9.6958715999999993E-3" table:style-name="ce9">
            <text:p>1,0%</text:p>
          </table:table-cell>
          <table:table-cell office:value-type="percentage" office:value="1.7590769799999999E-2" table:style-name="ce10">
            <text:p>1,8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Meloradio (Katowice) / do 2017-08 Radio ZET Gold (Katowice)</text:p>
          </table:table-cell>
          <table:table-cell office:value-type="percentage" office:value="1.0437392199999999E-2" table:style-name="ce9">
            <text:p>1,0%</text:p>
          </table:table-cell>
          <table:table-cell office:value-type="percentage" office:value="8.2151023000000007E-3" table:style-name="ce9">
            <text:p>0,8%</text:p>
          </table:table-cell>
          <table:table-cell office:value-type="percentage" office:value="7.9722338000000007E-3" table:style-name="ce9">
            <text:p>0,8%</text:p>
          </table:table-cell>
          <table:table-cell office:value-type="percentage" office:value="1.41107704E-2" table:style-name="ce10">
            <text:p>1,4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Express FM (Tychy)</text:p>
          </table:table-cell>
          <table:table-cell office:value-type="percentage" office:value="1.6049009199999999E-2" table:style-name="ce9">
            <text:p>1,6%</text:p>
          </table:table-cell>
          <table:table-cell office:value-type="percentage" office:value="5.4614236999999998E-3" table:style-name="ce9">
            <text:p>0,5%</text:p>
          </table:table-cell>
          <table:table-cell office:value-type="percentage" office:value="1.8633852699999998E-2" table:style-name="ce9">
            <text:p>1,9%</text:p>
          </table:table-cell>
          <table:table-cell office:value-type="percentage" office:value="1.2525347399999999E-2" table:style-name="ce10">
            <text:p>1,3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CCM</text:p>
          </table:table-cell>
          <table:table-cell office:value-type="percentage" office:value="6.1737386E-3" table:style-name="ce9">
            <text:p>0,6%</text:p>
          </table:table-cell>
          <table:table-cell office:value-type="percentage" office:value="6.9698711000000003E-3" table:style-name="ce9">
            <text:p>0,7%</text:p>
          </table:table-cell>
          <table:table-cell office:value-type="percentage" office:value="8.0895238999999994E-3" table:style-name="ce9">
            <text:p>0,8%</text:p>
          </table:table-cell>
          <table:table-cell office:value-type="percentage" office:value="8.2410625000000001E-3" table:style-name="ce10">
            <text:p>0,8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Maryja</text:p>
          </table:table-cell>
          <table:table-cell office:value-type="percentage" office:value="8.3640837000000003E-3" table:style-name="ce9">
            <text:p>0,8%</text:p>
          </table:table-cell>
          <table:table-cell office:value-type="percentage" office:value="1.1478100600000001E-2" table:style-name="ce9">
            <text:p>1,1%</text:p>
          </table:table-cell>
          <table:table-cell office:value-type="percentage" office:value="5.5462701999999999E-3" table:style-name="ce9">
            <text:p>0,6%</text:p>
          </table:table-cell>
          <table:table-cell office:value-type="percentage" office:value="6.9155607000000001E-3" table:style-name="ce10">
            <text:p>0,7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90 FM (Rybnik)</text:p>
          </table:table-cell>
          <table:table-cell office:value-type="percentage" office:value="2.4290125000000001E-3" table:style-name="ce9">
            <text:p>0,2%</text:p>
          </table:table-cell>
          <table:table-cell office:value-type="percentage" office:value="3.8908175000000001E-3" table:style-name="ce9">
            <text:p>0,4%</text:p>
          </table:table-cell>
          <table:table-cell office:value-type="percentage" office:value="3.3287709999999999E-3" table:style-name="ce9">
            <text:p>0,3%</text:p>
          </table:table-cell>
          <table:table-cell office:value-type="percentage" office:value="5.0186735000000001E-3" table:style-name="ce10">
            <text:p>0,5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Dwójka - Program 2 Polskiego Radia</text:p>
          </table:table-cell>
          <table:table-cell office:value-type="percentage" office:value="6.2363069000000004E-3" table:style-name="ce9">
            <text:p>0,6%</text:p>
          </table:table-cell>
          <table:table-cell office:value-type="percentage" office:value="4.1435400000000002E-3" table:style-name="ce9">
            <text:p>0,4%</text:p>
          </table:table-cell>
          <table:table-cell office:value-type="percentage" office:value="7.2605504999999999E-3" table:style-name="ce9">
            <text:p>0,7%</text:p>
          </table:table-cell>
          <table:table-cell office:value-type="percentage" office:value="3.7460393000000002E-3" table:style-name="ce10">
            <text:p>0,4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Radio Chillizet (Katowice) / do 2017-05 Radio ZET Chilli (Katowice)</text:p>
          </table:table-cell>
          <table:table-cell office:value-type="percentage" office:value="5.2502247999999998E-3" table:style-name="ce11">
            <text:p>0,5%</text:p>
          </table:table-cell>
          <table:table-cell office:value-type="percentage" office:value="5.8956512000000001E-3" table:style-name="ce11">
            <text:p>0,6%</text:p>
          </table:table-cell>
          <table:table-cell office:value-type="percentage" office:value="6.2805157999999998E-3" table:style-name="ce11">
            <text:p>0,6%</text:p>
          </table:table-cell>
          <table:table-cell office:value-type="percentage" office:value="3.2175326000000001E-3" table:style-name="ce12">
            <text:p>0,3%</text:p>
          </table:table-cell>
          <table:table-cell table:style-name="ce1"/>
          <table:table-cell table:number-columns-repeated="16378"/>
        </table:table-row>
        <table:table-row table:style-name="ro6">
          <table:table-cell table:style-name="ce30"/>
          <table:table-cell table:number-columns-repeated="4" table:style-name="ce39"/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N=</text:p>
          </table:table-cell>
          <table:table-cell office:value-type="float" office:value="2421" table:style-name="ce1">
            <text:p>2421</text:p>
          </table:table-cell>
          <table:table-cell office:value-type="float" office:value="2449" table:style-name="ce1">
            <text:p>2449</text:p>
          </table:table-cell>
          <table:table-cell office:value-type="float" office:value="2513" table:style-name="ce1">
            <text:p>2513</text:p>
          </table:table-cell>
          <table:table-cell office:value-type="float" office:value="2224" table:style-name="ce1">
            <text:p>2224</text:p>
          </table:table-cell>
          <table:table-cell table:number-columns-repeated="1019" table:style-name="ce2"/>
          <table:table-cell table:number-columns-repeated="15360"/>
        </table:table-row>
        <table:table-row table:number-rows-repeated="15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Fale:<text:s/>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4"/>lipiec 2016 : grudzień 2016 (wielkość: 41 774)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4"/>styczeń 2017 : czerwiec 2017 (wielkość: 41 561)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4"/>lipiec 2017 : grudzień 2017 (wielkość: 41 805)</text:p>
          </table:table-cell>
          <table:table-cell table:number-columns-repeated="4" table:style-name="ce1"/>
          <table:table-cell table:number-columns-repeated="16379"/>
        </table:table-row>
        <table:table-row table:style-name="ro1">
          <table:table-cell office:value-type="string" table:style-name="ce2">
            <text:p><text:s text:c="4"/>styczeń 2018 : czerwiec 2018 (wielkość: 41 517)</text:p>
          </table:table-cell>
          <table:table-cell table:number-columns-repeated="1023" table:style-name="ce2"/>
          <table:table-cell table:number-columns-repeated="15360"/>
        </table:table-row>
        <table:table-row table:style-name="ro6">
          <table:table-cell office:value-type="string" table:style-name="ce30">
            <text:p>Grupy celowe:<text:s/></text:p>
          </table:table-cell>
          <table:table-cell table:number-columns-repeated="4" table:style-name="ce1"/>
          <table:table-cell table:number-columns-repeated="16379"/>
        </table:table-row>
        <table:table-row table:style-name="ro1">
          <table:table-cell office:value-type="string" table:style-name="ce2">
            <text:p><text:s text:c="4"/>Aglomeracja Śląska: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8"/>Wybrane miasta = Aglomeracja Śląsk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8"/>Wielkość (nie ważona): 1 678 762 (95 012 przypadków, 6,1% całej próby)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8"/>Braki danych usunięte po każdej zmiennej.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skaźniki słuchalności: Udział w czasie słuchania (%)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Ustawienia wskaźników: Wartość wskaźnika</text:p>
          </table:table-cell>
          <table:table-cell table:number-columns-repeated="1023" table:style-name="ce2"/>
          <table:table-cell table:number-columns-repeated="15360"/>
        </table:table-row>
        <table:table-row table:number-rows-repeated="1048512" table:style-name="ro3">
          <table:table-cell table:number-columns-repeated="16384"/>
        </table:table-row>
      </table:table>
      <table:table table:name="Trójmiasto" table:style-name="ta1">
        <table:table-column table:style-name="co17" table:default-cell-style-name="ce2"/>
        <table:table-column table:style-name="co48" table:default-cell-style-name="ce2"/>
        <table:table-column table:style-name="co40" table:default-cell-style-name="ce2"/>
        <table:table-column table:style-name="co49" table:default-cell-style-name="ce2"/>
        <table:table-column table:style-name="co50" table:default-cell-style-name="ce2"/>
        <table:table-column table:style-name="co9" table:number-columns-repeated="1018" table:default-cell-style-name="ce2"/>
        <table:table-column table:style-name="co10" table:default-cell-style-name="ce2"/>
        <table:table-column table:style-name="co10" table:number-columns-repeated="15360" table:default-cell-style-name="ce1"/>
        <table:table-row table:style-name="ro1">
          <table:table-cell office:value-type="string" table:style-name="ce2">
            <text:p>SoftReport Explorer - 14.07.2018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Badanie: Radio Track - KBR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Kantar MillwardBrown</text:p>
          </table:table-cell>
          <table:table-cell table:number-columns-repeated="1023" table:style-name="ce2"/>
          <table:table-cell table:number-columns-repeated="15360"/>
        </table:table-row>
        <table:table-row table:number-rows-repeated="3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text:s/></text:p>
          </table:table-cell>
          <table:table-cell table:number-columns-repeated="1023" table:style-name="ce2"/>
          <table:table-cell table:number-columns-repeated="15360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2">
          <table:table-cell table:style-name="ce4"/>
          <table:table-cell office:value-type="string" table:style-name="ce4">
            <text:p>lipiec 2016 : grudzień 2016</text:p>
          </table:table-cell>
          <table:table-cell office:value-type="string" table:style-name="ce4">
            <text:p>styczeń 2017 : czerwiec 2017</text:p>
          </table:table-cell>
          <table:table-cell office:value-type="string" table:style-name="ce4">
            <text:p>lipiec 2017 : grudzień 2017</text:p>
          </table:table-cell>
          <table:table-cell office:value-type="string" table:style-name="ce4">
            <text:p>styczeń 2018 : czerwiec 2018</text:p>
          </table:table-cell>
          <table:table-cell table:number-columns-repeated="16379" table:style-name="ce7"/>
        </table:table-row>
        <table:table-row table:style-name="ro1">
          <table:table-cell office:value-type="string" table:style-name="ce2">
            <text:p>Radio RMF FM</text:p>
          </table:table-cell>
          <table:table-cell office:value-type="percentage" office:value="0.13791621170000001" table:style-name="ce9">
            <text:p>13,8%</text:p>
          </table:table-cell>
          <table:table-cell office:value-type="percentage" office:value="0.18280170500000001" table:style-name="ce9">
            <text:p>18,3%</text:p>
          </table:table-cell>
          <table:table-cell office:value-type="percentage" office:value="0.1760975773" table:style-name="ce9">
            <text:p>17,6%</text:p>
          </table:table-cell>
          <table:table-cell office:value-type="percentage" office:value="0.1533508512" table:style-name="ce10">
            <text:p>15,3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Trójka - Program 3 Polskiego Radia</text:p>
          </table:table-cell>
          <table:table-cell office:value-type="percentage" office:value="0.1353998746" table:style-name="ce9">
            <text:p>13,5%</text:p>
          </table:table-cell>
          <table:table-cell office:value-type="percentage" office:value="0.1266659873" table:style-name="ce9">
            <text:p>12,7%</text:p>
          </table:table-cell>
          <table:table-cell office:value-type="percentage" office:value="0.10710411039999999" table:style-name="ce9">
            <text:p>10,7%</text:p>
          </table:table-cell>
          <table:table-cell office:value-type="percentage" office:value="0.1071437611" table:style-name="ce10">
            <text:p>10,7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ZET</text:p>
          </table:table-cell>
          <table:table-cell office:value-type="percentage" office:value="0.1200726224" table:style-name="ce9">
            <text:p>12,0%</text:p>
          </table:table-cell>
          <table:table-cell office:value-type="percentage" office:value="0.1032950208" table:style-name="ce9">
            <text:p>10,3%</text:p>
          </table:table-cell>
          <table:table-cell office:value-type="percentage" office:value="0.11221548420000001" table:style-name="ce9">
            <text:p>11,2%</text:p>
          </table:table-cell>
          <table:table-cell office:value-type="percentage" office:value="0.10274676169999999" table:style-name="ce10">
            <text:p>10,3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TOK FM</text:p>
          </table:table-cell>
          <table:table-cell office:value-type="percentage" office:value="7.4829557099999999E-2" table:style-name="ce9">
            <text:p>7,5%</text:p>
          </table:table-cell>
          <table:table-cell office:value-type="percentage" office:value="8.38253204E-2" table:style-name="ce9">
            <text:p>8,4%</text:p>
          </table:table-cell>
          <table:table-cell office:value-type="percentage" office:value="6.8898472200000005E-2" table:style-name="ce9">
            <text:p>6,9%</text:p>
          </table:table-cell>
          <table:table-cell office:value-type="percentage" office:value="7.0476329899999995E-2" table:style-name="ce10">
            <text:p>7,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olskie Radio Gdańsk</text:p>
          </table:table-cell>
          <table:table-cell office:value-type="percentage" office:value="8.6771830300000005E-2" table:style-name="ce9">
            <text:p>8,7%</text:p>
          </table:table-cell>
          <table:table-cell office:value-type="percentage" office:value="7.7970359700000005E-2" table:style-name="ce9">
            <text:p>7,8%</text:p>
          </table:table-cell>
          <table:table-cell office:value-type="percentage" office:value="7.9606035800000002E-2" table:style-name="ce9">
            <text:p>8,0%</text:p>
          </table:table-cell>
          <table:table-cell office:value-type="percentage" office:value="6.5735009400000002E-2" table:style-name="ce10">
            <text:p>6,6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Złote Przeboje Trefl 103 i 99,2 FM (Trójmiasto)</text:p>
          </table:table-cell>
          <table:table-cell office:value-type="percentage" office:value="6.3888803499999994E-2" table:style-name="ce9">
            <text:p>6,4%</text:p>
          </table:table-cell>
          <table:table-cell office:value-type="percentage" office:value="5.6451063599999997E-2" table:style-name="ce9">
            <text:p>5,6%</text:p>
          </table:table-cell>
          <table:table-cell office:value-type="percentage" office:value="8.4417623799999994E-2" table:style-name="ce9">
            <text:p>8,4%</text:p>
          </table:table-cell>
          <table:table-cell office:value-type="percentage" office:value="6.1222257199999998E-2" table:style-name="ce10">
            <text:p>6,1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Antyradio / do 2015-01 Radio ZET Chilli</text:p>
          </table:table-cell>
          <table:table-cell office:value-type="percentage" office:value="5.0885858899999997E-2" table:style-name="ce9">
            <text:p>5,1%</text:p>
          </table:table-cell>
          <table:table-cell office:value-type="percentage" office:value="5.8921156699999998E-2" table:style-name="ce9">
            <text:p>5,9%</text:p>
          </table:table-cell>
          <table:table-cell office:value-type="percentage" office:value="6.7712887200000002E-2" table:style-name="ce9">
            <text:p>6,8%</text:p>
          </table:table-cell>
          <table:table-cell office:value-type="percentage" office:value="5.9403550800000003E-2" table:style-name="ce10">
            <text:p>5,9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ESKA (Trójmiasto)</text:p>
          </table:table-cell>
          <table:table-cell office:value-type="percentage" office:value="3.8700118899999997E-2" table:style-name="ce9">
            <text:p>3,9%</text:p>
          </table:table-cell>
          <table:table-cell office:value-type="percentage" office:value="4.7454751500000003E-2" table:style-name="ce9">
            <text:p>4,7%</text:p>
          </table:table-cell>
          <table:table-cell office:value-type="percentage" office:value="2.9533913700000001E-2" table:style-name="ce9">
            <text:p>3,0%</text:p>
          </table:table-cell>
          <table:table-cell office:value-type="percentage" office:value="5.0545531800000001E-2" table:style-name="ce10">
            <text:p>5,1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Plus Gdańsk</text:p>
          </table:table-cell>
          <table:table-cell office:value-type="percentage" office:value="4.14624704E-2" table:style-name="ce9">
            <text:p>4,1%</text:p>
          </table:table-cell>
          <table:table-cell office:value-type="percentage" office:value="3.10816025E-2" table:style-name="ce9">
            <text:p>3,1%</text:p>
          </table:table-cell>
          <table:table-cell office:value-type="percentage" office:value="2.8905576400000001E-2" table:style-name="ce9">
            <text:p>2,9%</text:p>
          </table:table-cell>
          <table:table-cell office:value-type="percentage" office:value="4.8512990499999999E-2" table:style-name="ce10">
            <text:p>4,9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RMF MAXXX (Trójmiasto)</text:p>
          </table:table-cell>
          <table:table-cell office:value-type="percentage" office:value="4.6806706300000001E-2" table:style-name="ce9">
            <text:p>4,7%</text:p>
          </table:table-cell>
          <table:table-cell office:value-type="percentage" office:value="4.3337054200000003E-2" table:style-name="ce9">
            <text:p>4,3%</text:p>
          </table:table-cell>
          <table:table-cell office:value-type="percentage" office:value="4.7609271799999998E-2" table:style-name="ce9">
            <text:p>4,8%</text:p>
          </table:table-cell>
          <table:table-cell office:value-type="percentage" office:value="4.64408376E-2" table:style-name="ce10">
            <text:p>4,6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RMF Classic (sieć: 20 częstotliwości) / badane od 10.2010</text:p>
          </table:table-cell>
          <table:table-cell office:value-type="percentage" office:value="4.1286703600000002E-2" table:style-name="ce9">
            <text:p>4,1%</text:p>
          </table:table-cell>
          <table:table-cell office:value-type="percentage" office:value="4.2584499900000003E-2" table:style-name="ce9">
            <text:p>4,3%</text:p>
          </table:table-cell>
          <table:table-cell office:value-type="percentage" office:value="4.6985323199999998E-2" table:style-name="ce9">
            <text:p>4,7%</text:p>
          </table:table-cell>
          <table:table-cell office:value-type="percentage" office:value="4.6232845600000003E-2" table:style-name="ce10">
            <text:p>4,6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Jedynka - Program 1 Polskiego Radia</text:p>
          </table:table-cell>
          <table:table-cell office:value-type="percentage" office:value="4.6018041699999998E-2" table:style-name="ce9">
            <text:p>4,6%</text:p>
          </table:table-cell>
          <table:table-cell office:value-type="percentage" office:value="3.3582524099999997E-2" table:style-name="ce9">
            <text:p>3,4%</text:p>
          </table:table-cell>
          <table:table-cell office:value-type="percentage" office:value="4.6272015999999999E-2" table:style-name="ce9">
            <text:p>4,6%</text:p>
          </table:table-cell>
          <table:table-cell office:value-type="percentage" office:value="4.3219630000000002E-2" table:style-name="ce10">
            <text:p>4,3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VOX FM (sieć: 17 częstotliwości)/ do 2013-11 Radio Eska Rock</text:p>
          </table:table-cell>
          <table:table-cell office:value-type="percentage" office:value="3.99165784E-2" table:style-name="ce9">
            <text:p>4,0%</text:p>
          </table:table-cell>
          <table:table-cell office:value-type="percentage" office:value="4.3566242300000002E-2" table:style-name="ce9">
            <text:p>4,4%</text:p>
          </table:table-cell>
          <table:table-cell office:value-type="percentage" office:value="2.8388379500000002E-2" table:style-name="ce9">
            <text:p>2,8%</text:p>
          </table:table-cell>
          <table:table-cell office:value-type="percentage" office:value="3.8776589799999997E-2" table:style-name="ce10">
            <text:p>3,9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Muzo.fm / do 2014-09 Radio PiN</text:p>
          </table:table-cell>
          <table:table-cell office:value-type="percentage" office:value="1.8999306000000001E-2" table:style-name="ce9">
            <text:p>1,9%</text:p>
          </table:table-cell>
          <table:table-cell office:value-type="percentage" office:value="2.0277157399999999E-2" table:style-name="ce9">
            <text:p>2,0%</text:p>
          </table:table-cell>
          <table:table-cell office:value-type="percentage" office:value="1.5287841700000001E-2" table:style-name="ce9">
            <text:p>1,5%</text:p>
          </table:table-cell>
          <table:table-cell office:value-type="percentage" office:value="2.2997919499999998E-2" table:style-name="ce10">
            <text:p>2,3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Kaszebe</text:p>
          </table:table-cell>
          <table:table-cell office:value-type="percentage" office:value="1.4640966E-2" table:style-name="ce9">
            <text:p>1,5%</text:p>
          </table:table-cell>
          <table:table-cell office:value-type="percentage" office:value="4.6487459999999996E-3" table:style-name="ce9">
            <text:p>0,5%</text:p>
          </table:table-cell>
          <table:table-cell office:value-type="percentage" office:value="1.5727778099999999E-2" table:style-name="ce9">
            <text:p>1,6%</text:p>
          </table:table-cell>
          <table:table-cell office:value-type="percentage" office:value="2.1851355499999999E-2" table:style-name="ce10">
            <text:p>2,2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Maryja</text:p>
          </table:table-cell>
          <table:table-cell office:value-type="percentage" office:value="1.18471323E-2" table:style-name="ce9">
            <text:p>1,2%</text:p>
          </table:table-cell>
          <table:table-cell office:value-type="percentage" office:value="1.47756585E-2" table:style-name="ce9">
            <text:p>1,5%</text:p>
          </table:table-cell>
          <table:table-cell office:value-type="percentage" office:value="1.43989811E-2" table:style-name="ce9">
            <text:p>1,4%</text:p>
          </table:table-cell>
          <table:table-cell office:value-type="percentage" office:value="1.3945080300000001E-2" table:style-name="ce10">
            <text:p>1,4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Wawa (Gdańsk)</text:p>
          </table:table-cell>
          <table:table-cell office:value-type="percentage" office:value="3.4890387000000001E-3" table:style-name="ce9">
            <text:p>0,3%</text:p>
          </table:table-cell>
          <table:table-cell office:value-type="percentage" office:value="4.8100507000000004E-3" table:style-name="ce9">
            <text:p>0,5%</text:p>
          </table:table-cell>
          <table:table-cell office:value-type="percentage" office:value="7.3343825999999997E-3" table:style-name="ce9">
            <text:p>0,7%</text:p>
          </table:table-cell>
          <table:table-cell office:value-type="percentage" office:value="1.34538513E-2" table:style-name="ce10">
            <text:p>1,3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wójka - Program 2 Polskiego Radia</text:p>
          </table:table-cell>
          <table:table-cell office:value-type="percentage" office:value="6.9967737999999998E-3" table:style-name="ce9">
            <text:p>0,7%</text:p>
          </table:table-cell>
          <table:table-cell office:value-type="percentage" office:value="7.6206062000000003E-3" table:style-name="ce9">
            <text:p>0,8%</text:p>
          </table:table-cell>
          <table:table-cell office:value-type="percentage" office:value="9.1239437999999992E-3" table:style-name="ce9">
            <text:p>0,9%</text:p>
          </table:table-cell>
          <table:table-cell office:value-type="percentage" office:value="9.2482611999999999E-3" table:style-name="ce10">
            <text:p>0,9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olskie Radio 24 / do 2016-08 Czwórka - Program 4 Polskiego Radia</text:p>
          </table:table-cell>
          <table:table-cell office:value-type="percentage" office:value="4.9915508999999999E-3" table:style-name="ce9">
            <text:p>0,5%</text:p>
          </table:table-cell>
          <table:table-cell office:value-type="percentage" office:value="5.5879209000000004E-3" table:style-name="ce9">
            <text:p>0,6%</text:p>
          </table:table-cell>
          <table:table-cell office:value-type="percentage" office:value="4.7301699999999997E-3" table:style-name="ce9">
            <text:p>0,5%</text:p>
          </table:table-cell>
          <table:table-cell office:value-type="percentage" office:value="7.2611202000000003E-3" table:style-name="ce10">
            <text:p>0,7%</text:p>
          </table:table-cell>
          <table:table-cell table:number-columns-repeated="16379"/>
        </table:table-row>
        <table:table-row table:style-name="ro1">
          <table:table-cell table:style-name="ce2"/>
          <table:table-cell table:number-columns-repeated="3" table:style-name="ce11"/>
          <table:table-cell table:style-name="ce40"/>
          <table:table-cell table:number-columns-repeated="16379"/>
        </table:table-row>
        <table:table-row table:style-name="ro1">
          <table:table-cell office:value-type="string" table:style-name="ce2">
            <text:p>N=</text:p>
          </table:table-cell>
          <table:table-cell office:value-type="float" office:value="2150" table:style-name="ce1">
            <text:p>2150</text:p>
          </table:table-cell>
          <table:table-cell office:value-type="float" office:value="2180" table:style-name="ce1">
            <text:p>2180</text:p>
          </table:table-cell>
          <table:table-cell office:value-type="float" office:value="2115" table:style-name="ce1">
            <text:p>2115</text:p>
          </table:table-cell>
          <table:table-cell office:value-type="float" office:value="2161" table:style-name="ce1">
            <text:p>2161</text:p>
          </table:table-cell>
          <table:table-cell table:number-columns-repeated="16379"/>
        </table:table-row>
        <table:table-row table:number-rows-repeated="3" table:style-name="ro1">
          <table:table-cell table:style-name="ce23"/>
          <table:table-cell table:number-columns-repeated="16383"/>
        </table:table-row>
        <table:table-row table:number-rows-repeated="6" table:style-name="ro1">
          <table:table-cell table:style-name="ce25"/>
          <table:table-cell table:number-columns-repeated="16383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Fale:<text:s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4"/>lipiec 2016 : grudzień 2016 (wielkość: 41 774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4"/>styczeń 2017 : czerwiec 2017 (wielkość: 41 561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4"/>lipiec 2017 : grudzień 2017 (wielkość: 41 805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4"/>styczeń 2018 : czerwiec 2018 (wielkość: 41 517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rupy celowe:<text:s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4"/>Trójmiasto: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8"/>Wybrane miasta = Trójmias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8"/>Wielkość (nie ważona): 600 787 (65 118 przypadków, 4,2% całej próby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8"/>Braki danych usunięte po każdej zmiennej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skaźniki słuchalności: Udział w czasie słuchania (%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Ustawienia wskaźników: Wartość wskaźnika</text:p>
          </table:table-cell>
          <table:table-cell table:number-columns-repeated="16383"/>
        </table:table-row>
        <table:table-row table:number-rows-repeated="1048521" table:style-name="ro3">
          <table:table-cell table:number-columns-repeated="16384"/>
        </table:table-row>
      </table:table>
      <table:table table:name="Częstochowa" table:style-name="ta1">
        <table:table-column table:style-name="co51" table:default-cell-style-name="ce2"/>
        <table:table-column table:style-name="co52" table:default-cell-style-name="ce2"/>
        <table:table-column table:style-name="co35" table:default-cell-style-name="ce2"/>
        <table:table-column table:style-name="co46" table:number-columns-repeated="2" table:default-cell-style-name="ce2"/>
        <table:table-column table:style-name="co9" table:number-columns-repeated="1018" table:default-cell-style-name="ce2"/>
        <table:table-column table:style-name="co10" table:default-cell-style-name="ce2"/>
        <table:table-column table:style-name="co10" table:number-columns-repeated="15360" table:default-cell-style-name="ce1"/>
        <table:table-row table:style-name="ro1">
          <table:table-cell office:value-type="string" table:style-name="ce2">
            <text:p>SoftReport Explorer - 14.07.2018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Badanie: Radio Track - KBR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Kantar MillwardBrown</text:p>
          </table:table-cell>
          <table:table-cell table:number-columns-repeated="1023" table:style-name="ce2"/>
          <table:table-cell table:number-columns-repeated="15360"/>
        </table:table-row>
        <table:table-row table:number-rows-repeated="3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text:s/></text:p>
          </table:table-cell>
          <table:table-cell table:number-columns-repeated="1023" table:style-name="ce2"/>
          <table:table-cell table:number-columns-repeated="15360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2">
          <table:table-cell table:style-name="ce24"/>
          <table:table-cell office:value-type="string" table:style-name="ce24">
            <text:p>lipiec 2016 : grudzień 2016</text:p>
          </table:table-cell>
          <table:table-cell office:value-type="string" table:style-name="ce24">
            <text:p>styczeń 2017 : czerwiec 2017</text:p>
          </table:table-cell>
          <table:table-cell office:value-type="string" table:style-name="ce24">
            <text:p>lipiec 2017 : grudzień 2017</text:p>
          </table:table-cell>
          <table:table-cell office:value-type="string" table:style-name="ce24">
            <text:p>styczeń 2018 : czerwiec 2018</text:p>
          </table:table-cell>
          <table:table-cell table:number-columns-repeated="16379" table:style-name="ce7"/>
        </table:table-row>
        <table:table-row table:style-name="ro1">
          <table:table-cell office:value-type="string" table:style-name="ce2">
            <text:p>Radio RMF FM</text:p>
          </table:table-cell>
          <table:table-cell office:value-type="percentage" office:value="0.16594098830000001" table:style-name="ce9">
            <text:p>16,6%</text:p>
          </table:table-cell>
          <table:table-cell office:value-type="percentage" office:value="0.18978948549999999" table:style-name="ce9">
            <text:p>19,0%</text:p>
          </table:table-cell>
          <table:table-cell office:value-type="percentage" office:value="0.15048595440000001" table:style-name="ce9">
            <text:p>15,0%</text:p>
          </table:table-cell>
          <table:table-cell office:value-type="percentage" office:value="0.17375916359999999" table:style-name="ce10">
            <text:p>17,4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Jura (Częstochowa)</text:p>
          </table:table-cell>
          <table:table-cell office:value-type="percentage" office:value="0.1199689513" table:style-name="ce9">
            <text:p>12,0%</text:p>
          </table:table-cell>
          <table:table-cell office:value-type="percentage" office:value="0.1046361539" table:style-name="ce9">
            <text:p>10,5%</text:p>
          </table:table-cell>
          <table:table-cell office:value-type="percentage" office:value="0.12995514220000001" table:style-name="ce9">
            <text:p>13,0%</text:p>
          </table:table-cell>
          <table:table-cell office:value-type="percentage" office:value="0.17202006040000001" table:style-name="ce10">
            <text:p>17,2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ZET</text:p>
          </table:table-cell>
          <table:table-cell office:value-type="percentage" office:value="0.17388848979999999" table:style-name="ce9">
            <text:p>17,4%</text:p>
          </table:table-cell>
          <table:table-cell office:value-type="percentage" office:value="0.1945479185" table:style-name="ce9">
            <text:p>19,5%</text:p>
          </table:table-cell>
          <table:table-cell office:value-type="percentage" office:value="0.17741159749999999" table:style-name="ce9">
            <text:p>17,7%</text:p>
          </table:table-cell>
          <table:table-cell office:value-type="percentage" office:value="0.14939801289999999" table:style-name="ce10">
            <text:p>14,9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RMF MAXXX (Częstochowa)</text:p>
          </table:table-cell>
          <table:table-cell office:value-type="percentage" office:value="8.9196365400000005E-2" table:style-name="ce9">
            <text:p>8,9%</text:p>
          </table:table-cell>
          <table:table-cell office:value-type="percentage" office:value="8.1669606000000006E-2" table:style-name="ce9">
            <text:p>8,2%</text:p>
          </table:table-cell>
          <table:table-cell office:value-type="percentage" office:value="0.1218985778" table:style-name="ce9">
            <text:p>12,2%</text:p>
          </table:table-cell>
          <table:table-cell office:value-type="percentage" office:value="0.10241186300000001" table:style-name="ce10">
            <text:p>10,2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Trójka - Program 3 Polskiego Radia</text:p>
          </table:table-cell>
          <table:table-cell office:value-type="percentage" office:value="0.1410852007" table:style-name="ce9">
            <text:p>14,1%</text:p>
          </table:table-cell>
          <table:table-cell office:value-type="percentage" office:value="0.14721821970000001" table:style-name="ce9">
            <text:p>14,7%</text:p>
          </table:table-cell>
          <table:table-cell office:value-type="percentage" office:value="0.12674238779999999" table:style-name="ce9">
            <text:p>12,7%</text:p>
          </table:table-cell>
          <table:table-cell office:value-type="percentage" office:value="9.9860875700000004E-2" table:style-name="ce10">
            <text:p>10,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Jedynka - Program 1 Polskiego Radia</text:p>
          </table:table-cell>
          <table:table-cell office:value-type="percentage" office:value="6.6432729199999999E-2" table:style-name="ce9">
            <text:p>6,6%</text:p>
          </table:table-cell>
          <table:table-cell office:value-type="percentage" office:value="4.8611793600000001E-2" table:style-name="ce9">
            <text:p>4,9%</text:p>
          </table:table-cell>
          <table:table-cell office:value-type="percentage" office:value="5.7302433600000001E-2" table:style-name="ce9">
            <text:p>5,7%</text:p>
          </table:table-cell>
          <table:table-cell office:value-type="percentage" office:value="6.1190446500000002E-2" table:style-name="ce10">
            <text:p>6,1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Radio Złote Przeboje C 96,6 FM (Częstochowa)</text:p>
          </table:table-cell>
          <table:table-cell office:value-type="percentage" office:value="7.3581571999999998E-2" table:style-name="ce9">
            <text:p>7,4%</text:p>
          </table:table-cell>
          <table:table-cell office:value-type="percentage" office:value="6.4141487999999997E-2" table:style-name="ce9">
            <text:p>6,4%</text:p>
          </table:table-cell>
          <table:table-cell office:value-type="percentage" office:value="5.95877358E-2" table:style-name="ce9">
            <text:p>6,0%</text:p>
          </table:table-cell>
          <table:table-cell office:value-type="percentage" office:value="5.9188817599999999E-2" table:style-name="ce10">
            <text:p>5,9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Radio RMF Classic (sieć: 20 częstotliwości) / badane od 10.2010</text:p>
          </table:table-cell>
          <table:table-cell office:value-type="percentage" office:value="4.4310490100000002E-2" table:style-name="ce9">
            <text:p>4,4%</text:p>
          </table:table-cell>
          <table:table-cell office:value-type="percentage" office:value="3.5933638300000001E-2" table:style-name="ce9">
            <text:p>3,6%</text:p>
          </table:table-cell>
          <table:table-cell office:value-type="percentage" office:value="4.2901927800000003E-2" table:style-name="ce9">
            <text:p>4,3%</text:p>
          </table:table-cell>
          <table:table-cell office:value-type="percentage" office:value="3.7825416100000002E-2" table:style-name="ce10">
            <text:p>3,8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Radio TOK FM</text:p>
          </table:table-cell>
          <table:table-cell office:value-type="percentage" office:value="2.88972711E-2" table:style-name="ce9">
            <text:p>2,9%</text:p>
          </table:table-cell>
          <table:table-cell office:value-type="percentage" office:value="4.9887913200000002E-2" table:style-name="ce9">
            <text:p>5,0%</text:p>
          </table:table-cell>
          <table:table-cell office:value-type="percentage" office:value="3.2585777699999999E-2" table:style-name="ce9">
            <text:p>3,3%</text:p>
          </table:table-cell>
          <table:table-cell office:value-type="percentage" office:value="3.2851123099999997E-2" table:style-name="ce10">
            <text:p>3,3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Polskie Radio Katowice</text:p>
          </table:table-cell>
          <table:table-cell office:value-type="percentage" office:value="1.8085758E-2" table:style-name="ce11">
            <text:p>1,8%</text:p>
          </table:table-cell>
          <table:table-cell office:value-type="percentage" office:value="2.30101536E-2" table:style-name="ce11">
            <text:p>2,3%</text:p>
          </table:table-cell>
          <table:table-cell office:value-type="percentage" office:value="9.1924880000000004E-3" table:style-name="ce11">
            <text:p>0,9%</text:p>
          </table:table-cell>
          <table:table-cell office:value-type="percentage" office:value="3.2790327199999997E-2" table:style-name="ce12">
            <text:p>3,3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Polskie Radio 24 / do 2016-08 Czwórka - Program 4 Polskiego Radia</text:p>
          </table:table-cell>
          <table:table-cell office:value-type="percentage" office:value="4.0680190999999996E-3" table:style-name="ce9">
            <text:p>0,4%</text:p>
          </table:table-cell>
          <table:table-cell office:value-type="percentage" office:value="5.4857982999999997E-3" table:style-name="ce9">
            <text:p>0,5%</text:p>
          </table:table-cell>
          <table:table-cell office:value-type="percentage" office:value="8.9256982999999998E-3" table:style-name="ce9">
            <text:p>0,9%</text:p>
          </table:table-cell>
          <table:table-cell office:value-type="percentage" office:value="1.7076141199999999E-2" table:style-name="ce10">
            <text:p>1,7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Radio Jasna Góra (Częstochowa)</text:p>
          </table:table-cell>
          <table:table-cell office:value-type="percentage" office:value="4.2267529999999998E-3" table:style-name="ce11">
            <text:p>0,4%</text:p>
          </table:table-cell>
          <table:table-cell office:value-type="percentage" office:value="1.35721048E-2" table:style-name="ce11">
            <text:p>1,4%</text:p>
          </table:table-cell>
          <table:table-cell office:value-type="percentage" office:value="1.46910006E-2" table:style-name="ce11">
            <text:p>1,5%</text:p>
          </table:table-cell>
          <table:table-cell office:value-type="percentage" office:value="1.18466823E-2" table:style-name="ce12">
            <text:p>1,2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Radio Fiat (Częstochowa) / do 2014-05 Katolicka Rozgłośnia Radiowa Fiat (Częstochowa)</text:p>
          </table:table-cell>
          <table:table-cell office:value-type="percentage" office:value="9.8241361000000003E-3" table:style-name="ce9">
            <text:p>1,0%</text:p>
          </table:table-cell>
          <table:table-cell office:value-type="percentage" office:value="5.0649323E-3" table:style-name="ce9">
            <text:p>0,5%</text:p>
          </table:table-cell>
          <table:table-cell office:value-type="percentage" office:value="1.00675227E-2" table:style-name="ce9">
            <text:p>1,0%</text:p>
          </table:table-cell>
          <table:table-cell office:value-type="percentage" office:value="8.8985270999999994E-3" table:style-name="ce10">
            <text:p>0,9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9">
            <text:p>Dwójka - Program 2 Polskiego Radia</text:p>
          </table:table-cell>
          <table:table-cell office:value-type="percentage" office:value="8.0938038000000004E-3" table:style-name="ce9">
            <text:p>0,8%</text:p>
          </table:table-cell>
          <table:table-cell office:value-type="percentage" office:value="7.3181441E-3" table:style-name="ce9">
            <text:p>0,7%</text:p>
          </table:table-cell>
          <table:table-cell office:value-type="percentage" office:value="5.7558076999999997E-3" table:style-name="ce9">
            <text:p>0,6%</text:p>
          </table:table-cell>
          <table:table-cell office:value-type="percentage" office:value="4.4232081000000001E-3" table:style-name="ce18">
            <text:p>0,4%</text:p>
          </table:table-cell>
          <table:table-cell table:style-name="ce9"/>
          <table:table-cell table:number-columns-repeated="16378"/>
        </table:table-row>
        <table:table-row table:style-name="ro1">
          <table:table-cell table:number-columns-repeated="6" table:style-name="ce9"/>
          <table:table-cell table:number-columns-repeated="16378"/>
        </table:table-row>
        <table:table-row table:style-name="ro1">
          <table:table-cell office:value-type="string" table:style-name="ce9">
            <text:p>N=</text:p>
          </table:table-cell>
          <table:table-cell office:value-type="float" office:value="659" table:style-name="ce1">
            <text:p>659</text:p>
          </table:table-cell>
          <table:table-cell office:value-type="float" office:value="636" table:style-name="ce1">
            <text:p>636</text:p>
          </table:table-cell>
          <table:table-cell office:value-type="float" office:value="608" table:style-name="ce1">
            <text:p>608</text:p>
          </table:table-cell>
          <table:table-cell office:value-type="float" office:value="601" table:style-name="ce1">
            <text:p>601</text:p>
          </table:table-cell>
          <table:table-cell table:style-name="ce9"/>
          <table:table-cell table:number-columns-repeated="16378"/>
        </table:table-row>
        <table:table-row table:number-rows-repeated="7" table:style-name="ro1">
          <table:table-cell table:number-columns-repeated="6" table:style-name="ce9"/>
          <table:table-cell table:number-columns-repeated="16378"/>
        </table:table-row>
        <table:table-row table:style-name="ro1">
          <table:table-cell office:value-type="string" table:style-name="ce2">
            <text:p>Fale:<text:s/>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4"/>lipiec 2016 : grudzień 2016 (wielkość: 41 774)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4"/>styczeń 2017 : czerwiec 2017 (wielkość: 41 561)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4"/>lipiec 2017 : grudzień 2017 (wielkość: 41 805)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4"/>styczeń 2018 : czerwiec 2018 (wielkość: 41 517)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Grupy celowe:<text:s/>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4"/>Częstochowa: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8"/>Wybrane miasta = Częstochow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8"/>Wielkość (nie ważona): 195 817 (32 691 przypadków, 2,1% całej próby)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8"/>Braki danych usunięte po każdej zmiennej.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skaźniki słuchalności: Udział w czasie słuchania (%)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Ustawienia wskaźników: Wartość wskaźnika</text:p>
          </table:table-cell>
          <table:table-cell table:number-columns-repeated="1023" table:style-name="ce2"/>
          <table:table-cell table:number-columns-repeated="15360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number-rows-repeated="1048528" table:style-name="ro3">
          <table:table-cell table:number-columns-repeated="16384"/>
        </table:table-row>
      </table:table>
      <table:table table:name="Bydgoszcz" table:style-name="ta1">
        <table:table-column table:style-name="co53" table:default-cell-style-name="ce2"/>
        <table:table-column table:style-name="co22" table:default-cell-style-name="ce2"/>
        <table:table-column table:style-name="co40" table:default-cell-style-name="ce2"/>
        <table:table-column table:style-name="co54" table:default-cell-style-name="ce2"/>
        <table:table-column table:style-name="co2" table:default-cell-style-name="ce2"/>
        <table:table-column table:style-name="co9" table:number-columns-repeated="1018" table:default-cell-style-name="ce2"/>
        <table:table-column table:style-name="co10" table:default-cell-style-name="ce2"/>
        <table:table-column table:style-name="co10" table:number-columns-repeated="15360" table:default-cell-style-name="ce1"/>
        <table:table-row table:style-name="ro1">
          <table:table-cell office:value-type="string" table:style-name="ce2">
            <text:p>SoftReport Explorer - 14.07.2018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Badanie: Radio Track - KBR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Kantar MillwardBrown</text:p>
          </table:table-cell>
          <table:table-cell table:number-columns-repeated="1023" table:style-name="ce2"/>
          <table:table-cell table:number-columns-repeated="15360"/>
        </table:table-row>
        <table:table-row table:number-rows-repeated="3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text:s/></text:p>
          </table:table-cell>
          <table:table-cell table:number-columns-repeated="1023" table:style-name="ce2"/>
          <table:table-cell table:number-columns-repeated="15360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2">
          <table:table-cell table:style-name="ce4"/>
          <table:table-cell office:value-type="string" table:style-name="ce42">
            <text:p>lipiec 2016 : grudzień 2016</text:p>
          </table:table-cell>
          <table:table-cell office:value-type="string" table:style-name="ce42">
            <text:p>styczeń 2017 : czerwiec 2017</text:p>
          </table:table-cell>
          <table:table-cell office:value-type="string" table:style-name="ce42">
            <text:p>lipiec 2017 : grudzień 2017</text:p>
          </table:table-cell>
          <table:table-cell office:value-type="string" table:style-name="ce42">
            <text:p>styczeń 2018 : czerwiec 2018</text:p>
          </table:table-cell>
          <table:table-cell table:number-columns-repeated="16379" table:style-name="ce7"/>
        </table:table-row>
        <table:table-row table:style-name="ro1">
          <table:table-cell office:value-type="string" table:style-name="ce2">
            <text:p>Radio RMF FM</text:p>
          </table:table-cell>
          <table:table-cell office:value-type="percentage" office:value="0.22712169679999999" table:style-name="ce9">
            <text:p>22,7%</text:p>
          </table:table-cell>
          <table:table-cell office:value-type="percentage" office:value="0.21031560960000001" table:style-name="ce9">
            <text:p>21,0%</text:p>
          </table:table-cell>
          <table:table-cell office:value-type="percentage" office:value="0.22140364470000001" table:style-name="ce9">
            <text:p>22,1%</text:p>
          </table:table-cell>
          <table:table-cell office:value-type="percentage" office:value="0.2104596819" table:style-name="ce10">
            <text:p>21,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ESKA Bydgoszcz</text:p>
          </table:table-cell>
          <table:table-cell office:value-type="percentage" office:value="8.0747897400000004E-2" table:style-name="ce9">
            <text:p>8,1%</text:p>
          </table:table-cell>
          <table:table-cell office:value-type="percentage" office:value="9.8686522999999998E-2" table:style-name="ce9">
            <text:p>9,9%</text:p>
          </table:table-cell>
          <table:table-cell office:value-type="percentage" office:value="9.7796456500000004E-2" table:style-name="ce9">
            <text:p>9,8%</text:p>
          </table:table-cell>
          <table:table-cell office:value-type="percentage" office:value="0.14435856990000001" table:style-name="ce10">
            <text:p>14,4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Pogoda (Bydgoszcz) / do 2016-02 Rock Radio 103,5 FM (Bydgoszcz)</text:p>
          </table:table-cell>
          <table:table-cell office:value-type="percentage" office:value="8.3697168000000002E-2" table:style-name="ce9">
            <text:p>8,4%</text:p>
          </table:table-cell>
          <table:table-cell office:value-type="percentage" office:value="8.84612694E-2" table:style-name="ce9">
            <text:p>8,8%</text:p>
          </table:table-cell>
          <table:table-cell office:value-type="percentage" office:value="0.10355935450000001" table:style-name="ce9">
            <text:p>10,4%</text:p>
          </table:table-cell>
          <table:table-cell office:value-type="percentage" office:value="8.6823392999999999E-2" table:style-name="ce10">
            <text:p>8,7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RMF MAXXX Bydgoszcz / do 2013-06 Radio Gra Bydgoszcz</text:p>
          </table:table-cell>
          <table:table-cell office:value-type="percentage" office:value="4.7134182699999999E-2" table:style-name="ce9">
            <text:p>4,7%</text:p>
          </table:table-cell>
          <table:table-cell office:value-type="percentage" office:value="6.6739519600000005E-2" table:style-name="ce9">
            <text:p>6,7%</text:p>
          </table:table-cell>
          <table:table-cell office:value-type="percentage" office:value="9.1898478800000002E-2" table:style-name="ce9">
            <text:p>9,2%</text:p>
          </table:table-cell>
          <table:table-cell office:value-type="percentage" office:value="8.3192728100000002E-2" table:style-name="ce10">
            <text:p>8,3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Trójka - Program 3 Polskiego Radia</text:p>
          </table:table-cell>
          <table:table-cell office:value-type="percentage" office:value="0.1373003367" table:style-name="ce9">
            <text:p>13,7%</text:p>
          </table:table-cell>
          <table:table-cell office:value-type="percentage" office:value="0.10958282" table:style-name="ce9">
            <text:p>11,0%</text:p>
          </table:table-cell>
          <table:table-cell office:value-type="percentage" office:value="9.1472793799999993E-2" table:style-name="ce9">
            <text:p>9,1%</text:p>
          </table:table-cell>
          <table:table-cell office:value-type="percentage" office:value="8.1231836399999993E-2" table:style-name="ce10">
            <text:p>8,1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olskie Radio PiK (Bydgoszcz)</text:p>
          </table:table-cell>
          <table:table-cell office:value-type="percentage" office:value="7.0700341099999994E-2" table:style-name="ce9">
            <text:p>7,1%</text:p>
          </table:table-cell>
          <table:table-cell office:value-type="percentage" office:value="4.4486755400000001E-2" table:style-name="ce9">
            <text:p>4,4%</text:p>
          </table:table-cell>
          <table:table-cell office:value-type="percentage" office:value="6.2921591700000001E-2" table:style-name="ce9">
            <text:p>6,3%</text:p>
          </table:table-cell>
          <table:table-cell office:value-type="percentage" office:value="8.0762544399999997E-2" table:style-name="ce10">
            <text:p>8,1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Radio ZET</text:p>
          </table:table-cell>
          <table:table-cell office:value-type="percentage" office:value="0.10430029220000001" table:style-name="ce9">
            <text:p>10,4%</text:p>
          </table:table-cell>
          <table:table-cell office:value-type="percentage" office:value="0.1032351012" table:style-name="ce9">
            <text:p>10,3%</text:p>
          </table:table-cell>
          <table:table-cell office:value-type="percentage" office:value="7.89265096E-2" table:style-name="ce9">
            <text:p>7,9%</text:p>
          </table:table-cell>
          <table:table-cell office:value-type="percentage" office:value="8.01515119E-2" table:style-name="ce10">
            <text:p>8,0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Radio Złote Przeboje Elita 92,1 FM (Bydgoszcz)</text:p>
          </table:table-cell>
          <table:table-cell office:value-type="percentage" office:value="5.7642864500000002E-2" table:style-name="ce9">
            <text:p>5,8%</text:p>
          </table:table-cell>
          <table:table-cell office:value-type="percentage" office:value="7.3078567900000002E-2" table:style-name="ce9">
            <text:p>7,3%</text:p>
          </table:table-cell>
          <table:table-cell office:value-type="percentage" office:value="8.3725481099999999E-2" table:style-name="ce9">
            <text:p>8,4%</text:p>
          </table:table-cell>
          <table:table-cell office:value-type="percentage" office:value="6.4113690299999998E-2" table:style-name="ce10">
            <text:p>6,4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Jedynka - Program 1 Polskiego Radia</text:p>
          </table:table-cell>
          <table:table-cell office:value-type="percentage" office:value="4.8349339700000001E-2" table:style-name="ce9">
            <text:p>4,8%</text:p>
          </table:table-cell>
          <table:table-cell office:value-type="percentage" office:value="3.5319059600000001E-2" table:style-name="ce9">
            <text:p>3,5%</text:p>
          </table:table-cell>
          <table:table-cell office:value-type="percentage" office:value="3.7947542399999999E-2" table:style-name="ce9">
            <text:p>3,8%</text:p>
          </table:table-cell>
          <table:table-cell office:value-type="percentage" office:value="2.73391841E-2" table:style-name="ce10">
            <text:p>2,7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Radio TOK FM</text:p>
          </table:table-cell>
          <table:table-cell office:value-type="percentage" office:value="1.80674184E-2" table:style-name="ce9">
            <text:p>1,8%</text:p>
          </table:table-cell>
          <table:table-cell office:value-type="percentage" office:value="2.8392311600000001E-2" table:style-name="ce9">
            <text:p>2,8%</text:p>
          </table:table-cell>
          <table:table-cell office:value-type="percentage" office:value="2.2173006200000001E-2" table:style-name="ce9">
            <text:p>2,2%</text:p>
          </table:table-cell>
          <table:table-cell office:value-type="percentage" office:value="2.3389282300000001E-2" table:style-name="ce10">
            <text:p>2,3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Radio RMF Classic (sieć: 20 częstotliwości) / badane od 10.2010</text:p>
          </table:table-cell>
          <table:table-cell office:value-type="percentage" office:value="2.9832431499999999E-2" table:style-name="ce11">
            <text:p>3,0%</text:p>
          </table:table-cell>
          <table:table-cell office:value-type="percentage" office:value="3.7606002999999999E-2" table:style-name="ce11">
            <text:p>3,8%</text:p>
          </table:table-cell>
          <table:table-cell office:value-type="percentage" office:value="2.0414773800000001E-2" table:style-name="ce11">
            <text:p>2,0%</text:p>
          </table:table-cell>
          <table:table-cell office:value-type="percentage" office:value="2.15583222E-2" table:style-name="ce12">
            <text:p>2,2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Radio Plus Bydgoszcz</text:p>
          </table:table-cell>
          <table:table-cell office:value-type="percentage" office:value="2.31829632E-2" table:style-name="ce11">
            <text:p>2,3%</text:p>
          </table:table-cell>
          <table:table-cell office:value-type="percentage" office:value="2.8170032500000001E-2" table:style-name="ce11">
            <text:p>2,8%</text:p>
          </table:table-cell>
          <table:table-cell office:value-type="percentage" office:value="2.0853955099999998E-2" table:style-name="ce11">
            <text:p>2,1%</text:p>
          </table:table-cell>
          <table:table-cell office:value-type="percentage" office:value="1.9038902600000001E-2" table:style-name="ce12">
            <text:p>1,9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Radio Maryja</text:p>
          </table:table-cell>
          <table:table-cell office:value-type="percentage" office:value="1.5539106400000001E-2" table:style-name="ce9">
            <text:p>1,6%</text:p>
          </table:table-cell>
          <table:table-cell office:value-type="percentage" office:value="1.1119233100000001E-2" table:style-name="ce9">
            <text:p>1,1%</text:p>
          </table:table-cell>
          <table:table-cell office:value-type="percentage" office:value="1.9406768000000001E-2" table:style-name="ce9">
            <text:p>1,9%</text:p>
          </table:table-cell>
          <table:table-cell office:value-type="percentage" office:value="1.4814351999999999E-2" table:style-name="ce10">
            <text:p>1,5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Radio Muzo.fm / do 2014-09 Radio PiN</text:p>
          </table:table-cell>
          <table:table-cell office:value-type="percentage" office:value="1.38683251E-2" table:style-name="ce9">
            <text:p>1,4%</text:p>
          </table:table-cell>
          <table:table-cell office:value-type="percentage" office:value="3.5800693500000001E-2" table:style-name="ce9">
            <text:p>3,6%</text:p>
          </table:table-cell>
          <table:table-cell office:value-type="percentage" office:value="1.59841537E-2" table:style-name="ce9">
            <text:p>1,6%</text:p>
          </table:table-cell>
          <table:table-cell office:value-type="percentage" office:value="1.35207009E-2" table:style-name="ce10">
            <text:p>1,4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Polskie Radio 24 / do 2016-08 Czwórka - Program 4 Polskiego Radia</text:p>
          </table:table-cell>
          <table:table-cell office:value-type="percentage" office:value="2.7709013000000002E-3" table:style-name="ce9">
            <text:p>0,3%</text:p>
          </table:table-cell>
          <table:table-cell office:value-type="percentage" office:value="2.0732876999999999E-3" table:style-name="ce9">
            <text:p>0,2%</text:p>
          </table:table-cell>
          <table:table-cell office:value-type="percentage" office:value="1.1507960100000001E-2" table:style-name="ce9">
            <text:p>1,2%</text:p>
          </table:table-cell>
          <table:table-cell office:value-type="percentage" office:value="1.1987565699999999E-2" table:style-name="ce10">
            <text:p>1,2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Dwójka - Program 2 Polskiego Radia</text:p>
          </table:table-cell>
          <table:table-cell office:value-type="percentage" office:value="9.4369905000000007E-3" table:style-name="ce9">
            <text:p>0,9%</text:p>
          </table:table-cell>
          <table:table-cell office:value-type="percentage" office:value="1.9768483999999999E-3" table:style-name="ce9">
            <text:p>0,2%</text:p>
          </table:table-cell>
          <table:table-cell office:value-type="percentage" office:value="5.1282196999999996E-3" table:style-name="ce9">
            <text:p>0,5%</text:p>
          </table:table-cell>
          <table:table-cell office:value-type="percentage" office:value="4.2578611000000004E-3" table:style-name="ce43">
            <text:p>0,4%</text:p>
          </table:table-cell>
          <table:table-cell table:style-name="ce9"/>
          <table:table-cell table:number-columns-repeated="16378"/>
        </table:table-row>
        <table:table-row table:style-name="ro1">
          <table:table-cell table:style-name="ce2"/>
          <table:table-cell table:number-columns-repeated="5" table:style-name="ce9"/>
          <table:table-cell table:number-columns-repeated="16378"/>
        </table:table-row>
        <table:table-row table:style-name="ro1">
          <table:table-cell office:value-type="string" table:style-name="ce2">
            <text:p>N=</text:p>
          </table:table-cell>
          <table:table-cell office:value-type="float" office:value="1005" table:style-name="ce1">
            <text:p>1005</text:p>
          </table:table-cell>
          <table:table-cell office:value-type="float" office:value="931" table:style-name="ce1">
            <text:p>931</text:p>
          </table:table-cell>
          <table:table-cell office:value-type="float" office:value="1005" table:style-name="ce1">
            <text:p>1005</text:p>
          </table:table-cell>
          <table:table-cell office:value-type="float" office:value="900" table:style-name="ce1">
            <text:p>900</text:p>
          </table:table-cell>
          <table:table-cell table:style-name="ce9"/>
          <table:table-cell table:number-columns-repeated="16378"/>
        </table:table-row>
        <table:table-row table:number-rows-repeated="4" table:style-name="ro1">
          <table:table-cell table:style-name="ce2"/>
          <table:table-cell table:number-columns-repeated="5" table:style-name="ce9"/>
          <table:table-cell table:number-columns-repeated="16378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Fale:<text:s/>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4"/>lipiec 2016 : grudzień 2016 (wielkość: 41 774)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4"/>styczeń 2017 : czerwiec 2017 (wielkość: 41 561)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4"/>lipiec 2017 : grudzień 2017 (wielkość: 41 805)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4"/>styczeń 2018 : czerwiec 2018 (wielkość: 41 517)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Grupy celowe:<text:s/>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4"/>Bydgoszcz: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8"/>Wybrane miasta = Bydgoszcz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8"/>Wielkość (nie ważona): 294 443 (36 035 przypadków, 2,3% całej próby)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8"/>Braki danych usunięte po każdej zmiennej.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skaźniki słuchalności: Udział w czasie słuchania (%)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Ustawienia wskaźników: Wartość wskaźnik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number-rows-repeated="1048528" table:style-name="ro3">
          <table:table-cell table:number-columns-repeated="16384"/>
        </table:table-row>
      </table:table>
      <table:table table:name="Białystok" table:style-name="ta1">
        <table:table-column table:style-name="co11" table:default-cell-style-name="ce2"/>
        <table:table-column table:style-name="co52" table:default-cell-style-name="ce2"/>
        <table:table-column table:style-name="co2" table:default-cell-style-name="ce2"/>
        <table:table-column table:style-name="co49" table:default-cell-style-name="ce2"/>
        <table:table-column table:style-name="co37" table:default-cell-style-name="ce2"/>
        <table:table-column table:style-name="co9" table:number-columns-repeated="1018" table:default-cell-style-name="ce2"/>
        <table:table-column table:style-name="co10" table:default-cell-style-name="ce2"/>
        <table:table-column table:style-name="co10" table:number-columns-repeated="15360" table:default-cell-style-name="ce1"/>
        <table:table-row table:style-name="ro1">
          <table:table-cell office:value-type="string" table:style-name="ce2">
            <text:p>SoftReport Explorer - 14.07.2018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Badanie: Radio Track - KBR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Kantar MillwardBrown</text:p>
          </table:table-cell>
          <table:table-cell table:number-columns-repeated="1023" table:style-name="ce2"/>
          <table:table-cell table:number-columns-repeated="15360"/>
        </table:table-row>
        <table:table-row table:number-rows-repeated="3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text:s/></text:p>
          </table:table-cell>
          <table:table-cell table:number-columns-repeated="1023" table:style-name="ce2"/>
          <table:table-cell table:number-columns-repeated="15360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2">
          <table:table-cell table:style-name="ce24"/>
          <table:table-cell office:value-type="string" table:style-name="ce24">
            <text:p>lipiec 2016 : grudzień 2016</text:p>
          </table:table-cell>
          <table:table-cell office:value-type="string" table:style-name="ce24">
            <text:p>styczeń 2017 : czerwiec 2017</text:p>
          </table:table-cell>
          <table:table-cell office:value-type="string" table:style-name="ce24">
            <text:p>lipiec 2017 : grudzień 2017</text:p>
          </table:table-cell>
          <table:table-cell office:value-type="string" table:style-name="ce24">
            <text:p>styczeń 2018 : czerwiec 2018</text:p>
          </table:table-cell>
          <table:table-cell table:number-columns-repeated="16379" table:style-name="ce7"/>
        </table:table-row>
        <table:table-row table:style-name="ro1">
          <table:table-cell office:value-type="string" table:style-name="ce2">
            <text:p>Radio RMF FM</text:p>
          </table:table-cell>
          <table:table-cell office:value-type="percentage" office:value="0.1647800086" table:style-name="ce32">
            <text:p>16,5%</text:p>
          </table:table-cell>
          <table:table-cell office:value-type="percentage" office:value="0.20984117720000001" table:style-name="ce32">
            <text:p>21,0%</text:p>
          </table:table-cell>
          <table:table-cell office:value-type="percentage" office:value="0.19334148209999999" table:style-name="ce32">
            <text:p>19,3%</text:p>
          </table:table-cell>
          <table:table-cell office:value-type="percentage" office:value="0.21563345640000001" table:style-name="ce33">
            <text:p>21,6%</text:p>
          </table:table-cell>
          <table:table-cell table:number-columns-repeated="5" table:style-name="ce2"/>
          <table:table-cell table:number-columns-repeated="4" table:style-name="ce16"/>
          <table:table-cell table:number-columns-repeated="16370"/>
        </table:table-row>
        <table:table-row table:style-name="ro1">
          <table:table-cell office:value-type="string" table:style-name="ce2">
            <text:p>Radio ZET</text:p>
          </table:table-cell>
          <table:table-cell office:value-type="percentage" office:value="0.12225632390000001" table:style-name="ce32">
            <text:p>12,2%</text:p>
          </table:table-cell>
          <table:table-cell office:value-type="percentage" office:value="0.1361274204" table:style-name="ce32">
            <text:p>13,6%</text:p>
          </table:table-cell>
          <table:table-cell office:value-type="percentage" office:value="9.0469974999999994E-2" table:style-name="ce32">
            <text:p>9,0%</text:p>
          </table:table-cell>
          <table:table-cell office:value-type="percentage" office:value="0.13021573689999999" table:style-name="ce33">
            <text:p>13,0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Polskie Radio Białystok</text:p>
          </table:table-cell>
          <table:table-cell office:value-type="percentage" office:value="0.10358184970000001" table:style-name="ce32">
            <text:p>10,4%</text:p>
          </table:table-cell>
          <table:table-cell office:value-type="percentage" office:value="8.5772358399999998E-2" table:style-name="ce32">
            <text:p>8,6%</text:p>
          </table:table-cell>
          <table:table-cell office:value-type="percentage" office:value="5.7876119900000002E-2" table:style-name="ce32">
            <text:p>5,8%</text:p>
          </table:table-cell>
          <table:table-cell office:value-type="percentage" office:value="6.6300597700000005E-2" table:style-name="ce33">
            <text:p>6,6%</text:p>
          </table:table-cell>
          <table:table-cell table:number-columns-repeated="5" table:style-name="ce2"/>
          <table:table-cell table:number-columns-repeated="4" table:style-name="ce16"/>
          <table:table-cell table:number-columns-repeated="16370"/>
        </table:table-row>
        <table:table-row table:style-name="ro1">
          <table:table-cell office:value-type="string" table:style-name="ce2">
            <text:p>Trójka - Program 3 Polskiego Radia</text:p>
          </table:table-cell>
          <table:table-cell office:value-type="percentage" office:value="9.1091634399999996E-2" table:style-name="ce32">
            <text:p>9,1%</text:p>
          </table:table-cell>
          <table:table-cell office:value-type="percentage" office:value="9.0446158700000001E-2" table:style-name="ce32">
            <text:p>9,0%</text:p>
          </table:table-cell>
          <table:table-cell office:value-type="percentage" office:value="7.7756602699999997E-2" table:style-name="ce32">
            <text:p>7,8%</text:p>
          </table:table-cell>
          <table:table-cell office:value-type="percentage" office:value="6.4674533300000003E-2" table:style-name="ce33">
            <text:p>6,5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Radio Maryja</text:p>
          </table:table-cell>
          <table:table-cell office:value-type="percentage" office:value="2.0685076100000001E-2" table:style-name="ce32">
            <text:p>2,1%</text:p>
          </table:table-cell>
          <table:table-cell office:value-type="percentage" office:value="1.79977014E-2" table:style-name="ce32">
            <text:p>1,8%</text:p>
          </table:table-cell>
          <table:table-cell office:value-type="percentage" office:value="4.34145721E-2" table:style-name="ce32">
            <text:p>4,3%</text:p>
          </table:table-cell>
          <table:table-cell office:value-type="percentage" office:value="6.0465619399999997E-2" table:style-name="ce33">
            <text:p>6,0%</text:p>
          </table:table-cell>
          <table:table-cell table:number-columns-repeated="5" table:style-name="ce2"/>
          <table:table-cell table:number-columns-repeated="4" table:style-name="ce16"/>
          <table:table-cell table:number-columns-repeated="16370"/>
        </table:table-row>
        <table:table-row table:style-name="ro1">
          <table:table-cell office:value-type="string" table:style-name="ce2">
            <text:p>Jedynka - Program 1 Polskiego Radia</text:p>
          </table:table-cell>
          <table:table-cell office:value-type="percentage" office:value="4.6375566600000001E-2" table:style-name="ce32">
            <text:p>4,6%</text:p>
          </table:table-cell>
          <table:table-cell office:value-type="percentage" office:value="4.5768984399999997E-2" table:style-name="ce32">
            <text:p>4,6%</text:p>
          </table:table-cell>
          <table:table-cell office:value-type="percentage" office:value="4.4025383299999998E-2" table:style-name="ce32">
            <text:p>4,4%</text:p>
          </table:table-cell>
          <table:table-cell office:value-type="percentage" office:value="5.5873923499999999E-2" table:style-name="ce33">
            <text:p>5,6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Radio Akadera (Białystok)</text:p>
          </table:table-cell>
          <table:table-cell office:value-type="percentage" office:value="3.9548988200000003E-2" table:style-name="ce32">
            <text:p>4,0%</text:p>
          </table:table-cell>
          <table:table-cell office:value-type="percentage" office:value="3.8535447899999999E-2" table:style-name="ce32">
            <text:p>3,9%</text:p>
          </table:table-cell>
          <table:table-cell office:value-type="percentage" office:value="3.7398764000000001E-2" table:style-name="ce32">
            <text:p>3,7%</text:p>
          </table:table-cell>
          <table:table-cell office:value-type="percentage" office:value="5.24977898E-2" table:style-name="ce33">
            <text:p>5,2%</text:p>
          </table:table-cell>
          <table:table-cell table:number-columns-repeated="5" table:style-name="ce2"/>
          <table:table-cell table:number-columns-repeated="4" table:style-name="ce16"/>
          <table:table-cell table:number-columns-repeated="16370"/>
        </table:table-row>
        <table:table-row table:style-name="ro1">
          <table:table-cell office:value-type="string" table:style-name="ce2">
            <text:p>Radio ESKA (Białystok)</text:p>
          </table:table-cell>
          <table:table-cell office:value-type="percentage" office:value="3.7625042300000001E-2" table:style-name="ce32">
            <text:p>3,8%</text:p>
          </table:table-cell>
          <table:table-cell office:value-type="percentage" office:value="3.7863563400000001E-2" table:style-name="ce32">
            <text:p>3,8%</text:p>
          </table:table-cell>
          <table:table-cell office:value-type="percentage" office:value="5.6422249200000003E-2" table:style-name="ce32">
            <text:p>5,6%</text:p>
          </table:table-cell>
          <table:table-cell office:value-type="percentage" office:value="4.7359519500000002E-2" table:style-name="ce33">
            <text:p>4,7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Radio RMF MAXXX (Podlasie)</text:p>
          </table:table-cell>
          <table:table-cell office:value-type="percentage" office:value="4.8890546700000002E-2" table:style-name="ce32">
            <text:p>4,9%</text:p>
          </table:table-cell>
          <table:table-cell office:value-type="percentage" office:value="6.2892631700000007E-2" table:style-name="ce32">
            <text:p>6,3%</text:p>
          </table:table-cell>
          <table:table-cell office:value-type="percentage" office:value="8.4501489499999999E-2" table:style-name="ce32">
            <text:p>8,5%</text:p>
          </table:table-cell>
          <table:table-cell office:value-type="percentage" office:value="4.6307557399999998E-2" table:style-name="ce33">
            <text:p>4,6%</text:p>
          </table:table-cell>
          <table:table-cell table:number-columns-repeated="5" table:style-name="ce2"/>
          <table:table-cell table:number-columns-repeated="4" table:style-name="ce16"/>
          <table:table-cell table:number-columns-repeated="16370"/>
        </table:table-row>
        <table:table-row table:style-name="ro1">
          <table:table-cell office:value-type="string" table:style-name="ce2">
            <text:p>Radio i (Białystok)</text:p>
          </table:table-cell>
          <table:table-cell office:value-type="percentage" office:value="3.7947015200000003E-2" table:style-name="ce32">
            <text:p>3,8%</text:p>
          </table:table-cell>
          <table:table-cell office:value-type="percentage" office:value="1.38826217E-2" table:style-name="ce32">
            <text:p>1,4%</text:p>
          </table:table-cell>
          <table:table-cell office:value-type="percentage" office:value="1.7585572300000001E-2" table:style-name="ce32">
            <text:p>1,8%</text:p>
          </table:table-cell>
          <table:table-cell office:value-type="percentage" office:value="3.5567187700000003E-2" table:style-name="ce33">
            <text:p>3,6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Radio VOX FM (sieć: 17 częstotliwości)/ do 2013-11 Radio Eska Rock</text:p>
          </table:table-cell>
          <table:table-cell office:value-type="percentage" office:value="7.9104994600000006E-2" table:style-name="ce32">
            <text:p>7,9%</text:p>
          </table:table-cell>
          <table:table-cell office:value-type="percentage" office:value="6.8072619900000006E-2" table:style-name="ce32">
            <text:p>6,8%</text:p>
          </table:table-cell>
          <table:table-cell office:value-type="percentage" office:value="6.1142481200000001E-2" table:style-name="ce32">
            <text:p>6,1%</text:p>
          </table:table-cell>
          <table:table-cell office:value-type="percentage" office:value="3.5275723100000003E-2" table:style-name="ce33">
            <text:p>3,5%</text:p>
          </table:table-cell>
          <table:table-cell table:style-name="ce2"/>
          <table:table-cell table:style-name="ce1"/>
          <table:table-cell table:number-columns-repeated="3" table:style-name="ce2"/>
          <table:table-cell table:number-columns-repeated="4" table:style-name="ce16"/>
          <table:table-cell table:number-columns-repeated="16370"/>
        </table:table-row>
        <table:table-row table:style-name="ro1">
          <table:table-cell office:value-type="string" table:style-name="ce2">
            <text:p>Radio RMF Classic (sieć: 20 częstotliwości) / badane od 10.2010</text:p>
          </table:table-cell>
          <table:table-cell office:value-type="percentage" office:value="1.27602007E-2" table:style-name="ce32">
            <text:p>1,3%</text:p>
          </table:table-cell>
          <table:table-cell office:value-type="percentage" office:value="3.8297390700000003E-2" table:style-name="ce32">
            <text:p>3,8%</text:p>
          </table:table-cell>
          <table:table-cell office:value-type="percentage" office:value="2.6742917799999998E-2" table:style-name="ce32">
            <text:p>2,7%</text:p>
          </table:table-cell>
          <table:table-cell office:value-type="percentage" office:value="3.4499343699999997E-2" table:style-name="ce33">
            <text:p>3,4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Radio Jard (Białystok)</text:p>
          </table:table-cell>
          <table:table-cell office:value-type="percentage" office:value="8.2598507900000007E-2" table:style-name="ce32">
            <text:p>8,3%</text:p>
          </table:table-cell>
          <table:table-cell office:value-type="percentage" office:value="4.6783842899999997E-2" table:style-name="ce32">
            <text:p>4,7%</text:p>
          </table:table-cell>
          <table:table-cell office:value-type="percentage" office:value="0.10825212400000001" table:style-name="ce32">
            <text:p>10,8%</text:p>
          </table:table-cell>
          <table:table-cell office:value-type="percentage" office:value="3.4340161700000003E-2" table:style-name="ce33">
            <text:p>3,4%</text:p>
          </table:table-cell>
          <table:table-cell table:number-columns-repeated="5" table:style-name="ce2"/>
          <table:table-cell table:number-columns-repeated="4" table:style-name="ce16"/>
          <table:table-cell table:number-columns-repeated="16370"/>
        </table:table-row>
        <table:table-row table:style-name="ro1">
          <table:table-cell office:value-type="string" table:style-name="ce2">
            <text:p>Radio TOK FM</text:p>
          </table:table-cell>
          <table:table-cell office:value-type="percentage" office:value="2.5547701999999999E-2" table:style-name="ce32">
            <text:p>2,6%</text:p>
          </table:table-cell>
          <table:table-cell office:value-type="percentage" office:value="2.3385522499999999E-2" table:style-name="ce32">
            <text:p>2,3%</text:p>
          </table:table-cell>
          <table:table-cell office:value-type="percentage" office:value="2.1460572000000001E-2" table:style-name="ce32">
            <text:p>2,1%</text:p>
          </table:table-cell>
          <table:table-cell office:value-type="percentage" office:value="3.34793678E-2" table:style-name="ce33">
            <text:p>3,3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Radio Złote Przeboje 101 FM (Białystok)</text:p>
          </table:table-cell>
          <table:table-cell office:value-type="percentage" office:value="4.4269427399999998E-2" table:style-name="ce32">
            <text:p>4,4%</text:p>
          </table:table-cell>
          <table:table-cell office:value-type="percentage" office:value="3.5477298999999997E-2" table:style-name="ce32">
            <text:p>3,5%</text:p>
          </table:table-cell>
          <table:table-cell office:value-type="percentage" office:value="4.9736066600000003E-2" table:style-name="ce32">
            <text:p>5,0%</text:p>
          </table:table-cell>
          <table:table-cell office:value-type="percentage" office:value="3.1304178100000003E-2" table:style-name="ce33">
            <text:p>3,1%</text:p>
          </table:table-cell>
          <table:table-cell table:number-columns-repeated="5" table:style-name="ce2"/>
          <table:table-cell table:number-columns-repeated="4" table:style-name="ce16"/>
          <table:table-cell table:number-columns-repeated="16370"/>
        </table:table-row>
        <table:table-row table:style-name="ro1">
          <table:table-cell office:value-type="string" table:style-name="ce2">
            <text:p>Dwójka - Program 2 Polskiego Radia</text:p>
          </table:table-cell>
          <table:table-cell office:value-type="percentage" office:value="5.2859880999999997E-3" table:style-name="ce32">
            <text:p>0,5%</text:p>
          </table:table-cell>
          <table:table-cell office:value-type="percentage" office:value="2.02568516E-2" table:style-name="ce32">
            <text:p>2,0%</text:p>
          </table:table-cell>
          <table:table-cell office:value-type="percentage" office:value="4.3663516000000003E-3" table:style-name="ce32">
            <text:p>0,4%</text:p>
          </table:table-cell>
          <table:table-cell office:value-type="percentage" office:value="1.02751493E-2" table:style-name="ce33">
            <text:p>1,0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Białoruskie Radio Racja</text:p>
          </table:table-cell>
          <table:table-cell office:value-type="percentage" office:value="7.2741728999999996E-3" table:style-name="ce32">
            <text:p>0,7%</text:p>
          </table:table-cell>
          <table:table-cell office:value-type="percentage" office:value="5.5774012999999997E-3" table:style-name="ce32">
            <text:p>0,6%</text:p>
          </table:table-cell>
          <table:table-cell office:value-type="percentage" office:value="5.8925215000000001E-3" table:style-name="ce32">
            <text:p>0,6%</text:p>
          </table:table-cell>
          <table:table-cell office:value-type="percentage" office:value="8.5091239000000003E-3" table:style-name="ce33">
            <text:p>0,9%</text:p>
          </table:table-cell>
          <table:table-cell table:number-columns-repeated="5" table:style-name="ce2"/>
          <table:table-cell table:number-columns-repeated="4" table:style-name="ce16"/>
          <table:table-cell table:number-columns-repeated="16370"/>
        </table:table-row>
        <table:table-row table:style-name="ro1">
          <table:table-cell office:value-type="string" table:style-name="ce2">
            <text:p>Polskie Radio 24 / do 2016-08 Czwórka - Program 4 Polskiego Radia</text:p>
          </table:table-cell>
          <table:table-cell office:value-type="percentage" office:value="7.7604407000000002E-3" table:style-name="ce32">
            <text:p>0,8%</text:p>
          </table:table-cell>
          <table:table-cell office:value-type="percentage" office:value="1.50546972E-2" table:style-name="ce32">
            <text:p>1,5%</text:p>
          </table:table-cell>
          <table:table-cell office:value-type="percentage" office:value="1.0780216400000001E-2" table:style-name="ce32">
            <text:p>1,1%</text:p>
          </table:table-cell>
          <table:table-cell office:value-type="percentage" office:value="6.4780059999999997E-3" table:style-name="ce33">
            <text:p>0,6%</text:p>
          </table:table-cell>
          <table:table-cell table:number-columns-repeated="5" table:style-name="ce2"/>
          <table:table-cell table:number-columns-repeated="4" table:style-name="ce16"/>
          <table:table-cell table:number-columns-repeated="16370"/>
        </table:table-row>
        <table:table-row table:style-name="ro1">
          <table:table-cell office:value-type="string" table:style-name="ce2">
            <text:p>Radio Jard 2 (Białystok)</text:p>
          </table:table-cell>
          <table:table-cell office:value-type="percentage" office:value="2.4539268999999998E-3" table:style-name="ce44">
            <text:p>0,2%</text:p>
          </table:table-cell>
          <table:table-cell office:value-type="percentage" office:value="6.5319970000000005E-4" table:style-name="ce44">
            <text:p>0,1%</text:p>
          </table:table-cell>
          <table:table-cell office:value-type="percentage" office:value="3.1343244000000001E-3" table:style-name="ce44">
            <text:p>0,3%</text:p>
          </table:table-cell>
          <table:table-cell office:value-type="percentage" office:value="4.9092429000000002E-3" table:style-name="ce38">
            <text:p>0,5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5" table:style-name="ce11"/>
          <table:table-cell table:number-columns-repeated="6" table:style-name="ce9"/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string" table:style-name="ce11">
            <text:p>N=</text:p>
          </table:table-cell>
          <table:table-cell office:value-type="float" office:value="846" table:style-name="ce1">
            <text:p>846</text:p>
          </table:table-cell>
          <table:table-cell office:value-type="float" office:value="833" table:style-name="ce1">
            <text:p>833</text:p>
          </table:table-cell>
          <table:table-cell office:value-type="float" office:value="800" table:style-name="ce1">
            <text:p>800</text:p>
          </table:table-cell>
          <table:table-cell office:value-type="float" office:value="812" table:style-name="ce1">
            <text:p>812</text:p>
          </table:table-cell>
          <table:table-cell table:number-columns-repeated="6" table:style-name="ce9"/>
          <table:table-cell table:number-columns-repeated="1013" table:style-name="ce2"/>
          <table:table-cell table:number-columns-repeated="15360"/>
        </table:table-row>
        <table:table-row table:number-rows-repeated="2" table:style-name="ro1">
          <table:table-cell table:number-columns-repeated="5" table:style-name="ce11"/>
          <table:table-cell table:number-columns-repeated="6" table:style-name="ce9"/>
          <table:table-cell table:number-columns-repeated="16373"/>
        </table:table-row>
        <table:table-row table:style-name="ro1">
          <table:table-cell table:style-name="ce1"/>
          <table:table-cell table:number-columns-repeated="4" table:style-name="ce39"/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5" table:style-name="ce1"/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4" table:style-name="ce1"/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Fale:<text:s/>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4"/>lipiec 2016 : grudzień 2016 (wielkość: 41 774)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4"/>styczeń 2017 : czerwiec 2017 (wielkość: 41 561)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4"/>lipiec 2017 : grudzień 2017 (wielkość: 41 805)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4"/>styczeń 2018 : czerwiec 2018 (wielkość: 41 517)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Grupy celowe:<text:s/>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4"/>Białystok: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8"/>Wybrane miasta = Białystok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8"/>Wielkość (nie ważona): 235 166 (34 312 przypadków, 2,2% całej próby)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8"/>Braki danych usunięte po każdej zmiennej.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skaźniki słuchalności: Udział w czasie słuchania (%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Ustawienia wskaźników: Wartość wskaźnika</text:p>
          </table:table-cell>
          <table:table-cell table:number-columns-repeated="16383"/>
        </table:table-row>
        <table:table-row table:number-rows-repeated="14" table:style-name="ro1">
          <table:table-cell table:number-columns-repeated="1024" table:style-name="ce2"/>
          <table:table-cell table:number-columns-repeated="15360"/>
        </table:table-row>
        <table:table-row table:number-rows-repeated="256" table:style-name="ro3">
          <table:table-cell table:number-columns-repeated="16384"/>
        </table:table-row>
        <table:table-row table:number-rows-repeated="5" table:style-name="ro1">
          <table:table-cell/>
          <table:table-cell table:number-columns-repeated="1023" table:style-name="ce2"/>
          <table:table-cell table:number-columns-repeated="15360"/>
        </table:table-row>
        <table:table-row table:number-rows-repeated="20" table:style-name="ro1">
          <table:table-cell/>
          <table:table-cell table:style-name="ce1"/>
          <table:table-cell table:number-columns-repeated="16382"/>
        </table:table-row>
        <table:table-row table:number-rows-repeated="1048231" table:style-name="ro3">
          <table:table-cell table:number-columns-repeated="16384"/>
        </table:table-row>
      </table:table>
      <table:table table:name="Arkusz1" table:style-name="ta2">
        <table:table-column table:style-name="co55" table:number-columns-repeated="16384" table:default-cell-style-name="ce1"/>
        <table:table-row table:number-rows-repeated="12" table:style-name="ro1">
          <table:table-cell table:number-columns-repeated="16384"/>
        </table:table-row>
        <table:table-row table:style-name="ro1">
          <table:table-cell/>
          <table:table-cell table:number-columns-repeated="4" table:style-name="ce39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4" table:style-name="ce39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4" table:style-name="ce39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4" table:style-name="ce39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4" table:style-name="ce39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4" table:style-name="ce39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4" table:style-name="ce39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4" table:style-name="ce39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4" table:style-name="ce39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4" table:style-name="ce39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4" table:style-name="ce39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4" table:style-name="ce39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4" table:style-name="ce39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4" table:style-name="ce39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4" table:style-name="ce39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4" table:style-name="ce39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4" table:style-name="ce39"/>
          <table:table-cell table:number-columns-repeated="16379"/>
        </table:table-row>
        <table:table-row table:number-rows-repeated="1048531" table:style-name="ro1">
          <table:table-cell table:number-columns-repeated="16384"/>
        </table:table-row>
      </table:table>
      <table:table table:name="Arkusz2" table:style-name="ta2">
        <table:table-column table:style-name="co55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Arkusz3" table:style-name="ta2">
        <table:table-column table:style-name="co55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1" svg:font-family="Calibri1"/>
    <style:font-face style:name="Calibri2" svg:font-family="Calibri2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percentage-style style:name="N36">
      <number:number number:decimal-places="1" number:min-integer-digits="1"/>
      <number:text>%</number:text>
    </number:percentage-style>
    <number:number-style style:name="N37" number:language="pl" number:country="PL">
      <number:number number:min-integer-digits="1"/>
    </number:number-style>
    <number:percentage-style style:name="N38" number:language="pl" number:country="PL">
      <number:number number:decimal-places="2" number:min-integer-digits="1"/>
      <number:text>%</number:text>
    </number:percentage-style>
    <number:currency-style style:name="N39P0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39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9P0"/>
    </number:currency-style>
    <style:style style:name="Excel_32_Built-in_32_Normal" style:display-name="Excel Built-in Normal" style:family="table-cell" style:data-style-name="N37">
      <style:table-cell-properties style:vertical-align="automatic" fo:background-color="transparent"/>
      <style:text-properties style:font-name="Calibri1" style:font-name-asian="Calibri1" style:font-name-complex="Calibri1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Procentowy" style:family="table-cell" style:data-style-name="N13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Romaniuk, Anna (MBPLW)</meta:initial-creator>
    <dc:creator>DELL</dc:creator>
    <meta:creation-date>2016-07-18T11:49:01Z</meta:creation-date>
    <dc:date>2018-07-17T18:33:04Z</dc:date>
    <meta:editing-cycles>171</meta:editing-cycles>
    <meta:editing-duration>PT30347S</meta:editing-duration>
  </office:meta>
</office:document-meta>
</file>